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objectwithoutfill">
      <style:graphic-properties svg:stroke-width="0.05cm" svg:stroke-color="#8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" style:family="graphic" style:parent-style-name="objectwithoutfill">
      <style:graphic-properties svg:stroke-width="0.05cm" svg:stroke-color="#0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4" style:family="graphic" style:parent-style-name="objectwithoutfill">
      <style:graphic-properties svg:stroke-width="0.05cm" svg:stroke-color="#0000ff" draw:marker-start-width="0.29cm" draw:marker-end-width="0.29cm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objectwithoutfill">
      <style:graphic-properties svg:stroke-width="0.04cm" svg:stroke-color="#33cc66" draw:marker-start-width="0.27cm" draw:marker-end-width="0.27cm" draw:fill="none" draw:textarea-vertical-align="middle" fo:padding-top="0.145cm" fo:padding-bottom="0.145cm" fo:padding-left="0.27cm" fo:padding-right="0.27cm" loext:decorative="false"/>
    </style:style>
    <style:style style:name="gr6" style:family="graphic" style:parent-style-name="objectwithoutfill">
      <style:graphic-properties svg:stroke-width="0.05cm" svg:stroke-color="#ffd320" draw:marker-start-width="0.29cm" draw:marker-end-width="0.29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objectwithoutfill">
      <style:graphic-properties svg:stroke-width="0.04cm" svg:stroke-color="#ffff00" draw:marker-start-width="0.27cm" draw:marker-end-width="0.27cm" draw:fill="none" draw:textarea-vertical-align="middle" fo:padding-top="0.145cm" fo:padding-bottom="0.145cm" fo:padding-left="0.27cm" fo:padding-right="0.27cm" loext:decorative="false"/>
    </style:style>
    <style:style style:name="gr8" style:family="graphic" style:parent-style-name="standard">
      <style:graphic-properties svg:stroke-width="0cm" svg:stroke-color="#ffffff" draw:marker-start-width="0.26cm" draw:marker-end-width="0.26cm" draw:fill="solid" draw:fill-color="#ccffff" draw:opacity="70%" draw:textarea-vertical-align="middle" fo:padding-top="0.125cm" fo:padding-bottom="0.125cm" fo:padding-left="0.25cm" fo:padding-right="0.25cm" draw:shadow-opacity="70%" loext:decorative="false"/>
    </style:style>
    <style:style style:name="gr9" style:family="graphic" style:parent-style-name="standard">
      <style:graphic-properties svg:stroke-width="0.03cm" svg:stroke-color="#008000" draw:marker-start-width="0.295cm" draw:marker-end-width="0.295cm" draw:fill="solid" draw:fill-color="#ccffff" draw:opacity="30%" draw:textarea-vertical-align="middle" fo:padding-top="0.14cm" fo:padding-bottom="0.14cm" fo:padding-left="0.265cm" fo:padding-right="0.265cm" draw:shadow-opacity="30%" loext:decorative="false"/>
    </style:style>
    <style:style style:name="gr10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3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493cm" fo:padding-top="0.02cm" fo:padding-bottom="0.02cm" fo:padding-left="0.02cm" fo:padding-right="0.02cm" loext:decorative="false"/>
      <style:paragraph-properties style:writing-mode="lr-tb"/>
    </style:style>
    <style:style style:name="gr34" style:family="graphic" style:parent-style-name="objectwithoutfill">
      <style:graphic-properties svg:stroke-width="0.03cm" svg:stroke-color="#808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5" style:family="graphic" style:parent-style-name="objectwithoutfill">
      <style:graphic-properties svg:stroke-width="0.03cm" svg:stroke-color="#000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6" style:family="graphic" style:parent-style-name="standard">
      <style:graphic-properties svg:stroke-width="0.03cm" draw:marker-start-width="0.35cm" draw:marker-end-width="0.3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37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38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39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0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1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2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3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4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5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6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49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0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1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2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5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56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7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8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9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6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5" style:family="graphic" style:parent-style-name="standard" style:list-style-name="L2">
      <style:graphic-properties draw:stroke="solid" svg:stroke-width="0.05cm" svg:stroke-color="#000000" draw:marker-start="" draw:marker-start-width="0.355cm" draw:marker-start-center="false" draw:marker-end="" draw:marker-end-width="0.355cm" draw:marker-end-center="false" draw:fill="solid" draw:fill-color="#ffffff" draw:opacity="0%" draw:textarea-vertical-align="middle" fo:padding-top="0.15cm" fo:padding-bottom="0.15cm" fo:padding-left="0.275cm" fo:padding-right="0.275cm" draw:shadow="hidden" draw:shadow-offset-x="0.3cm" draw:shadow-offset-y="0.3cm" draw:shadow-color="#808080" draw:shadow-opacity="0%" loext:decorative="false"/>
    </style:style>
    <style:style style:name="gr6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8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69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7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7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7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7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8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81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2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3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4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8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87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8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9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90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9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9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93" style:family="graphic" style:parent-style-name="standard" style:list-style-name="L2">
      <style:graphic-properties draw:stroke="solid" svg:stroke-width="0.05cm" svg:stroke-color="#000000" draw:marker-start="" draw:marker-start-width="0.355cm" draw:marker-start-center="false" draw:marker-end="" draw:marker-end-width="0.355cm" draw:marker-end-center="false" draw:fill="solid" draw:fill-color="#ffffff" draw:opacity="0%" draw:textarea-vertical-align="middle" fo:padding-top="0.15cm" fo:padding-bottom="0.15cm" fo:padding-left="0.275cm" fo:padding-right="0.275cm" draw:shadow="hidden" draw:shadow-offset-x="0.3cm" draw:shadow-offset-y="0.3cm" draw:shadow-color="#808080" draw:shadow-opacity="0%" loext:decorative="false"/>
    </style:style>
    <style:style style:name="gr9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0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0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02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Black_20_90_20_Degrees" draw:fill-hatch-solid="true" draw:textarea-horizontal-align="center" draw:textarea-vertical-align="middle" loext:decorative="false"/>
    </style:style>
    <style:style style:name="gr103" style:family="graphic" style:parent-style-name="objectwithoutfill">
      <style:graphic-properties svg:stroke-width="0.05cm" svg:stroke-color="#333333" draw:marker-start-width="0.28cm" draw:marker-end-width="0.28cm" draw:fill="hatch" draw:fill-hatch-name="Black_20_90_20_Degrees" draw:textarea-vertical-align="middle" fo:padding-top="0.15cm" fo:padding-bottom="0.15cm" fo:padding-left="0.275cm" fo:padding-right="0.275cm" loext:decorative="false"/>
    </style:style>
    <style:style style:name="gr10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0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0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0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0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0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1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27" style:family="graphic" style:parent-style-name="standard">
      <style:graphic-properties svg:stroke-color="#800000" draw:fill-color="#ff0000" draw:textarea-horizontal-align="center" draw:textarea-vertical-align="middle" loext:decorative="false"/>
    </style:style>
    <style:style style:name="gr128" style:family="graphic" style:parent-style-name="objectwithoutfill">
      <style:graphic-properties svg:stroke-width="0.03cm" svg:stroke-color="#8000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29" style:family="graphic" style:parent-style-name="standard">
      <style:graphic-properties draw:stroke="solid" svg:stroke-width="0.02cm" svg:stroke-color="#000000" draw:marker-start-width="0.2cm" draw:marker-end-width="0.2cm" draw:fill="solid" draw:fill-color="#808000" draw:textarea-horizontal-align="center" draw:textarea-vertical-align="middle" fo:padding-top="0.123cm" fo:padding-bottom="0.123cm" fo:padding-left="0.248cm" fo:padding-right="0.248cm" loext:decorative="false"/>
    </style:style>
    <style:style style:name="gr130" style:family="graphic" style:parent-style-name="objectwithoutfill">
      <style:graphic-properties svg:stroke-width="0.03cm" svg:stroke-color="#800000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131" style:family="graphic" style:parent-style-name="standard">
      <style:graphic-properties draw:stroke="solid" svg:stroke-width="0.02cm" svg:stroke-color="#000000" draw:marker-start-width="0.2cm" draw:marker-end-width="0.2cm" draw:fill="solid" draw:fill-color="#800000" draw:textarea-horizontal-align="center" draw:textarea-vertical-align="middle" fo:padding-top="0.123cm" fo:padding-bottom="0.123cm" fo:padding-left="0.248cm" fo:padding-right="0.248cm" loext:decorative="false"/>
    </style:style>
    <style:style style:name="gr132" style:family="graphic" style:parent-style-name="objectwithoutfill">
      <style:graphic-properties svg:stroke-width="0.03cm" svg:stroke-color="#8080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33" style:family="graphic" style:parent-style-name="objectwithoutfill">
      <style:graphic-properties svg:stroke-width="0.03cm" svg:stroke-color="#0080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34" style:family="graphic" style:parent-style-name="objectwithoutfill">
      <style:graphic-properties svg:stroke-width="0.03cm" svg:stroke-color="#00008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35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36" style:family="graphic" style:parent-style-name="standard">
      <style:graphic-properties svg:stroke-width="0.03cm" svg:stroke-color="#ff0000" draw:marker-start-width="0.35cm" draw:marker-end-width="0.35cm" draw:fill="solid" draw:fill-color="#ff0000" draw:textarea-horizontal-align="center" draw:textarea-vertical-align="middle" fo:padding-top="0.14cm" fo:padding-bottom="0.14cm" fo:padding-left="0.265cm" fo:padding-right="0.265cm" loext:decorative="false"/>
    </style:style>
    <style:style style:name="gr137" style:family="graphic" style:parent-style-name="standard">
      <style:graphic-properties svg:stroke-width="0.03cm" svg:stroke-color="#000000" draw:marker-start-width="0.35cm" draw:marker-end="Small_20_Arrow" draw:marker-end-width="0.06cm" draw:textarea-horizontal-align="center" draw:textarea-vertical-align="middle" fo:padding-top="0.14cm" fo:padding-bottom="0.14cm" fo:padding-left="0.265cm" fo:padding-right="0.265cm" loext:decorative="false"/>
    </style:style>
    <style:style style:name="gr138" style:family="graphic" style:parent-style-name="objectwithoutfill">
      <style:graphic-properties svg:stroke-width="0.03cm" svg:stroke-color="#000000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39" style:family="graphic" style:parent-style-name="standard">
      <style:graphic-properties svg:stroke-width="0.03cm" svg:stroke-color="#000000" draw:marker-start-width="0.395cm" draw:marker-end-width="0.395cm" draw:fill-color="#ffffff" draw:opacity="0%" draw:textarea-horizontal-align="center" draw:textarea-vertical-align="middle" fo:padding-top="0.14cm" fo:padding-bottom="0.14cm" fo:padding-left="0.265cm" fo:padding-right="0.265cm" draw:shadow-opacity="0%" loext:decorative="false"/>
    </style:style>
    <style:style style:name="gr140" style:family="graphic" style:parent-style-name="standard">
      <style:graphic-properties svg:stroke-width="0.03cm" svg:stroke-color="#000000" draw:marker-start-width="0.395cm" draw:marker-end-width="0.39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14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4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4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44" style:family="graphic" style:parent-style-name="objectwithoutfill">
      <style:graphic-properties svg:stroke-width="0.03cm" svg:stroke-color="#ff0000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45" style:family="graphic" style:parent-style-name="objectwithoutfill">
      <style:graphic-properties svg:stroke-width="0.03cm" svg:stroke-color="#996633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46" style:family="graphic">
      <style:graphic-properties style:writing-mode="lr-tb" loext:decorative="false"/>
    </style:style>
    <style:style style:name="gr147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Hatch15" draw:fill-hatch-solid="true" draw:textarea-horizontal-align="center" draw:textarea-vertical-align="middle" loext:decorative="false"/>
    </style:style>
    <style:style style:name="gr148" style:family="graphic" style:parent-style-name="standard">
      <style:graphic-properties draw:stroke="solid" svg:stroke-width="0.035cm" svg:stroke-color="#000000" draw:fill-color="#808080" draw:textarea-horizontal-align="center" draw:textarea-vertical-align="middle" fo:padding-top="0.017cm" fo:padding-bottom="0.017cm" fo:padding-left="0.017cm" fo:padding-right="0.017cm" loext:decorative="false"/>
    </style:style>
    <style:style style:name="gr149" style:family="graphic" style:parent-style-name="standard">
      <style:graphic-properties draw:stroke="solid" svg:stroke-width="0.035cm" svg:stroke-color="#000000" draw:fill="solid" draw:fill-color="#000000" draw:textarea-horizontal-align="center" draw:textarea-vertical-align="middle" fo:padding-top="0.017cm" fo:padding-bottom="0.017cm" fo:padding-left="0.017cm" fo:padding-right="0.017cm" loext:decorative="false"/>
    </style:style>
    <style:style style:name="gr150" style:family="graphic" style:parent-style-name="objectwithoutfill">
      <style:graphic-properties draw:marker-end="Small_20_Arrow" draw:marker-end-width="0.12cm" draw:fill="none" draw:textarea-vertical-align="middle" loext:decorative="false"/>
    </style:style>
    <style:style style:name="gr151" style:family="graphic" style:parent-style-name="objectwithoutfill">
      <style:graphic-properties svg:stroke-color="#800000" draw:marker-end="Small_20_Arrow" draw:marker-end-width="0.08cm" draw:fill="none" draw:textarea-vertical-align="middle" loext:decorative="false"/>
    </style:style>
    <style:style style:name="gr152" style:family="graphic" style:parent-style-name="objectwithoutfill">
      <style:graphic-properties svg:stroke-color="#808000" draw:marker-end="Small_20_Arrow" draw:marker-end-width="0.08cm" draw:fill="none" draw:textarea-vertical-align="middle" loext:decorative="false"/>
    </style:style>
    <style:style style:name="gr15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5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5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6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6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6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5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Red_20_90_20_Degrees_20_Crossed_20_1" draw:fill-hatch-solid="true" draw:textarea-horizontal-align="center" draw:textarea-vertical-align="middle" loext:decorative="false"/>
    </style:style>
    <style:style style:name="gr176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77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78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79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0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1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2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3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4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5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18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88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9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0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1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19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9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195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6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7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8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4" style:family="graphic" style:parent-style-name="standard" style:list-style-name="L2">
      <style:graphic-properties draw:stroke="solid" svg:stroke-width="0.05cm" svg:stroke-color="#000000" draw:marker-start="" draw:marker-start-width="0.355cm" draw:marker-start-center="false" draw:marker-end="" draw:marker-end-width="0.355cm" draw:marker-end-center="false" draw:fill="solid" draw:fill-color="#ffffff" draw:opacity="0%" draw:textarea-vertical-align="middle" fo:padding-top="0.15cm" fo:padding-bottom="0.15cm" fo:padding-left="0.275cm" fo:padding-right="0.275cm" draw:shadow="hidden" draw:shadow-offset-x="0.3cm" draw:shadow-offset-y="0.3cm" draw:shadow-color="#808080" draw:shadow-opacity="0%" loext:decorative="false"/>
    </style:style>
    <style:style style:name="gr20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7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08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0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1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1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1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1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1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1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1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1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1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1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20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1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2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3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2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26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7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8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9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3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32" style:family="graphic" style:parent-style-name="standard" style:list-style-name="L2">
      <style:graphic-properties draw:stroke="solid" svg:stroke-width="0.05cm" svg:stroke-color="#000000" draw:marker-start="" draw:marker-start-width="0.355cm" draw:marker-start-center="false" draw:marker-end="" draw:marker-end-width="0.355cm" draw:marker-end-center="false" draw:fill="solid" draw:fill-color="#ffffff" draw:opacity="0%" draw:textarea-vertical-align="middle" fo:padding-top="0.15cm" fo:padding-bottom="0.15cm" fo:padding-left="0.275cm" fo:padding-right="0.275cm" draw:shadow="hidden" draw:shadow-offset-x="0.3cm" draw:shadow-offset-y="0.3cm" draw:shadow-color="#808080" draw:shadow-opacity="0%" loext:decorative="false"/>
    </style:style>
    <style:style style:name="gr23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4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41" style:family="graphic" style:parent-style-name="objectwithoutfill">
      <style:graphic-properties svg:stroke-width="0.03cm" svg:stroke-color="#0000ff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242" style:family="graphic" style:parent-style-name="objectwithoutfill">
      <style:graphic-properties svg:stroke-width="0.03cm" svg:stroke-color="#cccc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24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4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4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4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4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4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4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5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5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6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6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6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6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7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7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7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8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9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9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9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9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0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0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1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1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12" style:family="graphic" style:parent-style-name="objectwithoutfill">
      <style:graphic-properties svg:stroke-width="0.03cm" svg:stroke-color="#ff6633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13" style:family="graphic" style:parent-style-name="objectwithoutfill">
      <style:graphic-properties svg:stroke-width="0.03cm" svg:stroke-color="#cccc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14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31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16" style:family="graphic" style:parent-style-name="objectwithoutfill">
      <style:graphic-properties svg:stroke-width="0.03cm" svg:stroke-color="#660066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1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1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1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2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21" style:family="graphic" style:parent-style-name="objectwithoutfill">
      <style:graphic-properties svg:stroke-width="0.03cm" svg:stroke-color="#800000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22" style:family="graphic" style:parent-style-name="objectwithoutfill">
      <style:graphic-properties svg:stroke-width="0.03cm" svg:stroke-color="#ff6633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23" style:family="graphic" style:parent-style-name="objectwithoutfill">
      <style:graphic-properties svg:stroke-width="0.03cm" svg:stroke-color="#333333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24" style:family="graphic" style:parent-style-name="objectwithoutfill">
      <style:graphic-properties svg:stroke-width="0.03cm" svg:stroke-color="#666666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25" style:family="graphic" style:parent-style-name="objectwithoutfill">
      <style:graphic-properties svg:stroke-width="0.03cm" svg:stroke-color="#808000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26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Red_20_90_20_Degrees_20_Crossed_20_2" draw:fill-hatch-solid="true" draw:textarea-horizontal-align="center" draw:textarea-vertical-align="middle" loext:decorative="false"/>
    </style:style>
    <style:style style:name="gr327" style:family="graphic" style:parent-style-name="objectwithoutfill">
      <style:graphic-properties svg:stroke-width="0.05cm" svg:stroke-color="#e6e64c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28" style:family="graphic" style:parent-style-name="objectwithoutfill">
      <style:graphic-properties svg:stroke-width="0.05cm" svg:stroke-color="#00ae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29" style:family="graphic" style:parent-style-name="objectwithoutfill">
      <style:graphic-properties svg:stroke-width="0.05cm" svg:stroke-color="#0000ff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30" style:family="graphic" style:parent-style-name="objectwithoutfill">
      <style:graphic-properties svg:stroke-width="0.05cm" svg:stroke-color="#ff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31" style:family="graphic" style:parent-style-name="objectwithoutfill">
      <style:graphic-properties svg:stroke-width="0.05cm" svg:stroke-color="#ff9966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32" style:family="graphic" style:parent-style-name="objectwithoutfill">
      <style:graphic-properties svg:stroke-width="0.05cm" svg:stroke-color="#94006b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33" style:family="graphic" style:parent-style-name="objectwithoutfill">
      <style:graphic-properties svg:stroke-width="0.05cm" svg:stroke-color="#999999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34" style:family="graphic" style:parent-style-name="objectwithoutfill">
      <style:graphic-properties svg:stroke-width="0.05cm" svg:stroke-color="#e6e6ff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35" style:family="graphic" style:parent-style-name="objectwithoutfill">
      <style:graphic-properties svg:stroke-width="0.05cm" svg:stroke-color="#0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36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337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338" style:family="graphic" style:parent-style-name="objectwithoutfill">
      <style:graphic-properties svg:stroke-width="0.05cm" svg:stroke-color="#8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cffff" draw:opacity="70%"/>
      <style:paragraph-properties fo:text-align="center"/>
    </style:style>
    <style:style style:name="P3" style:family="paragraph">
      <loext:graphic-properties draw:fill="solid" draw:fill-color="#ccffff" draw:opacity="3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4c4c4c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c0c0c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eb613d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scale="100%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6.69999980926514pt" style:font-style-asian="normal" style:font-weight-asian="normal" style:font-name-complex="ARIAL" style:font-size-complex="6.69999980926514pt" style:font-style-complex="normal" style:font-weight-complex="normal" style:text-emphasize="none" style:text-scale="100%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00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cccc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ae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hatch" draw:fill-color="#c0c0c0" draw:fill-hatch-name="Black_20_90_20_Degrees" draw:fill-hatch-solid="true"/>
      <style:paragraph-properties fo:text-align="center"/>
    </style:style>
    <style:style style:name="P22" style:family="paragraph">
      <loext:graphic-properties draw:fill="hatch" draw:fill-hatch-name="Black_20_90_20_Degrees"/>
      <style:paragraph-properties fo:text-align="center"/>
    </style:style>
    <style:style style:name="P23" style:family="paragraph">
      <loext:graphic-properties draw:fill-color="#ff0000"/>
      <style:paragraph-properties fo:text-align="center"/>
    </style:style>
    <style:style style:name="P24" style:family="paragraph">
      <loext:graphic-properties draw:fill="solid" draw:fill-color="#808000"/>
      <style:paragraph-properties fo:text-align="center"/>
    </style:style>
    <style:style style:name="P25" style:family="paragraph">
      <loext:graphic-properties draw:fill="solid" draw:fill-color="#800000"/>
      <style:paragraph-properties fo:text-align="center"/>
    </style:style>
    <style:style style:name="P26" style:family="paragraph">
      <loext:graphic-properties draw:fill="solid" draw:fill-color="#ff0000"/>
      <style:paragraph-properties fo:text-align="center"/>
    </style:style>
    <style:style style:name="P27" style:family="paragraph">
      <style:paragraph-properties fo:text-align="center"/>
    </style:style>
    <style:style style:name="P28" style:family="paragraph">
      <loext:graphic-properties draw:fill-color="#ffffff" draw:opacity="0%"/>
      <style:paragraph-properties fo:text-align="center"/>
    </style:style>
    <style:style style:name="P29" style:family="paragraph">
      <loext:graphic-properties draw:fill="hatch" draw:fill-color="#c0c0c0" draw:fill-hatch-name="Hatch15" draw:fill-hatch-solid="true"/>
      <style:paragraph-properties fo:text-align="center"/>
    </style:style>
    <style:style style:name="P30" style:family="paragraph">
      <loext:graphic-properties draw:fill-color="#808080"/>
      <style:paragraph-properties fo:text-align="center"/>
    </style:style>
    <style:style style:name="P31" style:family="paragraph">
      <loext:graphic-properties draw:fill="solid" draw:fill-color="#000000"/>
      <style:paragraph-properties fo:text-align="center"/>
    </style:style>
    <style:style style:name="P32" style:family="paragraph">
      <loext:graphic-properties draw:fill="hatch" draw:fill-color="#c0c0c0" draw:fill-hatch-name="Red_20_90_20_Degrees_20_Crossed_20_1" draw:fill-hatch-solid="true"/>
      <style:paragraph-properties fo:text-align="center"/>
    </style:style>
    <style:style style:name="P33" style:family="paragraph">
      <loext:graphic-properties draw:fill="hatch" draw:fill-color="#c0c0c0" draw:fill-hatch-name="Red_20_90_20_Degrees_20_Crossed_20_2" draw:fill-hatch-solid="true"/>
      <style:paragraph-properties fo:text-align="center"/>
    </style:style>
    <style:style style:name="P34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35" style:family="paragraph">
      <loext:graphic-properties draw:fill="none"/>
      <style:paragraph-properties fo:text-align="justify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6.69999980926514pt" style:font-style-asian="normal" style:font-weight-asian="normal" style:font-name-complex="ARIAL" style:font-size-complex="6.69999980926514pt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cccc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00ae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polyline draw:style-name="gr2" draw:text-style-name="P1" draw:layer="layout" svg:width="1.668cm" svg:height="0.815cm" draw:transform="rotate (-2.28219252990779) translate (11.9396414589956cm 4.73585507421195cm)" svg:viewBox="0 0 1669 816" draw:points="0,514 265,286 722,816 1669,0">
            <text:p/>
          </draw:polyline>
          <draw:polyline draw:style-name="gr3" draw:text-style-name="P1" draw:layer="layout" svg:width="1.668cm" svg:height="0.782cm" draw:transform="rotate (-2.28219252990779) translate (11.9896414589956cm 4.73585507421195cm)" svg:viewBox="0 0 1669 783" draw:points="0,514 303,253 760,783 1669,0">
            <text:p/>
          </draw:polyline>
          <draw:polyline draw:style-name="gr2" draw:text-style-name="P1" draw:layer="layout" svg:width="1.668cm" svg:height="0.75cm" draw:transform="rotate (-2.28219252990779) translate (12.0396414589956cm 4.73585507421195cm)" svg:viewBox="0 0 1669 751" draw:points="0,514 341,221 798,751 1669,0">
            <text:p/>
          </draw:polyline>
        </draw:g>
        <draw:g draw:style-name="gr1">
          <draw:line draw:style-name="gr2" draw:text-style-name="P1" draw:layer="layout" svg:x1="13.683cm" svg:y1="2.3cm" svg:x2="13.4cm" svg:y2="2.583cm">
            <text:p/>
          </draw:line>
          <draw:line draw:style-name="gr3" draw:text-style-name="P1" draw:layer="layout" svg:x1="13.718cm" svg:y1="2.336cm" svg:x2="13.436cm" svg:y2="2.62cm">
            <text:p/>
          </draw:line>
          <draw:line draw:style-name="gr2" draw:text-style-name="P1" draw:layer="layout" svg:x1="13.754cm" svg:y1="2.371cm" svg:x2="13.471cm" svg:y2="2.654cm">
            <text:p/>
          </draw:line>
        </draw:g>
        <draw:g draw:style-name="gr1">
          <draw:line draw:style-name="gr2" draw:text-style-name="P1" draw:layer="layout" svg:x1="13.65cm" svg:y1="2.3cm" svg:x2="13.65cm" svg:y2="6cm">
            <text:p/>
          </draw:line>
          <draw:line draw:style-name="gr3" draw:text-style-name="P1" draw:layer="layout" svg:x1="13.7cm" svg:y1="2.3cm" svg:x2="13.701cm" svg:y2="6cm">
            <text:p/>
          </draw:line>
          <draw:line draw:style-name="gr2" draw:text-style-name="P1" draw:layer="layout" svg:x1="13.75cm" svg:y1="2.3cm" svg:x2="13.75cm" svg:y2="6cm">
            <text:p/>
          </draw:line>
        </draw:g>
        <draw:g draw:style-name="gr1">
          <draw:line draw:style-name="gr2" draw:text-style-name="P1" draw:layer="layout" svg:x1="13.35cm" svg:y1="3.6cm" svg:x2="13.35cm" svg:y2="6cm">
            <text:p/>
          </draw:line>
          <draw:line draw:style-name="gr3" draw:text-style-name="P1" draw:layer="layout" svg:x1="13.4cm" svg:y1="3.6cm" svg:x2="13.401cm" svg:y2="6cm">
            <text:p/>
          </draw:line>
          <draw:line draw:style-name="gr2" draw:text-style-name="P1" draw:layer="layout" svg:x1="13.45cm" svg:y1="3.6cm" svg:x2="13.45cm" svg:y2="6cm">
            <text:p/>
          </draw:line>
        </draw:g>
        <draw:g draw:style-name="gr1">
          <draw:line draw:style-name="gr4" draw:text-style-name="P1" draw:layer="layout" svg:x1="6.4cm" svg:y1="7.501cm" svg:x2="5.8cm" svg:y2="7.501cm">
            <text:p/>
          </draw:line>
          <draw:line draw:style-name="gr5" draw:text-style-name="P1" draw:layer="layout" svg:x1="6.4cm" svg:y1="7.55cm" svg:x2="5.8cm" svg:y2="7.55cm">
            <text:p/>
          </draw:line>
          <draw:line draw:style-name="gr6" draw:text-style-name="P1" draw:layer="layout" svg:x1="6.4cm" svg:y1="7.451cm" svg:x2="5.804cm" svg:y2="7.45cm">
            <text:p/>
          </draw:line>
          <draw:line draw:style-name="gr7" draw:text-style-name="P1" draw:layer="layout" svg:x1="6.4cm" svg:y1="7.6cm" svg:x2="5.8cm" svg:y2="7.6cm">
            <text:p/>
          </draw:line>
        </draw:g>
        <draw:g draw:style-name="gr1">
          <draw:line draw:style-name="gr4" draw:text-style-name="P1" draw:layer="layout" svg:x1="5.6cm" svg:y1="11.151cm" svg:x2="5.3cm" svg:y2="11.151cm">
            <text:p/>
          </draw:line>
          <draw:line draw:style-name="gr5" draw:text-style-name="P1" draw:layer="layout" svg:x1="5.6cm" svg:y1="11.2cm" svg:x2="5.3cm" svg:y2="11.2cm">
            <text:p/>
          </draw:line>
          <draw:line draw:style-name="gr6" draw:text-style-name="P1" draw:layer="layout" svg:x1="5.6cm" svg:y1="11.101cm" svg:x2="5.302cm" svg:y2="11.1cm">
            <text:p/>
          </draw:line>
          <draw:line draw:style-name="gr7" draw:text-style-name="P1" draw:layer="layout" svg:x1="5.6cm" svg:y1="11.25cm" svg:x2="5.3cm" svg:y2="11.25cm">
            <text:p/>
          </draw:line>
        </draw:g>
        <draw:rect draw:style-name="gr8" draw:text-style-name="P2" draw:layer="layout" svg:width="1cm" svg:height="0.6cm" svg:x="10.4cm" svg:y="7.2cm">
          <text:p/>
        </draw:rect>
        <draw:rect draw:style-name="gr8" draw:text-style-name="P2" draw:layer="layout" svg:width="1.2cm" svg:height="0.6cm" svg:x="13cm" svg:y="7.2cm">
          <text:p/>
        </draw:rect>
        <draw:rect draw:style-name="gr8" draw:text-style-name="P2" draw:layer="layout" svg:width="1cm" svg:height="0.6cm" svg:x="7.8cm" svg:y="7.2cm">
          <text:p/>
        </draw:rect>
        <draw:rect draw:style-name="gr9" draw:text-style-name="P3" draw:layer="layout" svg:width="1.6cm" svg:height="1.8cm" svg:x="14.5cm" svg:y="17cm">
          <text:p/>
        </draw:rect>
        <draw:rect draw:style-name="gr9" draw:text-style-name="P3" draw:layer="layout" svg:width="1.6cm" svg:height="1.8cm" svg:x="11.9cm" svg:y="17cm">
          <text:p/>
        </draw:rect>
        <draw:frame draw:style-name="gr10" draw:text-style-name="P4" draw:layer="layout" svg:width="8.7cm" svg:height="0.3cm" svg:x="2.1cm" svg:y="28.3cm">
          <draw:text-box>
            <text:p><text:file-name text:display="full">G:\github\RCC5V\examples\blocktester\odg\Blocktester_I2C_250321.odg</text:file-name></text:p>
          </draw:text-box>
        </draw:frame>
        <draw:g draw:style-name="gr1">
          <draw:rect draw:style-name="gr11" draw:text-style-name="P5" draw:layer="layout" svg:width="0.6cm" svg:height="1cm" draw:transform="rotate (-1.5707963267949) translate (15.8cm 18.1cm)">
            <text:p/>
          </draw:rect>
          <draw:rect draw:style-name="gr12" draw:text-style-name="P6" draw:layer="layout" svg:width="0.5cm" svg:height="0.9cm" draw:transform="rotate (-1.5707963267949) translate (15.75cm 18.15cm)">
            <text:p/>
          </draw:rect>
          <draw:rect draw:style-name="gr13" draw:text-style-name="P7" draw:layer="layout" svg:width="0.05cm" svg:height="0.3cm" draw:transform="rotate (-1.5707963267949) translate (15.45cm 18.65cm)">
            <text:p/>
          </draw:rect>
          <draw:circle draw:style-name="gr14" draw:text-style-name="P8" draw:layer="layout" svg:width="0.12cm" svg:height="0.12cm" draw:transform="rotate (-1.5707963267949) translate (15.16cm 18.44cm)">
            <text:p/>
          </draw:circle>
          <draw:circle draw:style-name="gr15" draw:text-style-name="P8" draw:layer="layout" svg:width="0.12cm" svg:height="0.12cm" draw:transform="rotate (-1.5707963267949) translate (15.36cm 18.44cm)">
            <text:p/>
          </draw:circle>
          <draw:circle draw:style-name="gr16" draw:text-style-name="P8" draw:layer="layout" svg:width="0.12cm" svg:height="0.12cm" draw:transform="rotate (-1.5707963267949) translate (15.56cm 18.44cm)">
            <text:p/>
          </draw:circle>
          <draw:circle draw:style-name="gr17" draw:text-style-name="P8" draw:layer="layout" svg:width="0.12cm" svg:height="0.12cm" draw:transform="rotate (-1.5707963267949) translate (15.16cm 18.24cm)">
            <text:p/>
          </draw:circle>
          <draw:circle draw:style-name="gr18" draw:text-style-name="P8" draw:layer="layout" svg:width="0.12cm" svg:height="0.12cm" draw:transform="rotate (-1.5707963267949) translate (15.36cm 18.24cm)">
            <text:p/>
          </draw:circle>
          <draw:circle draw:style-name="gr19" draw:text-style-name="P8" draw:layer="layout" svg:width="0.12cm" svg:height="0.12cm" draw:transform="rotate (-1.5707963267949) translate (15.56cm 18.24cm)">
            <text:p/>
          </draw:circle>
        </draw:g>
        <draw:rect draw:style-name="gr20" draw:text-style-name="P5" draw:layer="layout" svg:width="0.6cm" svg:height="1.4cm" draw:transform="rotate (-1.5707963267949) translate (16cm 17.1cm)">
          <text:p/>
        </draw:rect>
        <draw:rect draw:style-name="gr21" draw:text-style-name="P6" draw:layer="layout" svg:width="0.5cm" svg:height="1.3cm" draw:transform="rotate (-1.5707963267949) translate (15.95cm 17.15cm)">
          <text:p/>
        </draw:rect>
        <draw:rect draw:style-name="gr22" draw:text-style-name="P7" draw:layer="layout" svg:width="0.05cm" svg:height="0.3cm" draw:transform="rotate (-1.5707963267949) translate (15.45cm 17.65cm)">
          <text:p/>
        </draw:rect>
        <draw:circle draw:style-name="gr23" draw:text-style-name="P8" draw:layer="layout" svg:width="0.12cm" svg:height="0.12cm" draw:transform="rotate (-1.5707963267949) translate (14.96cm 17.44cm)">
          <text:p/>
        </draw:circle>
        <draw:circle draw:style-name="gr24" draw:text-style-name="P8" draw:layer="layout" svg:width="0.12cm" svg:height="0.12cm" draw:transform="rotate (-1.5707963267949) translate (15.16cm 17.44cm)">
          <text:p/>
        </draw:circle>
        <draw:circle draw:style-name="gr25" draw:text-style-name="P7" draw:layer="layout" svg:width="0.12cm" svg:height="0.12cm" draw:transform="rotate (-1.5707963267949) translate (15.36cm 17.44cm)">
          <text:p/>
        </draw:circle>
        <draw:circle draw:style-name="gr26" draw:text-style-name="P8" draw:layer="layout" svg:width="0.12cm" svg:height="0.12cm" draw:transform="rotate (-1.5707963267949) translate (14.96cm 17.24cm)">
          <text:p/>
        </draw:circle>
        <draw:circle draw:style-name="gr27" draw:text-style-name="P8" draw:layer="layout" svg:width="0.12cm" svg:height="0.12cm" draw:transform="rotate (-1.5707963267949) translate (15.16cm 17.24cm)">
          <text:p/>
        </draw:circle>
        <draw:circle draw:style-name="gr28" draw:text-style-name="P9" draw:layer="layout" svg:width="0.12cm" svg:height="0.12cm" draw:transform="rotate (-1.5707963267949) translate (15.36cm 17.24cm)">
          <text:p/>
        </draw:circle>
        <draw:circle draw:style-name="gr29" draw:text-style-name="P8" draw:layer="layout" svg:width="0.12cm" svg:height="0.12cm" draw:transform="rotate (-1.5707963267949) translate (15.56cm 17.44cm)">
          <text:p/>
        </draw:circle>
        <draw:circle draw:style-name="gr30" draw:text-style-name="P8" draw:layer="layout" svg:width="0.12cm" svg:height="0.12cm" draw:transform="rotate (-1.5707963267949) translate (15.76cm 17.44cm)">
          <text:p/>
        </draw:circle>
        <draw:circle draw:style-name="gr31" draw:text-style-name="P8" draw:layer="layout" svg:width="0.12cm" svg:height="0.12cm" draw:transform="rotate (-1.5707963267949) translate (15.56cm 17.24cm)">
          <text:p/>
        </draw:circle>
        <draw:circle draw:style-name="gr32" draw:text-style-name="P8" draw:layer="layout" svg:width="0.12cm" svg:height="0.12cm" draw:transform="rotate (-1.5707963267949) translate (15.76cm 17.24cm)">
          <text:p/>
        </draw:circle>
        <draw:frame draw:style-name="gr33" draw:text-style-name="P10" draw:layer="layout" svg:width="0.6cm" svg:height="0.379cm" svg:x="15cm" svg:y="17.721cm">
          <draw:text-box>
            <text:p><text:span text:style-name="T1">W2</text:span></text:p>
          </draw:text-box>
        </draw:frame>
        <draw:line draw:style-name="gr34" draw:text-style-name="P1" draw:layer="layout" svg:x1="15.5cm" svg:y1="18.5cm" svg:x2="15.5cm" svg:y2="19.3cm">
          <text:p/>
        </draw:line>
        <draw:line draw:style-name="gr34" draw:text-style-name="P1" draw:layer="layout" svg:x1="15.1cm" svg:y1="18.5cm" svg:x2="15.1cm" svg:y2="19.3cm">
          <text:p/>
        </draw:line>
        <draw:line draw:style-name="gr35" draw:text-style-name="P1" draw:layer="layout" svg:x1="15.3cm" svg:y1="18.5cm" svg:x2="15.3cm" svg:y2="19.3cm">
          <text:p/>
        </draw:line>
        <draw:circle draw:style-name="gr36" draw:text-style-name="P11" draw:layer="layout" svg:width="0.1cm" svg:height="0.1cm" draw:transform="rotate (-3.14159265358979) translate (15.355cm 19.4cm)">
          <text:p/>
        </draw:circle>
        <draw:circle draw:style-name="gr36" draw:text-style-name="P11" draw:layer="layout" svg:width="0.1cm" svg:height="0.1cm" draw:transform="rotate (-3.14159265358979) translate (15.555cm 19.4cm)">
          <text:p/>
        </draw:circle>
        <draw:circle draw:style-name="gr36" draw:text-style-name="P11" draw:layer="layout" svg:width="0.1cm" svg:height="0.1cm" draw:transform="rotate (-3.14159265358979) translate (15.155cm 19.4cm)">
          <text:p/>
        </draw:circle>
        <draw:line draw:style-name="gr34" draw:text-style-name="P1" draw:layer="layout" svg:x1="15.5cm" svg:y1="19.6cm" svg:x2="15.5cm" svg:y2="19.4cm">
          <text:p/>
        </draw:line>
        <draw:line draw:style-name="gr34" draw:text-style-name="P1" draw:layer="layout" svg:x1="15.1cm" svg:y1="19.6cm" svg:x2="15.1cm" svg:y2="19.4cm">
          <text:p/>
        </draw:line>
        <draw:line draw:style-name="gr35" draw:text-style-name="P1" draw:layer="layout" svg:x1="15.3cm" svg:y1="19.6cm" svg:x2="15.3cm" svg:y2="19.4cm">
          <text:p/>
        </draw:line>
        <draw:line draw:style-name="gr37" draw:text-style-name="P12" draw:layer="layout" svg:x1="14.201cm" svg:y1="15.01cm" svg:x2="14.905cm" svg:y2="15.005cm">
          <text:p/>
        </draw:line>
        <draw:line draw:style-name="gr38" draw:text-style-name="P12" draw:layer="layout" svg:x1="14.905cm" svg:y1="15.305cm" svg:x2="14.201cm" svg:y2="15.31cm">
          <text:p/>
        </draw:line>
        <draw:line draw:style-name="gr39" draw:text-style-name="P12" draw:layer="layout" svg:x1="14.198cm" svg:y1="14.708cm" svg:x2="14.905cm" svg:y2="14.705cm">
          <text:p/>
        </draw:line>
        <draw:line draw:style-name="gr40" draw:text-style-name="P12" draw:layer="layout" svg:x1="14.905cm" svg:y1="14.405cm" svg:x2="14.201cm" svg:y2="14.41cm">
          <text:p/>
        </draw:line>
        <draw:line draw:style-name="gr41" draw:text-style-name="P12" draw:layer="layout" svg:x1="11cm" svg:y1="15.01cm" svg:x2="11.7cm" svg:y2="15.01cm">
          <text:p/>
        </draw:line>
        <draw:line draw:style-name="gr42" draw:text-style-name="P12" draw:layer="layout" svg:x1="11.697cm" svg:y1="15.308cm" svg:x2="11cm" svg:y2="15.31cm">
          <text:p/>
        </draw:line>
        <draw:line draw:style-name="gr43" draw:text-style-name="P12" draw:layer="layout" svg:x1="11.9cm" svg:y1="15.41cm" svg:x2="11.9cm" svg:y2="15.61cm">
          <text:p/>
        </draw:line>
        <draw:line draw:style-name="gr44" draw:text-style-name="P12" draw:layer="layout" svg:x1="12.205cm" svg:y1="15.405cm" svg:x2="12.205cm" svg:y2="15.605cm">
          <text:p/>
        </draw:line>
        <draw:line draw:style-name="gr45" draw:text-style-name="P12" draw:layer="layout" svg:x1="12.5cm" svg:y1="15.41cm" svg:x2="12.5cm" svg:y2="15.61cm">
          <text:p/>
        </draw:line>
        <draw:line draw:style-name="gr46" draw:text-style-name="P12" draw:layer="layout" svg:x1="12.8cm" svg:y1="15.41cm" svg:x2="12.8cm" svg:y2="15.61cm">
          <text:p/>
        </draw:line>
        <draw:frame draw:style-name="gr47" draw:text-style-name="P14" draw:layer="layout" svg:width="1.9cm" svg:height="0.35cm" svg:x="12.005cm" svg:y="14.36cm">
          <draw:text-box>
            <text:p text:style-name="P13"><text:span text:style-name="T2">PCF8574-Board</text:span></text:p>
          </draw:text-box>
        </draw:frame>
        <draw:frame draw:style-name="gr48" draw:text-style-name="P15" draw:layer="layout" svg:width="0.24cm" svg:height="0.27cm" svg:x="12.085cm" svg:y="15.105cm">
          <draw:text-box>
            <text:p text:style-name="P13"><text:span text:style-name="T3">P6</text:span></text:p>
          </draw:text-box>
        </draw:frame>
        <draw:line draw:style-name="gr49" draw:text-style-name="P12" draw:layer="layout" svg:x1="13.1cm" svg:y1="15.41cm" svg:x2="13.1cm" svg:y2="15.61cm">
          <text:p/>
        </draw:line>
        <draw:line draw:style-name="gr50" draw:text-style-name="P12" draw:layer="layout" svg:x1="13.4cm" svg:y1="15.41cm" svg:x2="13.4cm" svg:y2="15.61cm">
          <text:p/>
        </draw:line>
        <draw:line draw:style-name="gr51" draw:text-style-name="P12" draw:layer="layout" svg:x1="13.7cm" svg:y1="15.41cm" svg:x2="13.7cm" svg:y2="15.61cm">
          <text:p/>
        </draw:line>
        <draw:line draw:style-name="gr52" draw:text-style-name="P12" draw:layer="layout" svg:x1="14cm" svg:y1="15.41cm" svg:x2="14cm" svg:y2="15.61cm">
          <text:p/>
        </draw:line>
        <draw:frame draw:style-name="gr53" draw:text-style-name="P14" draw:layer="layout" svg:width="2.1cm" svg:height="0.35cm" svg:x="11.9cm" svg:y="14.755cm">
          <draw:text-box>
            <text:p text:style-name="P13"><text:span text:style-name="T2">pcf8574_out: 0x20</text:span></text:p>
          </draw:text-box>
        </draw:frame>
        <draw:polyline draw:style-name="gr54" draw:text-style-name="P12" draw:layer="layout" svg:width="2.099cm" svg:height="0.399cm" svg:x="11.905cm" svg:y="14.305cm" svg:viewBox="0 0 2100 400" draw:points="2100,0 2100,400 0,400 0,0">
          <text:p/>
        </draw:polyline>
        <draw:frame draw:style-name="gr55" draw:text-style-name="P16" draw:layer="layout" svg:width="0.5cm" svg:height="0.3cm" svg:x="14.3cm" svg:y="14.45cm">
          <draw:text-box>
            <text:p text:style-name="P13"><text:span text:style-name="T4">GND</text:span></text:p>
          </draw:text-box>
        </draw:frame>
        <draw:line draw:style-name="gr56" draw:text-style-name="P12" draw:layer="layout" svg:x1="17.4cm" svg:y1="15.01cm" svg:x2="18.1cm" svg:y2="15.01cm">
          <text:p/>
        </draw:line>
        <draw:line draw:style-name="gr57" draw:text-style-name="P12" draw:layer="layout" svg:x1="18.1cm" svg:y1="15.31cm" svg:x2="17.4cm" svg:y2="15.31cm">
          <text:p/>
        </draw:line>
        <draw:line draw:style-name="gr58" draw:text-style-name="P12" draw:layer="layout" svg:x1="17.397cm" svg:y1="14.708cm" svg:x2="18.1cm" svg:y2="14.71cm">
          <text:p/>
        </draw:line>
        <draw:line draw:style-name="gr59" draw:text-style-name="P12" draw:layer="layout" svg:x1="18.1cm" svg:y1="14.41cm" svg:x2="17.4cm" svg:y2="14.41cm">
          <text:p/>
        </draw:line>
        <draw:frame draw:style-name="gr60" draw:text-style-name="P17" draw:layer="layout" svg:width="0.4cm" svg:height="0.35cm" svg:x="14.3cm" svg:y="14.1cm">
          <draw:text-box>
            <text:p text:style-name="P13"><text:span text:style-name="T5">+5V</text:span></text:p>
          </draw:text-box>
        </draw:frame>
        <draw:frame draw:style-name="gr61" draw:text-style-name="P16" draw:layer="layout" svg:width="0.5cm" svg:height="0.3cm" svg:x="17.5cm" svg:y="14.45cm">
          <draw:text-box>
            <text:p text:style-name="P13"><text:span text:style-name="T4">GND</text:span></text:p>
          </draw:text-box>
        </draw:frame>
        <draw:frame draw:style-name="gr62" draw:text-style-name="P18" draw:layer="layout" svg:width="0.5cm" svg:height="0.26cm" svg:x="17.5cm" svg:y="15.06cm">
          <draw:text-box>
            <text:p text:style-name="P13"><text:span text:style-name="T6">SCL</text:span></text:p>
          </draw:text-box>
        </draw:frame>
        <draw:frame draw:style-name="gr63" draw:text-style-name="P19" draw:layer="layout" svg:width="0.5cm" svg:height="0.24cm" svg:x="17.5cm" svg:y="14.78cm">
          <draw:text-box>
            <text:p text:style-name="P13"><text:span text:style-name="T7">SDA</text:span></text:p>
          </draw:text-box>
        </draw:frame>
        <draw:frame draw:style-name="gr64" draw:text-style-name="P17" draw:layer="layout" svg:width="0.4cm" svg:height="0.35cm" svg:x="17.5cm" svg:y="14.1cm">
          <draw:text-box>
            <text:p text:style-name="P13"><text:span text:style-name="T5">+5V</text:span></text:p>
          </draw:text-box>
        </draw:frame>
        <draw:rect draw:style-name="gr65" draw:text-style-name="P20" draw:layer="layout" svg:width="2.5cm" svg:height="1.1cm" svg:x="11.705cm" svg:y="14.31cm">
          <text:p/>
        </draw:rect>
        <draw:frame draw:style-name="gr66" draw:text-style-name="P18" draw:layer="layout" svg:width="0.5cm" svg:height="0.28cm" svg:x="11.107cm" svg:y="15.07cm">
          <draw:text-box>
            <text:p text:style-name="P13"><text:span text:style-name="T6">SCL</text:span></text:p>
          </draw:text-box>
        </draw:frame>
        <draw:frame draw:style-name="gr67" draw:text-style-name="P19" draw:layer="layout" svg:width="0.5cm" svg:height="0.28cm" svg:x="11.107cm" svg:y="14.767cm">
          <draw:text-box>
            <text:p text:style-name="P13"><text:span text:style-name="T7">SDA</text:span></text:p>
          </draw:text-box>
        </draw:frame>
        <draw:line draw:style-name="gr68" draw:text-style-name="P12" draw:layer="layout" svg:x1="11cm" svg:y1="14.71cm" svg:x2="11.7cm" svg:y2="14.71cm">
          <text:p/>
        </draw:line>
        <draw:line draw:style-name="gr69" draw:text-style-name="P12" draw:layer="layout" svg:x1="11.7cm" svg:y1="14.4cm" svg:x2="11cm" svg:y2="14.4cm">
          <text:p/>
        </draw:line>
        <draw:frame draw:style-name="gr70" draw:text-style-name="P16" draw:layer="layout" svg:width="0.5cm" svg:height="0.3cm" svg:x="11.1cm" svg:y="14.45cm">
          <draw:text-box>
            <text:p text:style-name="P13"><text:span text:style-name="T4">GND</text:span></text:p>
          </draw:text-box>
        </draw:frame>
        <draw:frame draw:style-name="gr71" draw:text-style-name="P17" draw:layer="layout" svg:width="0.4cm" svg:height="0.35cm" svg:x="11.1cm" svg:y="14.1cm">
          <draw:text-box>
            <text:p text:style-name="P13"><text:span text:style-name="T5">+5V</text:span></text:p>
          </draw:text-box>
        </draw:frame>
        <draw:frame draw:style-name="gr72" draw:text-style-name="P19" draw:layer="layout" svg:width="0.5cm" svg:height="0.28cm" svg:x="14.307cm" svg:y="14.767cm">
          <draw:text-box>
            <text:p text:style-name="P13"><text:span text:style-name="T7">SDA</text:span></text:p>
          </draw:text-box>
        </draw:frame>
        <draw:frame draw:style-name="gr73" draw:text-style-name="P18" draw:layer="layout" svg:width="0.5cm" svg:height="0.28cm" svg:x="14.307cm" svg:y="15.07cm">
          <draw:text-box>
            <text:p text:style-name="P13"><text:span text:style-name="T6">SCL</text:span></text:p>
          </draw:text-box>
        </draw:frame>
        <draw:frame draw:style-name="gr74" draw:text-style-name="P15" draw:layer="layout" svg:width="0.24cm" svg:height="0.27cm" svg:x="11.785cm" svg:y="15.105cm">
          <draw:text-box>
            <text:p text:style-name="P13"><text:span text:style-name="T3">P7</text:span></text:p>
          </draw:text-box>
        </draw:frame>
        <draw:frame draw:style-name="gr75" draw:text-style-name="P15" draw:layer="layout" svg:width="0.24cm" svg:height="0.27cm" svg:x="12.385cm" svg:y="15.105cm">
          <draw:text-box>
            <text:p text:style-name="P13"><text:span text:style-name="T3">P5</text:span></text:p>
          </draw:text-box>
        </draw:frame>
        <draw:frame draw:style-name="gr76" draw:text-style-name="P15" draw:layer="layout" svg:width="0.24cm" svg:height="0.27cm" svg:x="12.685cm" svg:y="15.105cm">
          <draw:text-box>
            <text:p text:style-name="P13"><text:span text:style-name="T3">P4</text:span></text:p>
          </draw:text-box>
        </draw:frame>
        <draw:frame draw:style-name="gr77" draw:text-style-name="P15" draw:layer="layout" svg:width="0.24cm" svg:height="0.27cm" svg:x="12.985cm" svg:y="15.105cm">
          <draw:text-box>
            <text:p text:style-name="P13"><text:span text:style-name="T3">P3</text:span></text:p>
          </draw:text-box>
        </draw:frame>
        <draw:frame draw:style-name="gr78" draw:text-style-name="P15" draw:layer="layout" svg:width="0.24cm" svg:height="0.27cm" svg:x="13.285cm" svg:y="15.105cm">
          <draw:text-box>
            <text:p text:style-name="P13"><text:span text:style-name="T3">P2</text:span></text:p>
          </draw:text-box>
        </draw:frame>
        <draw:frame draw:style-name="gr79" draw:text-style-name="P15" draw:layer="layout" svg:width="0.24cm" svg:height="0.27cm" svg:x="13.585cm" svg:y="15.105cm">
          <draw:text-box>
            <text:p text:style-name="P13"><text:span text:style-name="T3">P1</text:span></text:p>
          </draw:text-box>
        </draw:frame>
        <draw:frame draw:style-name="gr80" draw:text-style-name="P15" draw:layer="layout" svg:width="0.24cm" svg:height="0.27cm" svg:x="13.885cm" svg:y="15.105cm">
          <draw:text-box>
            <text:p text:style-name="P13"><text:span text:style-name="T3">P0</text:span></text:p>
          </draw:text-box>
        </draw:frame>
        <draw:line draw:style-name="gr81" draw:text-style-name="P12" draw:layer="layout" svg:x1="15.1cm" svg:y1="15.41cm" svg:x2="15.1cm" svg:y2="15.61cm">
          <text:p/>
        </draw:line>
        <draw:line draw:style-name="gr82" draw:text-style-name="P12" draw:layer="layout" svg:x1="15.405cm" svg:y1="15.405cm" svg:x2="15.405cm" svg:y2="15.605cm">
          <text:p/>
        </draw:line>
        <draw:line draw:style-name="gr83" draw:text-style-name="P12" draw:layer="layout" svg:x1="15.7cm" svg:y1="15.41cm" svg:x2="15.7cm" svg:y2="15.61cm">
          <text:p/>
        </draw:line>
        <draw:line draw:style-name="gr84" draw:text-style-name="P12" draw:layer="layout" svg:x1="16cm" svg:y1="15.41cm" svg:x2="16cm" svg:y2="15.61cm">
          <text:p/>
        </draw:line>
        <draw:frame draw:style-name="gr85" draw:text-style-name="P14" draw:layer="layout" svg:width="1.9cm" svg:height="0.35cm" svg:x="15.205cm" svg:y="14.36cm">
          <draw:text-box>
            <text:p text:style-name="P13"><text:span text:style-name="T2">PCF8574-Board</text:span></text:p>
          </draw:text-box>
        </draw:frame>
        <draw:frame draw:style-name="gr86" draw:text-style-name="P15" draw:layer="layout" svg:width="0.24cm" svg:height="0.27cm" svg:x="15.285cm" svg:y="15.105cm">
          <draw:text-box>
            <text:p text:style-name="P13"><text:span text:style-name="T3">P6</text:span></text:p>
          </draw:text-box>
        </draw:frame>
        <draw:line draw:style-name="gr87" draw:text-style-name="P12" draw:layer="layout" svg:x1="16.3cm" svg:y1="15.41cm" svg:x2="16.3cm" svg:y2="15.61cm">
          <text:p/>
        </draw:line>
        <draw:line draw:style-name="gr88" draw:text-style-name="P12" draw:layer="layout" svg:x1="16.6cm" svg:y1="15.41cm" svg:x2="16.6cm" svg:y2="15.61cm">
          <text:p/>
        </draw:line>
        <draw:line draw:style-name="gr89" draw:text-style-name="P12" draw:layer="layout" svg:x1="16.9cm" svg:y1="15.41cm" svg:x2="16.9cm" svg:y2="15.61cm">
          <text:p/>
        </draw:line>
        <draw:line draw:style-name="gr90" draw:text-style-name="P12" draw:layer="layout" svg:x1="17.2cm" svg:y1="15.41cm" svg:x2="17.2cm" svg:y2="15.61cm">
          <text:p/>
        </draw:line>
        <draw:frame draw:style-name="gr91" draw:text-style-name="P14" draw:layer="layout" svg:width="2.1cm" svg:height="0.35cm" svg:x="15.1cm" svg:y="14.755cm">
          <draw:text-box>
            <text:p text:style-name="P13"><text:span text:style-name="T2">pcf8574_in: 0x21</text:span></text:p>
          </draw:text-box>
        </draw:frame>
        <draw:polyline draw:style-name="gr92" draw:text-style-name="P12" draw:layer="layout" svg:width="2.099cm" svg:height="0.399cm" svg:x="15.105cm" svg:y="14.305cm" svg:viewBox="0 0 2100 400" draw:points="2100,0 2100,400 0,400 0,0">
          <text:p/>
        </draw:polyline>
        <draw:rect draw:style-name="gr93" draw:text-style-name="P20" draw:layer="layout" svg:width="2.5cm" svg:height="1.1cm" svg:x="14.905cm" svg:y="14.31cm">
          <text:p/>
        </draw:rect>
        <draw:frame draw:style-name="gr94" draw:text-style-name="P15" draw:layer="layout" svg:width="0.24cm" svg:height="0.27cm" svg:x="14.985cm" svg:y="15.105cm">
          <draw:text-box>
            <text:p text:style-name="P13"><text:span text:style-name="T3">P7</text:span></text:p>
          </draw:text-box>
        </draw:frame>
        <draw:frame draw:style-name="gr95" draw:text-style-name="P15" draw:layer="layout" svg:width="0.24cm" svg:height="0.27cm" svg:x="15.585cm" svg:y="15.105cm">
          <draw:text-box>
            <text:p text:style-name="P13"><text:span text:style-name="T3">P5</text:span></text:p>
          </draw:text-box>
        </draw:frame>
        <draw:frame draw:style-name="gr96" draw:text-style-name="P15" draw:layer="layout" svg:width="0.24cm" svg:height="0.27cm" svg:x="15.885cm" svg:y="15.105cm">
          <draw:text-box>
            <text:p text:style-name="P13"><text:span text:style-name="T3">P4</text:span></text:p>
          </draw:text-box>
        </draw:frame>
        <draw:frame draw:style-name="gr97" draw:text-style-name="P15" draw:layer="layout" svg:width="0.24cm" svg:height="0.27cm" svg:x="16.185cm" svg:y="15.105cm">
          <draw:text-box>
            <text:p text:style-name="P13"><text:span text:style-name="T3">P3</text:span></text:p>
          </draw:text-box>
        </draw:frame>
        <draw:frame draw:style-name="gr98" draw:text-style-name="P15" draw:layer="layout" svg:width="0.24cm" svg:height="0.27cm" svg:x="16.485cm" svg:y="15.105cm">
          <draw:text-box>
            <text:p text:style-name="P13"><text:span text:style-name="T3">P2</text:span></text:p>
          </draw:text-box>
        </draw:frame>
        <draw:frame draw:style-name="gr99" draw:text-style-name="P15" draw:layer="layout" svg:width="0.24cm" svg:height="0.27cm" svg:x="16.785cm" svg:y="15.105cm">
          <draw:text-box>
            <text:p text:style-name="P13"><text:span text:style-name="T3">P1</text:span></text:p>
          </draw:text-box>
        </draw:frame>
        <draw:frame draw:style-name="gr100" draw:text-style-name="P15" draw:layer="layout" svg:width="0.24cm" svg:height="0.27cm" svg:x="17.085cm" svg:y="15.105cm">
          <draw:text-box>
            <text:p text:style-name="P13"><text:span text:style-name="T3">P0</text:span></text:p>
          </draw:text-box>
        </draw:frame>
        <draw:frame draw:style-name="gr101" draw:text-style-name="P15" draw:layer="layout" svg:width="0.115cm" svg:height="0.27cm" svg:x="14.885cm" svg:y="18.405cm">
          <draw:text-box>
            <text:p text:style-name="P13"><text:span text:style-name="T3">1</text:span></text:p>
          </draw:text-box>
        </draw:frame>
        <draw:g draw:style-name="gr1">
          <draw:polygon draw:style-name="gr102" draw:text-style-name="P21" draw:layer="layout" svg:width="0.899cm" svg:height="0.399cm" svg:x="12.7cm" svg:y="19.8cm" svg:viewBox="0 0 900 400" draw:points="900,400 900,0 0,0 0,400">
            <text:p/>
          </draw:polygon>
          <draw:line draw:style-name="gr103" draw:text-style-name="P22" draw:layer="layout" svg:x1="13.6cm" svg:y1="20.1cm" svg:x2="12.7cm" svg:y2="20.1cm">
            <text:p/>
          </draw:line>
          <draw:line draw:style-name="gr103" draw:text-style-name="P22" draw:layer="layout" svg:x1="13.6cm" svg:y1="19.9cm" svg:x2="12.7cm" svg:y2="19.9cm">
            <text:p/>
          </draw:line>
        </draw:g>
        <draw:g draw:style-name="gr1">
          <draw:rect draw:style-name="gr104" draw:text-style-name="P5" draw:layer="layout" svg:width="0.6cm" svg:height="1cm" draw:transform="rotate (-1.5707963267949) translate (13.2cm 18.1cm)">
            <text:p/>
          </draw:rect>
          <draw:rect draw:style-name="gr105" draw:text-style-name="P6" draw:layer="layout" svg:width="0.5cm" svg:height="0.9cm" draw:transform="rotate (-1.5707963267949) translate (13.15cm 18.15cm)">
            <text:p/>
          </draw:rect>
          <draw:rect draw:style-name="gr106" draw:text-style-name="P7" draw:layer="layout" svg:width="0.05cm" svg:height="0.3cm" draw:transform="rotate (-1.5707963267949) translate (12.85cm 18.65cm)">
            <text:p/>
          </draw:rect>
          <draw:circle draw:style-name="gr107" draw:text-style-name="P8" draw:layer="layout" svg:width="0.12cm" svg:height="0.12cm" draw:transform="rotate (-1.5707963267949) translate (12.56cm 18.44cm)">
            <text:p/>
          </draw:circle>
          <draw:circle draw:style-name="gr108" draw:text-style-name="P8" draw:layer="layout" svg:width="0.12cm" svg:height="0.12cm" draw:transform="rotate (-1.5707963267949) translate (12.76cm 18.44cm)">
            <text:p/>
          </draw:circle>
          <draw:circle draw:style-name="gr109" draw:text-style-name="P8" draw:layer="layout" svg:width="0.12cm" svg:height="0.12cm" draw:transform="rotate (-1.5707963267949) translate (12.96cm 18.44cm)">
            <text:p/>
          </draw:circle>
          <draw:circle draw:style-name="gr110" draw:text-style-name="P8" draw:layer="layout" svg:width="0.12cm" svg:height="0.12cm" draw:transform="rotate (-1.5707963267949) translate (12.56cm 18.24cm)">
            <text:p/>
          </draw:circle>
          <draw:circle draw:style-name="gr111" draw:text-style-name="P8" draw:layer="layout" svg:width="0.12cm" svg:height="0.12cm" draw:transform="rotate (-1.5707963267949) translate (12.76cm 18.24cm)">
            <text:p/>
          </draw:circle>
          <draw:circle draw:style-name="gr112" draw:text-style-name="P8" draw:layer="layout" svg:width="0.12cm" svg:height="0.12cm" draw:transform="rotate (-1.5707963267949) translate (12.96cm 18.24cm)">
            <text:p/>
          </draw:circle>
        </draw:g>
        <draw:rect draw:style-name="gr113" draw:text-style-name="P5" draw:layer="layout" svg:width="0.6cm" svg:height="1.4cm" draw:transform="rotate (-1.5707963267949) translate (13.4cm 17.1cm)">
          <text:p/>
        </draw:rect>
        <draw:rect draw:style-name="gr114" draw:text-style-name="P6" draw:layer="layout" svg:width="0.5cm" svg:height="1.3cm" draw:transform="rotate (-1.5707963267949) translate (13.35cm 17.15cm)">
          <text:p/>
        </draw:rect>
        <draw:rect draw:style-name="gr115" draw:text-style-name="P7" draw:layer="layout" svg:width="0.05cm" svg:height="0.3cm" draw:transform="rotate (-1.5707963267949) translate (12.85cm 17.65cm)">
          <text:p/>
        </draw:rect>
        <draw:circle draw:style-name="gr116" draw:text-style-name="P8" draw:layer="layout" svg:width="0.12cm" svg:height="0.12cm" draw:transform="rotate (-1.5707963267949) translate (12.36cm 17.44cm)">
          <text:p/>
        </draw:circle>
        <draw:circle draw:style-name="gr117" draw:text-style-name="P8" draw:layer="layout" svg:width="0.12cm" svg:height="0.12cm" draw:transform="rotate (-1.5707963267949) translate (12.56cm 17.44cm)">
          <text:p/>
        </draw:circle>
        <draw:circle draw:style-name="gr118" draw:text-style-name="P7" draw:layer="layout" svg:width="0.12cm" svg:height="0.12cm" draw:transform="rotate (-1.5707963267949) translate (12.76cm 17.44cm)">
          <text:p/>
        </draw:circle>
        <draw:circle draw:style-name="gr119" draw:text-style-name="P8" draw:layer="layout" svg:width="0.12cm" svg:height="0.12cm" draw:transform="rotate (-1.5707963267949) translate (12.36cm 17.24cm)">
          <text:p/>
        </draw:circle>
        <draw:circle draw:style-name="gr120" draw:text-style-name="P8" draw:layer="layout" svg:width="0.12cm" svg:height="0.12cm" draw:transform="rotate (-1.5707963267949) translate (12.56cm 17.24cm)">
          <text:p/>
        </draw:circle>
        <draw:circle draw:style-name="gr121" draw:text-style-name="P9" draw:layer="layout" svg:width="0.12cm" svg:height="0.12cm" draw:transform="rotate (-1.5707963267949) translate (12.76cm 17.24cm)">
          <text:p/>
        </draw:circle>
        <draw:circle draw:style-name="gr122" draw:text-style-name="P8" draw:layer="layout" svg:width="0.12cm" svg:height="0.12cm" draw:transform="rotate (-1.5707963267949) translate (12.96cm 17.44cm)">
          <text:p/>
        </draw:circle>
        <draw:circle draw:style-name="gr123" draw:text-style-name="P8" draw:layer="layout" svg:width="0.12cm" svg:height="0.12cm" draw:transform="rotate (-1.5707963267949) translate (13.16cm 17.44cm)">
          <text:p/>
        </draw:circle>
        <draw:circle draw:style-name="gr124" draw:text-style-name="P8" draw:layer="layout" svg:width="0.12cm" svg:height="0.12cm" draw:transform="rotate (-1.5707963267949) translate (12.96cm 17.24cm)">
          <text:p/>
        </draw:circle>
        <draw:circle draw:style-name="gr125" draw:text-style-name="P8" draw:layer="layout" svg:width="0.12cm" svg:height="0.12cm" draw:transform="rotate (-1.5707963267949) translate (13.16cm 17.24cm)">
          <text:p/>
        </draw:circle>
        <draw:frame draw:style-name="gr33" draw:text-style-name="P10" draw:layer="layout" svg:width="0.6cm" svg:height="0.38cm" svg:x="12.4cm" svg:y="17.72cm">
          <draw:text-box>
            <text:p><text:span text:style-name="T1">2IO</text:span></text:p>
          </draw:text-box>
        </draw:frame>
        <draw:frame draw:style-name="gr126" draw:text-style-name="P15" draw:layer="layout" svg:width="0.115cm" svg:height="0.27cm" svg:x="12.285cm" svg:y="18.405cm">
          <draw:text-box>
            <text:p text:style-name="P13"><text:span text:style-name="T3">1</text:span></text:p>
          </draw:text-box>
        </draw:frame>
        <draw:g draw:style-name="gr1">
          <draw:polygon draw:style-name="gr102" draw:text-style-name="P21" draw:layer="layout" svg:width="0.899cm" svg:height="0.399cm" svg:x="11.8cm" svg:y="19.8cm" svg:viewBox="0 0 900 400" draw:points="900,400 900,0 0,0 0,400">
            <text:p/>
          </draw:polygon>
          <draw:line draw:style-name="gr103" draw:text-style-name="P22" draw:layer="layout" svg:x1="12.7cm" svg:y1="20.1cm" svg:x2="11.8cm" svg:y2="20.1cm">
            <text:p/>
          </draw:line>
          <draw:line draw:style-name="gr103" draw:text-style-name="P22" draw:layer="layout" svg:x1="12.7cm" svg:y1="19.9cm" svg:x2="11.8cm" svg:y2="19.9cm">
            <text:p/>
          </draw:line>
        </draw:g>
        <draw:rect draw:style-name="gr127" draw:text-style-name="P23" draw:layer="layout" svg:width="0.2cm" svg:height="0.1cm" svg:x="12.6cm" svg:y="19.85cm">
          <text:p/>
        </draw:rect>
        <draw:rect draw:style-name="gr127" draw:text-style-name="P23" draw:layer="layout" svg:width="0.2cm" svg:height="0.1cm" svg:x="12.6cm" svg:y="20.05cm">
          <text:p/>
        </draw:rect>
        <draw:polyline draw:style-name="gr128" draw:text-style-name="P1" draw:layer="layout" svg:width="0.299cm" svg:height="0.999cm" svg:x="12.3cm" svg:y="18.3cm" svg:viewBox="0 0 300 1000" draw:points="200,0 300,100 300,800 0,800 0,1000">
          <text:p/>
        </draw:polyline>
        <draw:circle draw:style-name="gr36" draw:text-style-name="P11" draw:layer="layout" svg:width="0.1cm" svg:height="0.1cm" svg:x="12.05cm" svg:y="19.3cm">
          <text:p/>
        </draw:circle>
        <draw:circle draw:style-name="gr36" draw:text-style-name="P11" draw:layer="layout" svg:width="0.1cm" svg:height="0.1cm" svg:x="12.25cm" svg:y="19.3cm">
          <text:p/>
        </draw:circle>
        <draw:circle draw:style-name="gr36" draw:text-style-name="P11" draw:layer="layout" svg:width="0.1cm" svg:height="0.1cm" svg:x="13.05cm" svg:y="19.3cm">
          <text:p/>
        </draw:circle>
        <draw:circle draw:style-name="gr36" draw:text-style-name="P11" draw:layer="layout" svg:width="0.1cm" svg:height="0.1cm" svg:x="13.25cm" svg:y="19.3cm">
          <text:p/>
        </draw:circle>
        <draw:frame draw:style-name="gr33" draw:text-style-name="P10" draw:layer="layout" svg:width="0.9cm" svg:height="0.6cm" svg:x="11.8cm" svg:y="20.4cm">
          <draw:text-box>
            <text:p><text:span text:style-name="T1">DT</text:span></text:p>
            <text:p><text:span text:style-name="T1">DCC 11</text:span></text:p>
          </draw:text-box>
        </draw:frame>
        <draw:frame draw:style-name="gr33" draw:text-style-name="P10" draw:layer="layout" svg:width="0.902cm" svg:height="0.6cm" svg:x="15.3cm" svg:y="20.5cm">
          <draw:text-box>
            <text:p><text:span text:style-name="T1">T2</text:span></text:p>
            <text:p><text:span text:style-name="T1">DCC 12</text:span></text:p>
          </draw:text-box>
        </draw:frame>
        <draw:circle draw:style-name="gr129" draw:text-style-name="P24" draw:layer="layout" svg:width="0.1cm" svg:height="0.1cm" draw:transform="rotate (-3.14159265358979) translate (13.15cm 19.953cm)">
          <text:p/>
        </draw:circle>
        <draw:line draw:style-name="gr34" draw:text-style-name="P1" draw:layer="layout" svg:x1="13.1cm" svg:y1="19.4cm" svg:x2="13.1cm" svg:y2="19.9cm">
          <text:p/>
        </draw:line>
        <draw:line draw:style-name="gr130" draw:text-style-name="P1" draw:layer="layout" svg:x1="13.3cm" svg:y1="19.4cm" svg:x2="13.3cm" svg:y2="20.1cm">
          <text:p/>
        </draw:line>
        <draw:circle draw:style-name="gr131" draw:text-style-name="P25" draw:layer="layout" svg:width="0.1cm" svg:height="0.1cm" draw:transform="rotate (-3.14159265358979) translate (13.35cm 20.153cm)">
          <text:p/>
        </draw:circle>
        <draw:circle draw:style-name="gr129" draw:text-style-name="P24" draw:layer="layout" svg:width="0.1cm" svg:height="0.1cm" draw:transform="rotate (-3.14159265358979) translate (12.15cm 19.953cm)">
          <text:p/>
        </draw:circle>
        <draw:line draw:style-name="gr34" draw:text-style-name="P1" draw:layer="layout" svg:x1="12.1cm" svg:y1="19.4cm" svg:x2="12.1cm" svg:y2="19.9cm">
          <text:p/>
        </draw:line>
        <draw:line draw:style-name="gr130" draw:text-style-name="P1" draw:layer="layout" svg:x1="12.3cm" svg:y1="20.1cm" svg:x2="12.3cm" svg:y2="19.4cm">
          <text:p/>
        </draw:line>
        <draw:circle draw:style-name="gr131" draw:text-style-name="P25" draw:layer="layout" svg:width="0.1cm" svg:height="0.1cm" draw:transform="rotate (-3.14159265358979) translate (12.35cm 20.153cm)">
          <text:p/>
        </draw:circle>
        <draw:polyline draw:style-name="gr132" draw:text-style-name="P1" draw:layer="layout" svg:width="0.399cm" svg:height="0.798cm" svg:x="12.1cm" svg:y="18.501cm" svg:viewBox="0 0 400 799" draw:points="400,0 400,499 0,499 0,799">
          <text:p/>
        </draw:polyline>
        <draw:polyline draw:style-name="gr133" draw:text-style-name="P1" draw:layer="layout" svg:width="0.199cm" svg:height="0.799cm" svg:x="12.9cm" svg:y="18.5cm" svg:viewBox="0 0 200 800" draw:points="0,0 0,600 200,600 200,800">
          <text:p/>
        </draw:polyline>
        <draw:polyline draw:style-name="gr134" draw:text-style-name="P1" draw:layer="layout" svg:width="0.399cm" svg:height="0.999cm" svg:x="12.9cm" svg:y="18.3cm" svg:viewBox="0 0 400 1000" draw:points="0,0 100,100 100,700 400,700 400,1000">
          <text:p/>
        </draw:polyline>
        <draw:line draw:style-name="gr135" draw:text-style-name="P12" draw:layer="layout" svg:x1="17.9cm" svg:y1="18.9cm" svg:x2="17.9cm" svg:y2="17.4cm">
          <text:p/>
        </draw:line>
        <draw:circle draw:style-name="gr136" draw:text-style-name="P26" draw:layer="layout" svg:width="0.1cm" svg:height="0.1cm" svg:x="17.85cm" svg:y="17.35cm">
          <text:p/>
        </draw:circle>
        <draw:g draw:style-name="gr1">
          <draw:line draw:style-name="gr137" draw:text-style-name="P27" draw:layer="layout" svg:x1="18.05cm" svg:y1="18.95cm" svg:x2="18.25cm" svg:y2="19.05cm">
            <text:p/>
          </draw:line>
          <draw:line draw:style-name="gr137" draw:text-style-name="P27" draw:layer="layout" svg:x1="18.05cm" svg:y1="18.85cm" svg:x2="18.25cm" svg:y2="18.95cm">
            <text:p/>
          </draw:line>
        </draw:g>
        <draw:line draw:style-name="gr138" draw:text-style-name="P1" draw:layer="layout" svg:x1="17.8cm" svg:y1="19cm" svg:x2="18cm" svg:y2="19cm">
          <text:p/>
        </draw:line>
        <draw:polygon draw:style-name="gr139" draw:text-style-name="P28" draw:layer="layout" svg:width="0.199cm" svg:height="0.199cm" svg:x="17.8cm" svg:y="18.8cm" svg:viewBox="0 0 200 200" draw:points="0,0 200,0 100,200">
          <text:p/>
        </draw:polygon>
        <draw:line draw:style-name="gr138" draw:text-style-name="P1" draw:layer="layout" svg:x1="19cm" svg:y1="18.6cm" svg:x2="19cm" svg:y2="18.7cm">
          <text:p/>
        </draw:line>
        <draw:rect draw:style-name="gr140" draw:text-style-name="P11" draw:layer="layout" svg:width="0.201cm" svg:height="0.501cm" svg:x="18.899cm" svg:y="18.699cm">
          <text:p/>
        </draw:rect>
        <draw:polyline draw:style-name="gr138" draw:text-style-name="P1" draw:layer="layout" svg:width="1.117cm" svg:height="0.786cm" draw:transform="rotate (-2.96182374063438) translate (19.0351841648405cm 19.3936059535739cm)" svg:viewBox="0 0 1118 787" draw:points="0,197 36,0 1118,197 1011,787">
          <text:p/>
        </draw:polyline>
        <draw:frame draw:style-name="gr141" draw:text-style-name="P15" draw:layer="layout" svg:width="0.24cm" svg:height="0.27cm" svg:x="18.585cm" svg:y="18.805cm">
          <draw:text-box>
            <text:p text:style-name="P13"><text:span text:style-name="T3">330</text:span></text:p>
          </draw:text-box>
        </draw:frame>
        <draw:frame draw:style-name="gr33" draw:text-style-name="P10" draw:layer="layout" svg:width="0.7cm" svg:height="0.3cm" svg:x="18cm" svg:y="19.1cm">
          <draw:text-box>
            <text:p><text:span text:style-name="T1">BL, DCC 51</text:span></text:p>
          </draw:text-box>
        </draw:frame>
        <draw:frame draw:style-name="gr142" draw:text-style-name="P15" draw:layer="layout" svg:width="0.115cm" svg:height="0.27cm" svg:x="12.086cm" svg:y="17.405cm">
          <draw:text-box>
            <text:p text:style-name="P13"><text:span text:style-name="T3">1</text:span></text:p>
          </draw:text-box>
        </draw:frame>
        <draw:frame draw:style-name="gr143" draw:text-style-name="P15" draw:layer="layout" svg:width="0.115cm" svg:height="0.27cm" svg:x="14.688cm" svg:y="17.405cm">
          <draw:text-box>
            <text:p text:style-name="P13"><text:span text:style-name="T3">1</text:span></text:p>
          </draw:text-box>
        </draw:frame>
        <draw:polyline draw:style-name="gr144" draw:text-style-name="P1" draw:layer="layout" svg:width="1.475cm" svg:height="1.94cm" draw:transform="rotate (-2.96182374063438) translate (15.1286970714631cm 17.2584386982303cm)" svg:viewBox="0 0 1476 1941" draw:points="232,0 0,1279 1476,1547 1404,1941">
          <text:p/>
        </draw:polyline>
        <draw:polyline draw:style-name="gr145" draw:text-style-name="P1" draw:layer="layout" svg:width="1.278cm" svg:height="2.083cm" draw:transform="rotate (-2.96182374063438) translate (15.2782762955107cm 17.4312555461709cm)" svg:viewBox="0 0 1279 2084" draw:points="384,0 268,81 0,1556 1279,1789 1225,2084">
          <text:p/>
        </draw:polyline>
        <draw:g draw:style-name="gr146">
          <draw:polygon draw:style-name="gr147" draw:text-style-name="P29" draw:layer="layout" svg:width="1.499cm" svg:height="0.791cm" draw:transform="rotate (-3.14159265358979) translate (16cm 20.6cm)" svg:viewBox="0 0 1500 792" draw:points="1500,400 1400,0 0,392 0,792">
            <text:p/>
          </draw:polygon>
          <draw:polygon draw:style-name="gr148" draw:text-style-name="P30" draw:layer="layout" svg:width="1.349cm" svg:height="0.199cm" draw:transform="rotate (-3.14159265358979) translate (16cm 19.8cm)" svg:viewBox="0 0 1350 200" draw:points="0,0 0,132 415,198 936,200 1350,101 1350,0">
            <text:p/>
          </draw:polygon>
          <draw:rect draw:style-name="gr149" draw:text-style-name="P31" draw:layer="layout" svg:width="0.302cm" svg:height="0.096cm" draw:transform="rotate (-3.14159265358979) translate (15.181cm 19.765cm)">
            <text:p/>
          </draw:rect>
          <draw:g draw:style-name="gr1">
            <draw:polygon draw:style-name="gr102" draw:text-style-name="P21" draw:layer="layout" svg:width="1.799cm" svg:height="0.399cm" draw:transform="rotate (-3.14159265358979) translate (16.3cm 20.2cm)" svg:viewBox="0 0 1800 400" draw:points="1800,400 1800,0 0,0 1,400">
              <text:p/>
            </draw:polygon>
            <draw:line draw:style-name="gr103" draw:text-style-name="P22" draw:layer="layout" svg:x1="14.5cm" svg:y1="19.9cm" svg:x2="16.3cm" svg:y2="19.9cm">
              <text:p/>
            </draw:line>
            <draw:line draw:style-name="gr103" draw:text-style-name="P22" draw:layer="layout" svg:x1="14.5cm" svg:y1="20.1cm" svg:x2="16.3cm" svg:y2="20.1cm">
              <text:p/>
            </draw:line>
          </draw:g>
          <draw:line draw:style-name="gr103" draw:text-style-name="P22" draw:layer="layout" svg:x1="14.574cm" svg:y1="20.496cm" svg:x2="15.9cm" svg:y2="20.108cm">
            <text:p/>
          </draw:line>
          <draw:line draw:style-name="gr103" draw:text-style-name="P22" draw:layer="layout" svg:x1="14.525cm" svg:y1="20.302cm" svg:x2="15.9cm" svg:y2="19.908cm">
            <text:p/>
          </draw:line>
        </draw:g>
        <draw:g draw:style-name="gr1">
          <draw:polygon draw:style-name="gr102" draw:text-style-name="P21" draw:layer="layout" svg:width="0.899cm" svg:height="0.399cm" svg:x="13.6cm" svg:y="19.8cm" svg:viewBox="0 0 900 400" draw:points="900,400 900,0 0,0 0,400">
            <text:p/>
          </draw:polygon>
          <draw:line draw:style-name="gr103" draw:text-style-name="P22" draw:layer="layout" svg:x1="14.5cm" svg:y1="20.1cm" svg:x2="13.6cm" svg:y2="20.1cm">
            <text:p/>
          </draw:line>
          <draw:line draw:style-name="gr103" draw:text-style-name="P22" draw:layer="layout" svg:x1="14.5cm" svg:y1="19.9cm" svg:x2="13.6cm" svg:y2="19.9cm">
            <text:p/>
          </draw:line>
        </draw:g>
        <draw:g draw:style-name="gr146">
          <draw:polygon draw:style-name="gr147" draw:text-style-name="P29" draw:layer="layout" svg:width="1.499cm" svg:height="0.791cm" svg:x="13.1cm" svg:y="20.2cm" svg:viewBox="0 0 1500 792" draw:points="1500,400 1400,0 0,392 0,792">
            <text:p/>
          </draw:polygon>
          <draw:polygon draw:style-name="gr148" draw:text-style-name="P30" draw:layer="layout" svg:width="1.349cm" svg:height="0.199cm" svg:x="13.1cm" svg:y="21cm" svg:viewBox="0 0 1350 200" draw:points="0,0 0,132 415,198 936,200 1350,101 1350,0">
            <text:p/>
          </draw:polygon>
          <draw:rect draw:style-name="gr149" draw:text-style-name="P31" draw:layer="layout" svg:width="0.302cm" svg:height="0.096cm" svg:x="13.919cm" svg:y="21.035cm">
            <text:p/>
          </draw:rect>
          <draw:g draw:style-name="gr1">
            <draw:polygon draw:style-name="gr102" draw:text-style-name="P21" draw:layer="layout" svg:width="1.799cm" svg:height="0.399cm" svg:x="12.8cm" svg:y="20.6cm" svg:viewBox="0 0 1800 400" draw:points="1800,400 1800,0 0,0 1,400">
              <text:p/>
            </draw:polygon>
            <draw:line draw:style-name="gr103" draw:text-style-name="P22" draw:layer="layout" svg:x1="14.6cm" svg:y1="20.9cm" svg:x2="12.8cm" svg:y2="20.9cm">
              <text:p/>
            </draw:line>
            <draw:line draw:style-name="gr103" draw:text-style-name="P22" draw:layer="layout" svg:x1="14.6cm" svg:y1="20.7cm" svg:x2="12.8cm" svg:y2="20.7cm">
              <text:p/>
            </draw:line>
          </draw:g>
          <draw:line draw:style-name="gr103" draw:text-style-name="P22" draw:layer="layout" svg:x1="14.526cm" svg:y1="20.304cm" svg:x2="13.2cm" svg:y2="20.692cm">
            <text:p/>
          </draw:line>
          <draw:line draw:style-name="gr103" draw:text-style-name="P22" draw:layer="layout" svg:x1="14.575cm" svg:y1="20.498cm" svg:x2="13.2cm" svg:y2="20.892cm">
            <text:p/>
          </draw:line>
        </draw:g>
        <draw:polyline draw:style-name="gr138" draw:text-style-name="P1" draw:layer="layout" svg:width="2.011cm" svg:height="1.564cm" draw:transform="rotate (-2.96182374063438) translate (14.2799001713626cm 17.140191157808cm)" svg:viewBox="0 0 2012 1565" draw:points="2012,0 1896,81 1681,1261 107,975 0,1565">
          <text:p/>
        </draw:polyline>
        <draw:polyline draw:style-name="gr138" draw:text-style-name="P1" draw:layer="layout" svg:width="4.569cm" svg:height="1.162cm" draw:transform="rotate (-2.96182374063438) translate (17.3967775678233cm 16.6827970148819cm)" svg:viewBox="0 0 4570 1163" draw:points="4570,0 4454,81 4257,1163 125,412 0,1101">
          <text:p/>
        </draw:polyline>
        <draw:polyline draw:style-name="gr145" draw:text-style-name="P1" draw:layer="layout" svg:width="1.715cm" svg:height="1.619cm" draw:transform="rotate (-2.96182374063438) translate (17.1896991320581cm 17.1941113556608cm)" svg:viewBox="0 0 1716 1620" draw:points="1716,0 1600,81 1351,1459 72,1227 0,1620">
          <text:p/>
        </draw:polyline>
        <draw:polyline draw:style-name="gr144" draw:text-style-name="P1" draw:layer="layout" svg:width="1.385cm" svg:height="1.475cm" draw:transform="rotate (-2.96182374063438) translate (16.8638981458004cm 17.0521376987555cm)" svg:viewBox="0 0 1386 1476" draw:points="1386,0 1136,1377 54,1181 0,1476">
          <text:p/>
        </draw:polyline>
        <draw:line draw:style-name="gr150" draw:text-style-name="P1" draw:layer="layout" svg:x1="12.4cm" svg:y1="16.7cm" svg:x2="12.4cm" svg:y2="16.9cm">
          <text:p/>
        </draw:line>
        <draw:line draw:style-name="gr151" draw:text-style-name="P1" draw:layer="layout" svg:x1="14.9cm" svg:y1="16.6cm" svg:x2="14.907cm" svg:y2="16.8cm">
          <text:p/>
        </draw:line>
        <draw:line draw:style-name="gr150" draw:text-style-name="P1" draw:layer="layout" svg:x1="13cm" svg:y1="16.8cm" svg:x2="13cm" svg:y2="16.5cm">
          <text:p/>
        </draw:line>
        <draw:line draw:style-name="gr151" draw:text-style-name="P1" draw:layer="layout" svg:x1="15.5cm" svg:y1="16.8cm" svg:x2="15.5cm" svg:y2="16.6cm">
          <text:p/>
        </draw:line>
        <draw:line draw:style-name="gr152" draw:text-style-name="P1" draw:layer="layout" svg:x1="14.997cm" svg:y1="16.594cm" svg:x2="15.004cm" svg:y2="16.794cm">
          <text:p/>
        </draw:line>
        <draw:line draw:style-name="gr152" draw:text-style-name="P1" draw:layer="layout" svg:x1="15.6cm" svg:y1="16.806cm" svg:x2="15.6cm" svg:y2="16.606cm">
          <text:p/>
        </draw:line>
        <draw:rect draw:style-name="gr9" draw:text-style-name="P3" draw:layer="layout" svg:width="1.6cm" svg:height="1.8cm" svg:x="5.905cm" svg:y="17cm">
          <text:p/>
        </draw:rect>
        <draw:rect draw:style-name="gr9" draw:text-style-name="P3" draw:layer="layout" svg:width="1.6cm" svg:height="1.8cm" svg:x="7.705cm" svg:y="17cm">
          <text:p/>
        </draw:rect>
        <draw:rect draw:style-name="gr9" draw:text-style-name="P3" draw:layer="layout" svg:width="1.6cm" svg:height="1.8cm" svg:x="4.105cm" svg:y="17cm">
          <text:p/>
        </draw:rect>
        <draw:rect draw:style-name="gr9" draw:text-style-name="P3" draw:layer="layout" svg:width="1.6cm" svg:height="1.8cm" svg:x="2.305cm" svg:y="17cm">
          <text:p/>
        </draw:rect>
        <draw:g draw:style-name="gr1">
          <draw:rect draw:style-name="gr153" draw:text-style-name="P5" draw:layer="layout" svg:width="0.6cm" svg:height="1cm" draw:transform="rotate (-1.5707963267949) translate (7.205cm 18.1cm)">
            <text:p/>
          </draw:rect>
          <draw:rect draw:style-name="gr154" draw:text-style-name="P6" draw:layer="layout" svg:width="0.5cm" svg:height="0.9cm" draw:transform="rotate (-1.5707963267949) translate (7.155cm 18.15cm)">
            <text:p/>
          </draw:rect>
          <draw:rect draw:style-name="gr155" draw:text-style-name="P7" draw:layer="layout" svg:width="0.05cm" svg:height="0.3cm" draw:transform="rotate (-1.5707963267949) translate (6.855cm 18.65cm)">
            <text:p/>
          </draw:rect>
          <draw:circle draw:style-name="gr156" draw:text-style-name="P8" draw:layer="layout" svg:width="0.12cm" svg:height="0.12cm" draw:transform="rotate (-1.5707963267949) translate (6.565cm 18.44cm)">
            <text:p/>
          </draw:circle>
          <draw:circle draw:style-name="gr157" draw:text-style-name="P8" draw:layer="layout" svg:width="0.12cm" svg:height="0.12cm" draw:transform="rotate (-1.5707963267949) translate (6.765cm 18.44cm)">
            <text:p/>
          </draw:circle>
          <draw:circle draw:style-name="gr158" draw:text-style-name="P8" draw:layer="layout" svg:width="0.12cm" svg:height="0.12cm" draw:transform="rotate (-1.5707963267949) translate (6.965cm 18.44cm)">
            <text:p/>
          </draw:circle>
          <draw:circle draw:style-name="gr159" draw:text-style-name="P8" draw:layer="layout" svg:width="0.12cm" svg:height="0.12cm" draw:transform="rotate (-1.5707963267949) translate (6.565cm 18.24cm)">
            <text:p/>
          </draw:circle>
          <draw:circle draw:style-name="gr160" draw:text-style-name="P8" draw:layer="layout" svg:width="0.12cm" svg:height="0.12cm" draw:transform="rotate (-1.5707963267949) translate (6.765cm 18.24cm)">
            <text:p/>
          </draw:circle>
          <draw:circle draw:style-name="gr161" draw:text-style-name="P8" draw:layer="layout" svg:width="0.12cm" svg:height="0.12cm" draw:transform="rotate (-1.5707963267949) translate (6.965cm 18.24cm)">
            <text:p/>
          </draw:circle>
        </draw:g>
        <draw:rect draw:style-name="gr162" draw:text-style-name="P5" draw:layer="layout" svg:width="0.6cm" svg:height="1.4cm" draw:transform="rotate (-1.5707963267949) translate (7.405cm 17.1cm)">
          <text:p/>
        </draw:rect>
        <draw:rect draw:style-name="gr163" draw:text-style-name="P6" draw:layer="layout" svg:width="0.5cm" svg:height="1.3cm" draw:transform="rotate (-1.5707963267949) translate (7.355cm 17.15cm)">
          <text:p/>
        </draw:rect>
        <draw:rect draw:style-name="gr164" draw:text-style-name="P7" draw:layer="layout" svg:width="0.05cm" svg:height="0.3cm" draw:transform="rotate (-1.5707963267949) translate (6.855cm 17.65cm)">
          <text:p/>
        </draw:rect>
        <draw:circle draw:style-name="gr165" draw:text-style-name="P8" draw:layer="layout" svg:width="0.12cm" svg:height="0.12cm" draw:transform="rotate (-1.5707963267949) translate (6.365cm 17.44cm)">
          <text:p/>
        </draw:circle>
        <draw:circle draw:style-name="gr166" draw:text-style-name="P8" draw:layer="layout" svg:width="0.12cm" svg:height="0.12cm" draw:transform="rotate (-1.5707963267949) translate (6.565cm 17.44cm)">
          <text:p/>
        </draw:circle>
        <draw:circle draw:style-name="gr167" draw:text-style-name="P7" draw:layer="layout" svg:width="0.12cm" svg:height="0.12cm" draw:transform="rotate (-1.5707963267949) translate (6.765cm 17.44cm)">
          <text:p/>
        </draw:circle>
        <draw:circle draw:style-name="gr168" draw:text-style-name="P8" draw:layer="layout" svg:width="0.12cm" svg:height="0.12cm" draw:transform="rotate (-1.5707963267949) translate (6.365cm 17.24cm)">
          <text:p/>
        </draw:circle>
        <draw:circle draw:style-name="gr169" draw:text-style-name="P8" draw:layer="layout" svg:width="0.12cm" svg:height="0.12cm" draw:transform="rotate (-1.5707963267949) translate (6.565cm 17.24cm)">
          <text:p/>
        </draw:circle>
        <draw:circle draw:style-name="gr170" draw:text-style-name="P9" draw:layer="layout" svg:width="0.12cm" svg:height="0.12cm" draw:transform="rotate (-1.5707963267949) translate (6.765cm 17.24cm)">
          <text:p/>
        </draw:circle>
        <draw:circle draw:style-name="gr171" draw:text-style-name="P8" draw:layer="layout" svg:width="0.12cm" svg:height="0.12cm" draw:transform="rotate (-1.5707963267949) translate (6.965cm 17.44cm)">
          <text:p/>
        </draw:circle>
        <draw:circle draw:style-name="gr172" draw:text-style-name="P8" draw:layer="layout" svg:width="0.12cm" svg:height="0.12cm" draw:transform="rotate (-1.5707963267949) translate (7.165cm 17.44cm)">
          <text:p/>
        </draw:circle>
        <draw:circle draw:style-name="gr173" draw:text-style-name="P8" draw:layer="layout" svg:width="0.12cm" svg:height="0.12cm" draw:transform="rotate (-1.5707963267949) translate (6.965cm 17.24cm)">
          <text:p/>
        </draw:circle>
        <draw:circle draw:style-name="gr174" draw:text-style-name="P8" draw:layer="layout" svg:width="0.12cm" svg:height="0.12cm" draw:transform="rotate (-1.5707963267949) translate (7.165cm 17.24cm)">
          <text:p/>
        </draw:circle>
        <draw:frame draw:style-name="gr33" draw:text-style-name="P10" draw:layer="layout" svg:width="0.6cm" svg:height="0.379cm" svg:x="6.405cm" svg:y="17.721cm">
          <draw:text-box>
            <text:p><text:span text:style-name="T1">W2</text:span></text:p>
          </draw:text-box>
        </draw:frame>
        <draw:line draw:style-name="gr34" draw:text-style-name="P1" draw:layer="layout" svg:x1="6.905cm" svg:y1="18.5cm" svg:x2="6.905cm" svg:y2="19.3cm">
          <text:p/>
        </draw:line>
        <draw:line draw:style-name="gr34" draw:text-style-name="P1" draw:layer="layout" svg:x1="6.505cm" svg:y1="18.5cm" svg:x2="6.505cm" svg:y2="19.3cm">
          <text:p/>
        </draw:line>
        <draw:line draw:style-name="gr35" draw:text-style-name="P1" draw:layer="layout" svg:x1="6.705cm" svg:y1="18.5cm" svg:x2="6.705cm" svg:y2="19.3cm">
          <text:p/>
        </draw:line>
        <draw:circle draw:style-name="gr36" draw:text-style-name="P11" draw:layer="layout" svg:width="0.1cm" svg:height="0.1cm" draw:transform="rotate (-3.14159265358979) translate (6.76cm 19.4cm)">
          <text:p/>
        </draw:circle>
        <draw:circle draw:style-name="gr36" draw:text-style-name="P11" draw:layer="layout" svg:width="0.1cm" svg:height="0.1cm" draw:transform="rotate (-3.14159265358979) translate (6.96cm 19.4cm)">
          <text:p/>
        </draw:circle>
        <draw:circle draw:style-name="gr36" draw:text-style-name="P11" draw:layer="layout" svg:width="0.1cm" svg:height="0.1cm" draw:transform="rotate (-3.14159265358979) translate (6.56cm 19.4cm)">
          <text:p/>
        </draw:circle>
        <draw:line draw:style-name="gr34" draw:text-style-name="P1" draw:layer="layout" svg:x1="6.905cm" svg:y1="19.8cm" svg:x2="6.905cm" svg:y2="19.4cm">
          <text:p/>
        </draw:line>
        <draw:line draw:style-name="gr34" draw:text-style-name="P1" draw:layer="layout" svg:x1="6.505cm" svg:y1="19.8cm" svg:x2="6.505cm" svg:y2="19.4cm">
          <text:p/>
        </draw:line>
        <draw:g draw:style-name="gr146">
          <draw:polygon draw:style-name="gr175" draw:text-style-name="P32" draw:layer="layout" svg:width="1.499cm" svg:height="0.791cm" draw:transform="rotate (-3.14159265358979) translate (7.605cm 20.8cm)" svg:viewBox="0 0 1500 792" draw:points="0,400 100,0 1500,392 1500,792">
            <text:p/>
          </draw:polygon>
          <draw:polygon draw:style-name="gr148" draw:text-style-name="P30" draw:layer="layout" svg:width="1.349cm" svg:height="0.199cm" draw:transform="rotate (-3.14159265358979) translate (7.455cm 20cm)" svg:viewBox="0 0 1350 200" draw:points="1350,0 1350,132 935,198 414,200 0,101 0,0">
            <text:p/>
          </draw:polygon>
          <draw:rect draw:style-name="gr149" draw:text-style-name="P31" draw:layer="layout" svg:width="0.302cm" svg:height="0.096cm" draw:transform="rotate (-3.14159265358979) translate (7.226cm 19.965cm)">
            <text:p/>
          </draw:rect>
          <draw:g draw:style-name="gr1">
            <draw:polygon draw:style-name="gr102" draw:text-style-name="P21" draw:layer="layout" svg:width="1.799cm" svg:height="0.399cm" draw:transform="rotate (-3.14159265358979) translate (7.605cm 20.4cm)" svg:viewBox="0 0 1800 400" draw:points="0,400 0,0 1800,0 1799,400">
              <text:p/>
            </draw:polygon>
            <draw:line draw:style-name="gr103" draw:text-style-name="P22" draw:layer="layout" svg:x1="7.605cm" svg:y1="20.1cm" svg:x2="5.805cm" svg:y2="20.1cm">
              <text:p/>
            </draw:line>
            <draw:line draw:style-name="gr103" draw:text-style-name="P22" draw:layer="layout" svg:x1="7.605cm" svg:y1="20.3cm" svg:x2="5.805cm" svg:y2="20.3cm">
              <text:p/>
            </draw:line>
          </draw:g>
          <draw:line draw:style-name="gr103" draw:text-style-name="P22" draw:layer="layout" svg:x1="7.531cm" svg:y1="20.696cm" svg:x2="6.205cm" svg:y2="20.308cm">
            <text:p/>
          </draw:line>
          <draw:line draw:style-name="gr103" draw:text-style-name="P22" draw:layer="layout" svg:x1="7.58cm" svg:y1="20.502cm" svg:x2="6.205cm" svg:y2="20.108cm">
            <text:p/>
          </draw:line>
        </draw:g>
        <draw:line draw:style-name="gr35" draw:text-style-name="P1" draw:layer="layout" svg:x1="6.705cm" svg:y1="19.8cm" svg:x2="6.705cm" svg:y2="19.4cm">
          <text:p/>
        </draw:line>
        <draw:line draw:style-name="gr176" draw:text-style-name="P12" draw:layer="layout" svg:x1="5.506cm" svg:y1="15.01cm" svg:x2="6.21cm" svg:y2="15.005cm">
          <text:p/>
        </draw:line>
        <draw:line draw:style-name="gr177" draw:text-style-name="P12" draw:layer="layout" svg:x1="6.21cm" svg:y1="15.305cm" svg:x2="5.506cm" svg:y2="15.31cm">
          <text:p/>
        </draw:line>
        <draw:line draw:style-name="gr178" draw:text-style-name="P12" draw:layer="layout" svg:x1="5.503cm" svg:y1="14.708cm" svg:x2="6.21cm" svg:y2="14.705cm">
          <text:p/>
        </draw:line>
        <draw:line draw:style-name="gr179" draw:text-style-name="P12" draw:layer="layout" svg:x1="6.21cm" svg:y1="14.405cm" svg:x2="5.506cm" svg:y2="14.41cm">
          <text:p/>
        </draw:line>
        <draw:line draw:style-name="gr180" draw:text-style-name="P12" draw:layer="layout" svg:x1="2.305cm" svg:y1="15.01cm" svg:x2="3.005cm" svg:y2="15.01cm">
          <text:p/>
        </draw:line>
        <draw:line draw:style-name="gr181" draw:text-style-name="P12" draw:layer="layout" svg:x1="3.002cm" svg:y1="15.308cm" svg:x2="2.305cm" svg:y2="15.31cm">
          <text:p/>
        </draw:line>
        <draw:line draw:style-name="gr182" draw:text-style-name="P12" draw:layer="layout" svg:x1="3.205cm" svg:y1="15.41cm" svg:x2="3.205cm" svg:y2="15.61cm">
          <text:p/>
        </draw:line>
        <draw:line draw:style-name="gr183" draw:text-style-name="P12" draw:layer="layout" svg:x1="3.51cm" svg:y1="15.405cm" svg:x2="3.51cm" svg:y2="15.605cm">
          <text:p/>
        </draw:line>
        <draw:line draw:style-name="gr184" draw:text-style-name="P12" draw:layer="layout" svg:x1="3.805cm" svg:y1="15.41cm" svg:x2="3.805cm" svg:y2="15.61cm">
          <text:p/>
        </draw:line>
        <draw:line draw:style-name="gr185" draw:text-style-name="P12" draw:layer="layout" svg:x1="4.105cm" svg:y1="15.41cm" svg:x2="4.105cm" svg:y2="15.61cm">
          <text:p/>
        </draw:line>
        <draw:frame draw:style-name="gr186" draw:text-style-name="P14" draw:layer="layout" svg:width="1.9cm" svg:height="0.35cm" svg:x="3.31cm" svg:y="14.36cm">
          <draw:text-box>
            <text:p text:style-name="P13"><text:span text:style-name="T2">PCF8574-Board</text:span></text:p>
          </draw:text-box>
        </draw:frame>
        <draw:frame draw:style-name="gr187" draw:text-style-name="P15" draw:layer="layout" svg:width="0.24cm" svg:height="0.27cm" svg:x="3.39cm" svg:y="15.105cm">
          <draw:text-box>
            <text:p text:style-name="P13"><text:span text:style-name="T3">P6</text:span></text:p>
          </draw:text-box>
        </draw:frame>
        <draw:line draw:style-name="gr188" draw:text-style-name="P12" draw:layer="layout" svg:x1="4.405cm" svg:y1="15.41cm" svg:x2="4.405cm" svg:y2="15.61cm">
          <text:p/>
        </draw:line>
        <draw:line draw:style-name="gr189" draw:text-style-name="P12" draw:layer="layout" svg:x1="4.705cm" svg:y1="15.41cm" svg:x2="4.705cm" svg:y2="15.61cm">
          <text:p/>
        </draw:line>
        <draw:line draw:style-name="gr190" draw:text-style-name="P12" draw:layer="layout" svg:x1="5.005cm" svg:y1="15.41cm" svg:x2="5.005cm" svg:y2="15.61cm">
          <text:p/>
        </draw:line>
        <draw:line draw:style-name="gr191" draw:text-style-name="P12" draw:layer="layout" svg:x1="5.305cm" svg:y1="15.41cm" svg:x2="5.305cm" svg:y2="15.61cm">
          <text:p/>
        </draw:line>
        <draw:frame draw:style-name="gr192" draw:text-style-name="P14" draw:layer="layout" svg:width="2.1cm" svg:height="0.35cm" svg:x="3.205cm" svg:y="14.755cm">
          <draw:text-box>
            <text:p text:style-name="P13"><text:span text:style-name="T2">pcf8574_out: 0x20</text:span></text:p>
          </draw:text-box>
        </draw:frame>
        <draw:polyline draw:style-name="gr193" draw:text-style-name="P12" draw:layer="layout" svg:width="2.099cm" svg:height="0.399cm" svg:x="3.21cm" svg:y="14.305cm" svg:viewBox="0 0 2100 400" draw:points="2100,0 2100,400 0,400 0,0">
          <text:p/>
        </draw:polyline>
        <draw:frame draw:style-name="gr194" draw:text-style-name="P16" draw:layer="layout" svg:width="0.5cm" svg:height="0.3cm" svg:x="5.605cm" svg:y="14.45cm">
          <draw:text-box>
            <text:p text:style-name="P13"><text:span text:style-name="T4">GND</text:span></text:p>
          </draw:text-box>
        </draw:frame>
        <draw:line draw:style-name="gr195" draw:text-style-name="P12" draw:layer="layout" svg:x1="8.705cm" svg:y1="15.01cm" svg:x2="9.405cm" svg:y2="15.01cm">
          <text:p/>
        </draw:line>
        <draw:line draw:style-name="gr196" draw:text-style-name="P12" draw:layer="layout" svg:x1="9.405cm" svg:y1="15.31cm" svg:x2="8.705cm" svg:y2="15.31cm">
          <text:p/>
        </draw:line>
        <draw:line draw:style-name="gr197" draw:text-style-name="P12" draw:layer="layout" svg:x1="8.702cm" svg:y1="14.708cm" svg:x2="9.405cm" svg:y2="14.71cm">
          <text:p/>
        </draw:line>
        <draw:line draw:style-name="gr198" draw:text-style-name="P12" draw:layer="layout" svg:x1="9.405cm" svg:y1="14.41cm" svg:x2="8.705cm" svg:y2="14.41cm">
          <text:p/>
        </draw:line>
        <draw:frame draw:style-name="gr199" draw:text-style-name="P17" draw:layer="layout" svg:width="0.4cm" svg:height="0.35cm" svg:x="5.605cm" svg:y="14.1cm">
          <draw:text-box>
            <text:p text:style-name="P13"><text:span text:style-name="T5">+5V</text:span></text:p>
          </draw:text-box>
        </draw:frame>
        <draw:frame draw:style-name="gr200" draw:text-style-name="P16" draw:layer="layout" svg:width="0.5cm" svg:height="0.3cm" svg:x="8.805cm" svg:y="14.45cm">
          <draw:text-box>
            <text:p text:style-name="P13"><text:span text:style-name="T4">GND</text:span></text:p>
          </draw:text-box>
        </draw:frame>
        <draw:frame draw:style-name="gr201" draw:text-style-name="P18" draw:layer="layout" svg:width="0.5cm" svg:height="0.26cm" svg:x="8.805cm" svg:y="15.06cm">
          <draw:text-box>
            <text:p text:style-name="P13"><text:span text:style-name="T6">SCL</text:span></text:p>
          </draw:text-box>
        </draw:frame>
        <draw:frame draw:style-name="gr202" draw:text-style-name="P19" draw:layer="layout" svg:width="0.5cm" svg:height="0.24cm" svg:x="8.805cm" svg:y="14.78cm">
          <draw:text-box>
            <text:p text:style-name="P13"><text:span text:style-name="T7">SDA</text:span></text:p>
          </draw:text-box>
        </draw:frame>
        <draw:frame draw:style-name="gr203" draw:text-style-name="P17" draw:layer="layout" svg:width="0.4cm" svg:height="0.35cm" svg:x="8.805cm" svg:y="14.1cm">
          <draw:text-box>
            <text:p text:style-name="P13"><text:span text:style-name="T5">+5V</text:span></text:p>
          </draw:text-box>
        </draw:frame>
        <draw:rect draw:style-name="gr204" draw:text-style-name="P20" draw:layer="layout" svg:width="2.5cm" svg:height="1.1cm" svg:x="3.01cm" svg:y="14.31cm">
          <text:p/>
        </draw:rect>
        <draw:frame draw:style-name="gr205" draw:text-style-name="P18" draw:layer="layout" svg:width="0.5cm" svg:height="0.28cm" svg:x="2.412cm" svg:y="15.07cm">
          <draw:text-box>
            <text:p text:style-name="P13"><text:span text:style-name="T6">SCL</text:span></text:p>
          </draw:text-box>
        </draw:frame>
        <draw:frame draw:style-name="gr206" draw:text-style-name="P19" draw:layer="layout" svg:width="0.5cm" svg:height="0.28cm" svg:x="2.412cm" svg:y="14.767cm">
          <draw:text-box>
            <text:p text:style-name="P13"><text:span text:style-name="T7">SDA</text:span></text:p>
          </draw:text-box>
        </draw:frame>
        <draw:line draw:style-name="gr207" draw:text-style-name="P12" draw:layer="layout" svg:x1="2.305cm" svg:y1="14.71cm" svg:x2="3.005cm" svg:y2="14.71cm">
          <text:p/>
        </draw:line>
        <draw:line draw:style-name="gr208" draw:text-style-name="P12" draw:layer="layout" svg:x1="3.005cm" svg:y1="14.4cm" svg:x2="1.905cm" svg:y2="14.4cm">
          <text:p/>
        </draw:line>
        <draw:frame draw:style-name="gr209" draw:text-style-name="P16" draw:layer="layout" svg:width="0.5cm" svg:height="0.3cm" svg:x="2.405cm" svg:y="14.45cm">
          <draw:text-box>
            <text:p text:style-name="P13"><text:span text:style-name="T4">GND</text:span></text:p>
          </draw:text-box>
        </draw:frame>
        <draw:frame draw:style-name="gr210" draw:text-style-name="P17" draw:layer="layout" svg:width="0.4cm" svg:height="0.35cm" svg:x="2.405cm" svg:y="14.1cm">
          <draw:text-box>
            <text:p text:style-name="P13"><text:span text:style-name="T5">+5V</text:span></text:p>
          </draw:text-box>
        </draw:frame>
        <draw:frame draw:style-name="gr211" draw:text-style-name="P19" draw:layer="layout" svg:width="0.5cm" svg:height="0.28cm" svg:x="5.612cm" svg:y="14.767cm">
          <draw:text-box>
            <text:p text:style-name="P13"><text:span text:style-name="T7">SDA</text:span></text:p>
          </draw:text-box>
        </draw:frame>
        <draw:frame draw:style-name="gr212" draw:text-style-name="P18" draw:layer="layout" svg:width="0.5cm" svg:height="0.28cm" svg:x="5.612cm" svg:y="15.07cm">
          <draw:text-box>
            <text:p text:style-name="P13"><text:span text:style-name="T6">SCL</text:span></text:p>
          </draw:text-box>
        </draw:frame>
        <draw:frame draw:style-name="gr213" draw:text-style-name="P15" draw:layer="layout" svg:width="0.24cm" svg:height="0.27cm" svg:x="3.09cm" svg:y="15.105cm">
          <draw:text-box>
            <text:p text:style-name="P13"><text:span text:style-name="T3">P7</text:span></text:p>
          </draw:text-box>
        </draw:frame>
        <draw:frame draw:style-name="gr214" draw:text-style-name="P15" draw:layer="layout" svg:width="0.24cm" svg:height="0.27cm" svg:x="3.69cm" svg:y="15.105cm">
          <draw:text-box>
            <text:p text:style-name="P13"><text:span text:style-name="T3">P5</text:span></text:p>
          </draw:text-box>
        </draw:frame>
        <draw:frame draw:style-name="gr215" draw:text-style-name="P15" draw:layer="layout" svg:width="0.24cm" svg:height="0.27cm" svg:x="3.99cm" svg:y="15.105cm">
          <draw:text-box>
            <text:p text:style-name="P13"><text:span text:style-name="T3">P4</text:span></text:p>
          </draw:text-box>
        </draw:frame>
        <draw:frame draw:style-name="gr216" draw:text-style-name="P15" draw:layer="layout" svg:width="0.24cm" svg:height="0.27cm" svg:x="4.29cm" svg:y="15.105cm">
          <draw:text-box>
            <text:p text:style-name="P13"><text:span text:style-name="T3">P3</text:span></text:p>
          </draw:text-box>
        </draw:frame>
        <draw:frame draw:style-name="gr217" draw:text-style-name="P15" draw:layer="layout" svg:width="0.24cm" svg:height="0.27cm" svg:x="4.59cm" svg:y="15.105cm">
          <draw:text-box>
            <text:p text:style-name="P13"><text:span text:style-name="T3">P2</text:span></text:p>
          </draw:text-box>
        </draw:frame>
        <draw:frame draw:style-name="gr218" draw:text-style-name="P15" draw:layer="layout" svg:width="0.24cm" svg:height="0.27cm" svg:x="4.89cm" svg:y="15.105cm">
          <draw:text-box>
            <text:p text:style-name="P13"><text:span text:style-name="T3">P1</text:span></text:p>
          </draw:text-box>
        </draw:frame>
        <draw:frame draw:style-name="gr219" draw:text-style-name="P15" draw:layer="layout" svg:width="0.24cm" svg:height="0.27cm" svg:x="5.19cm" svg:y="15.105cm">
          <draw:text-box>
            <text:p text:style-name="P13"><text:span text:style-name="T3">P0</text:span></text:p>
          </draw:text-box>
        </draw:frame>
        <draw:line draw:style-name="gr220" draw:text-style-name="P12" draw:layer="layout" svg:x1="6.405cm" svg:y1="15.41cm" svg:x2="6.405cm" svg:y2="15.61cm">
          <text:p/>
        </draw:line>
        <draw:line draw:style-name="gr221" draw:text-style-name="P12" draw:layer="layout" svg:x1="6.71cm" svg:y1="15.405cm" svg:x2="6.71cm" svg:y2="15.605cm">
          <text:p/>
        </draw:line>
        <draw:line draw:style-name="gr222" draw:text-style-name="P12" draw:layer="layout" svg:x1="7.005cm" svg:y1="15.41cm" svg:x2="7.005cm" svg:y2="15.61cm">
          <text:p/>
        </draw:line>
        <draw:line draw:style-name="gr223" draw:text-style-name="P12" draw:layer="layout" svg:x1="7.305cm" svg:y1="15.41cm" svg:x2="7.305cm" svg:y2="15.61cm">
          <text:p/>
        </draw:line>
        <draw:frame draw:style-name="gr224" draw:text-style-name="P14" draw:layer="layout" svg:width="1.9cm" svg:height="0.35cm" svg:x="6.51cm" svg:y="14.36cm">
          <draw:text-box>
            <text:p text:style-name="P13"><text:span text:style-name="T2">PCF8574-Board</text:span></text:p>
          </draw:text-box>
        </draw:frame>
        <draw:frame draw:style-name="gr225" draw:text-style-name="P15" draw:layer="layout" svg:width="0.24cm" svg:height="0.27cm" svg:x="6.59cm" svg:y="15.105cm">
          <draw:text-box>
            <text:p text:style-name="P13"><text:span text:style-name="T3">P6</text:span></text:p>
          </draw:text-box>
        </draw:frame>
        <draw:line draw:style-name="gr226" draw:text-style-name="P12" draw:layer="layout" svg:x1="7.605cm" svg:y1="15.41cm" svg:x2="7.605cm" svg:y2="15.61cm">
          <text:p/>
        </draw:line>
        <draw:line draw:style-name="gr227" draw:text-style-name="P12" draw:layer="layout" svg:x1="7.905cm" svg:y1="15.41cm" svg:x2="7.905cm" svg:y2="15.61cm">
          <text:p/>
        </draw:line>
        <draw:line draw:style-name="gr228" draw:text-style-name="P12" draw:layer="layout" svg:x1="8.205cm" svg:y1="15.41cm" svg:x2="8.205cm" svg:y2="15.61cm">
          <text:p/>
        </draw:line>
        <draw:line draw:style-name="gr229" draw:text-style-name="P12" draw:layer="layout" svg:x1="8.505cm" svg:y1="15.41cm" svg:x2="8.505cm" svg:y2="15.61cm">
          <text:p/>
        </draw:line>
        <draw:frame draw:style-name="gr230" draw:text-style-name="P14" draw:layer="layout" svg:width="2.1cm" svg:height="0.35cm" svg:x="6.405cm" svg:y="14.755cm">
          <draw:text-box>
            <text:p text:style-name="P13"><text:span text:style-name="T2">pcf8574_in: 0x21</text:span></text:p>
          </draw:text-box>
        </draw:frame>
        <draw:polyline draw:style-name="gr231" draw:text-style-name="P12" draw:layer="layout" svg:width="2.099cm" svg:height="0.399cm" svg:x="6.41cm" svg:y="14.305cm" svg:viewBox="0 0 2100 400" draw:points="2100,0 2100,400 0,400 0,0">
          <text:p/>
        </draw:polyline>
        <draw:rect draw:style-name="gr232" draw:text-style-name="P20" draw:layer="layout" svg:width="2.5cm" svg:height="1.1cm" svg:x="6.21cm" svg:y="14.31cm">
          <text:p/>
        </draw:rect>
        <draw:frame draw:style-name="gr233" draw:text-style-name="P15" draw:layer="layout" svg:width="0.24cm" svg:height="0.27cm" svg:x="6.29cm" svg:y="15.105cm">
          <draw:text-box>
            <text:p text:style-name="P13"><text:span text:style-name="T3">P7</text:span></text:p>
          </draw:text-box>
        </draw:frame>
        <draw:frame draw:style-name="gr234" draw:text-style-name="P15" draw:layer="layout" svg:width="0.24cm" svg:height="0.27cm" svg:x="6.89cm" svg:y="15.105cm">
          <draw:text-box>
            <text:p text:style-name="P13"><text:span text:style-name="T3">P5</text:span></text:p>
          </draw:text-box>
        </draw:frame>
        <draw:frame draw:style-name="gr235" draw:text-style-name="P15" draw:layer="layout" svg:width="0.24cm" svg:height="0.27cm" svg:x="7.19cm" svg:y="15.105cm">
          <draw:text-box>
            <text:p text:style-name="P13"><text:span text:style-name="T3">P4</text:span></text:p>
          </draw:text-box>
        </draw:frame>
        <draw:frame draw:style-name="gr236" draw:text-style-name="P15" draw:layer="layout" svg:width="0.24cm" svg:height="0.27cm" svg:x="7.49cm" svg:y="15.105cm">
          <draw:text-box>
            <text:p text:style-name="P13"><text:span text:style-name="T3">P3</text:span></text:p>
          </draw:text-box>
        </draw:frame>
        <draw:frame draw:style-name="gr237" draw:text-style-name="P15" draw:layer="layout" svg:width="0.24cm" svg:height="0.27cm" svg:x="7.79cm" svg:y="15.105cm">
          <draw:text-box>
            <text:p text:style-name="P13"><text:span text:style-name="T3">P2</text:span></text:p>
          </draw:text-box>
        </draw:frame>
        <draw:frame draw:style-name="gr238" draw:text-style-name="P15" draw:layer="layout" svg:width="0.24cm" svg:height="0.27cm" svg:x="8.09cm" svg:y="15.105cm">
          <draw:text-box>
            <text:p text:style-name="P13"><text:span text:style-name="T3">P1</text:span></text:p>
          </draw:text-box>
        </draw:frame>
        <draw:frame draw:style-name="gr239" draw:text-style-name="P15" draw:layer="layout" svg:width="0.24cm" svg:height="0.27cm" svg:x="8.39cm" svg:y="15.105cm">
          <draw:text-box>
            <text:p text:style-name="P13"><text:span text:style-name="T3">P0</text:span></text:p>
          </draw:text-box>
        </draw:frame>
        <draw:frame draw:style-name="gr240" draw:text-style-name="P15" draw:layer="layout" svg:width="0.115cm" svg:height="0.27cm" svg:x="6.29cm" svg:y="18.405cm">
          <draw:text-box>
            <text:p text:style-name="P13"><text:span text:style-name="T3">1</text:span></text:p>
          </draw:text-box>
        </draw:frame>
        <draw:polygon draw:style-name="gr102" draw:text-style-name="P21" draw:layer="layout" svg:width="1.799cm" svg:height="0.399cm" svg:x="7.605cm" svg:y="20cm" svg:viewBox="0 0 1800 400" draw:points="1800,400 1800,0 0,0 0,400">
          <text:p/>
        </draw:polygon>
        <draw:line draw:style-name="gr103" draw:text-style-name="P22" draw:layer="layout" svg:x1="9.405cm" svg:y1="20.3cm" svg:x2="7.605cm" svg:y2="20.3cm">
          <text:p/>
        </draw:line>
        <draw:line draw:style-name="gr103" draw:text-style-name="P22" draw:layer="layout" svg:x1="9.405cm" svg:y1="20.1cm" svg:x2="7.605cm" svg:y2="20.1cm">
          <text:p/>
        </draw:line>
        <draw:circle draw:style-name="gr36" draw:text-style-name="P11" draw:layer="layout" svg:width="0.1cm" svg:height="0.1cm" svg:x="8.055cm" svg:y="19.3cm">
          <text:p/>
        </draw:circle>
        <draw:line draw:style-name="gr241" draw:text-style-name="P1" draw:layer="layout" svg:x1="8.305cm" svg:y1="19.4cm" svg:x2="8.305cm" svg:y2="20.2cm">
          <text:p/>
        </draw:line>
        <draw:line draw:style-name="gr242" draw:text-style-name="P1" draw:layer="layout" svg:x1="8.105cm" svg:y1="19.4cm" svg:x2="8.105cm" svg:y2="20.25cm">
          <text:p/>
        </draw:line>
        <draw:circle draw:style-name="gr36" draw:text-style-name="P11" draw:layer="layout" svg:width="0.1cm" svg:height="0.1cm" svg:x="8.255cm" svg:y="19.3cm">
          <text:p/>
        </draw:circle>
        <draw:rect draw:style-name="gr149" draw:text-style-name="P31" draw:layer="layout" svg:width="0.302cm" svg:height="0.096cm" svg:x="8.105cm" svg:y="20.15cm">
          <text:p/>
        </draw:rect>
        <draw:g draw:style-name="gr1">
          <draw:rect draw:style-name="gr243" draw:text-style-name="P5" draw:layer="layout" svg:width="0.6cm" svg:height="1cm" draw:transform="rotate (-1.5707963267949) translate (9.005cm 18.1cm)">
            <text:p/>
          </draw:rect>
          <draw:rect draw:style-name="gr244" draw:text-style-name="P6" draw:layer="layout" svg:width="0.5cm" svg:height="0.9cm" draw:transform="rotate (-1.5707963267949) translate (8.955cm 18.15cm)">
            <text:p/>
          </draw:rect>
          <draw:rect draw:style-name="gr245" draw:text-style-name="P7" draw:layer="layout" svg:width="0.05cm" svg:height="0.3cm" draw:transform="rotate (-1.5707963267949) translate (8.655cm 18.65cm)">
            <text:p/>
          </draw:rect>
          <draw:circle draw:style-name="gr246" draw:text-style-name="P8" draw:layer="layout" svg:width="0.12cm" svg:height="0.12cm" draw:transform="rotate (-1.5707963267949) translate (8.365cm 18.44cm)">
            <text:p/>
          </draw:circle>
          <draw:circle draw:style-name="gr247" draw:text-style-name="P8" draw:layer="layout" svg:width="0.12cm" svg:height="0.12cm" draw:transform="rotate (-1.5707963267949) translate (8.565cm 18.44cm)">
            <text:p/>
          </draw:circle>
          <draw:circle draw:style-name="gr248" draw:text-style-name="P8" draw:layer="layout" svg:width="0.12cm" svg:height="0.12cm" draw:transform="rotate (-1.5707963267949) translate (8.765cm 18.44cm)">
            <text:p/>
          </draw:circle>
          <draw:circle draw:style-name="gr249" draw:text-style-name="P8" draw:layer="layout" svg:width="0.12cm" svg:height="0.12cm" draw:transform="rotate (-1.5707963267949) translate (8.365cm 18.24cm)">
            <text:p/>
          </draw:circle>
          <draw:circle draw:style-name="gr250" draw:text-style-name="P8" draw:layer="layout" svg:width="0.12cm" svg:height="0.12cm" draw:transform="rotate (-1.5707963267949) translate (8.565cm 18.24cm)">
            <text:p/>
          </draw:circle>
          <draw:circle draw:style-name="gr251" draw:text-style-name="P8" draw:layer="layout" svg:width="0.12cm" svg:height="0.12cm" draw:transform="rotate (-1.5707963267949) translate (8.765cm 18.24cm)">
            <text:p/>
          </draw:circle>
        </draw:g>
        <draw:rect draw:style-name="gr252" draw:text-style-name="P5" draw:layer="layout" svg:width="0.6cm" svg:height="1.4cm" draw:transform="rotate (-1.5707963267949) translate (9.205cm 17.1cm)">
          <text:p/>
        </draw:rect>
        <draw:rect draw:style-name="gr253" draw:text-style-name="P6" draw:layer="layout" svg:width="0.5cm" svg:height="1.3cm" draw:transform="rotate (-1.5707963267949) translate (9.155cm 17.15cm)">
          <text:p/>
        </draw:rect>
        <draw:rect draw:style-name="gr254" draw:text-style-name="P7" draw:layer="layout" svg:width="0.05cm" svg:height="0.3cm" draw:transform="rotate (-1.5707963267949) translate (8.655cm 17.65cm)">
          <text:p/>
        </draw:rect>
        <draw:circle draw:style-name="gr255" draw:text-style-name="P8" draw:layer="layout" svg:width="0.12cm" svg:height="0.12cm" draw:transform="rotate (-1.5707963267949) translate (8.165cm 17.44cm)">
          <text:p/>
        </draw:circle>
        <draw:circle draw:style-name="gr256" draw:text-style-name="P8" draw:layer="layout" svg:width="0.12cm" svg:height="0.12cm" draw:transform="rotate (-1.5707963267949) translate (8.365cm 17.44cm)">
          <text:p/>
        </draw:circle>
        <draw:circle draw:style-name="gr257" draw:text-style-name="P7" draw:layer="layout" svg:width="0.12cm" svg:height="0.12cm" draw:transform="rotate (-1.5707963267949) translate (8.565cm 17.44cm)">
          <text:p/>
        </draw:circle>
        <draw:circle draw:style-name="gr258" draw:text-style-name="P8" draw:layer="layout" svg:width="0.12cm" svg:height="0.12cm" draw:transform="rotate (-1.5707963267949) translate (8.165cm 17.24cm)">
          <text:p/>
        </draw:circle>
        <draw:circle draw:style-name="gr259" draw:text-style-name="P8" draw:layer="layout" svg:width="0.12cm" svg:height="0.12cm" draw:transform="rotate (-1.5707963267949) translate (8.365cm 17.24cm)">
          <text:p/>
        </draw:circle>
        <draw:circle draw:style-name="gr260" draw:text-style-name="P9" draw:layer="layout" svg:width="0.12cm" svg:height="0.12cm" draw:transform="rotate (-1.5707963267949) translate (8.565cm 17.24cm)">
          <text:p/>
        </draw:circle>
        <draw:circle draw:style-name="gr261" draw:text-style-name="P8" draw:layer="layout" svg:width="0.12cm" svg:height="0.12cm" draw:transform="rotate (-1.5707963267949) translate (8.765cm 17.44cm)">
          <text:p/>
        </draw:circle>
        <draw:circle draw:style-name="gr262" draw:text-style-name="P8" draw:layer="layout" svg:width="0.12cm" svg:height="0.12cm" draw:transform="rotate (-1.5707963267949) translate (8.965cm 17.44cm)">
          <text:p/>
        </draw:circle>
        <draw:circle draw:style-name="gr263" draw:text-style-name="P8" draw:layer="layout" svg:width="0.12cm" svg:height="0.12cm" draw:transform="rotate (-1.5707963267949) translate (8.765cm 17.24cm)">
          <text:p/>
        </draw:circle>
        <draw:circle draw:style-name="gr264" draw:text-style-name="P8" draw:layer="layout" svg:width="0.12cm" svg:height="0.12cm" draw:transform="rotate (-1.5707963267949) translate (8.965cm 17.24cm)">
          <text:p/>
        </draw:circle>
        <draw:frame draw:style-name="gr33" draw:text-style-name="P10" draw:layer="layout" svg:width="0.8cm" svg:height="0.379cm" svg:x="8.105cm" svg:y="17.721cm">
          <draw:text-box>
            <text:p><text:span text:style-name="T1">1OUT</text:span></text:p>
          </draw:text-box>
        </draw:frame>
        <draw:polyline draw:style-name="gr34" draw:text-style-name="P1" draw:layer="layout" svg:width="0.893cm" svg:height="0.363cm" draw:transform="rotate (-1.99735479598231) translate (8.9310001637442cm 18.6027085253043cm)" svg:viewBox="0 0 894 364" draw:points="0,248 546,0 712,364 894,281">
          <text:p/>
        </draw:polyline>
        <draw:polyline draw:style-name="gr35" draw:text-style-name="P1" draw:layer="layout" svg:width="0.893cm" svg:height="0.363cm" draw:transform="rotate (-1.99735479598231) translate (8.6933334697868cm 18.5855904377536cm)" svg:viewBox="0 0 894 364" draw:points="0,207 455,0 621,364 894,240">
          <text:p/>
        </draw:polyline>
        <draw:frame draw:style-name="gr265" draw:text-style-name="P15" draw:layer="layout" svg:width="0.115cm" svg:height="0.27cm" svg:x="8.09cm" svg:y="18.405cm">
          <draw:text-box>
            <text:p text:style-name="P13"><text:span text:style-name="T3">1</text:span></text:p>
          </draw:text-box>
        </draw:frame>
        <draw:g draw:style-name="gr1">
          <draw:rect draw:style-name="gr266" draw:text-style-name="P5" draw:layer="layout" svg:width="0.6cm" svg:height="1cm" draw:transform="rotate (-1.5707963267949) translate (5.405cm 18.1cm)">
            <text:p/>
          </draw:rect>
          <draw:rect draw:style-name="gr267" draw:text-style-name="P6" draw:layer="layout" svg:width="0.5cm" svg:height="0.9cm" draw:transform="rotate (-1.5707963267949) translate (5.355cm 18.15cm)">
            <text:p/>
          </draw:rect>
          <draw:rect draw:style-name="gr268" draw:text-style-name="P7" draw:layer="layout" svg:width="0.05cm" svg:height="0.3cm" draw:transform="rotate (-1.5707963267949) translate (5.055cm 18.65cm)">
            <text:p/>
          </draw:rect>
          <draw:circle draw:style-name="gr269" draw:text-style-name="P8" draw:layer="layout" svg:width="0.12cm" svg:height="0.12cm" draw:transform="rotate (-1.5707963267949) translate (4.765cm 18.44cm)">
            <text:p/>
          </draw:circle>
          <draw:circle draw:style-name="gr270" draw:text-style-name="P8" draw:layer="layout" svg:width="0.12cm" svg:height="0.12cm" draw:transform="rotate (-1.5707963267949) translate (4.965cm 18.44cm)">
            <text:p/>
          </draw:circle>
          <draw:circle draw:style-name="gr271" draw:text-style-name="P8" draw:layer="layout" svg:width="0.12cm" svg:height="0.12cm" draw:transform="rotate (-1.5707963267949) translate (5.165cm 18.44cm)">
            <text:p/>
          </draw:circle>
          <draw:circle draw:style-name="gr272" draw:text-style-name="P8" draw:layer="layout" svg:width="0.12cm" svg:height="0.12cm" draw:transform="rotate (-1.5707963267949) translate (4.765cm 18.24cm)">
            <text:p/>
          </draw:circle>
          <draw:circle draw:style-name="gr273" draw:text-style-name="P8" draw:layer="layout" svg:width="0.12cm" svg:height="0.12cm" draw:transform="rotate (-1.5707963267949) translate (4.965cm 18.24cm)">
            <text:p/>
          </draw:circle>
          <draw:circle draw:style-name="gr274" draw:text-style-name="P8" draw:layer="layout" svg:width="0.12cm" svg:height="0.12cm" draw:transform="rotate (-1.5707963267949) translate (5.165cm 18.24cm)">
            <text:p/>
          </draw:circle>
        </draw:g>
        <draw:rect draw:style-name="gr275" draw:text-style-name="P5" draw:layer="layout" svg:width="0.6cm" svg:height="1.4cm" draw:transform="rotate (-1.5707963267949) translate (5.605cm 17.1cm)">
          <text:p/>
        </draw:rect>
        <draw:rect draw:style-name="gr276" draw:text-style-name="P6" draw:layer="layout" svg:width="0.5cm" svg:height="1.3cm" draw:transform="rotate (-1.5707963267949) translate (5.555cm 17.15cm)">
          <text:p/>
        </draw:rect>
        <draw:rect draw:style-name="gr277" draw:text-style-name="P7" draw:layer="layout" svg:width="0.05cm" svg:height="0.3cm" draw:transform="rotate (-1.5707963267949) translate (5.055cm 17.65cm)">
          <text:p/>
        </draw:rect>
        <draw:circle draw:style-name="gr278" draw:text-style-name="P8" draw:layer="layout" svg:width="0.12cm" svg:height="0.12cm" draw:transform="rotate (-1.5707963267949) translate (4.565cm 17.44cm)">
          <text:p/>
        </draw:circle>
        <draw:circle draw:style-name="gr279" draw:text-style-name="P8" draw:layer="layout" svg:width="0.12cm" svg:height="0.12cm" draw:transform="rotate (-1.5707963267949) translate (4.765cm 17.44cm)">
          <text:p/>
        </draw:circle>
        <draw:circle draw:style-name="gr280" draw:text-style-name="P7" draw:layer="layout" svg:width="0.12cm" svg:height="0.12cm" draw:transform="rotate (-1.5707963267949) translate (4.965cm 17.44cm)">
          <text:p/>
        </draw:circle>
        <draw:circle draw:style-name="gr281" draw:text-style-name="P8" draw:layer="layout" svg:width="0.12cm" svg:height="0.12cm" draw:transform="rotate (-1.5707963267949) translate (4.565cm 17.24cm)">
          <text:p/>
        </draw:circle>
        <draw:circle draw:style-name="gr282" draw:text-style-name="P8" draw:layer="layout" svg:width="0.12cm" svg:height="0.12cm" draw:transform="rotate (-1.5707963267949) translate (4.765cm 17.24cm)">
          <text:p/>
        </draw:circle>
        <draw:circle draw:style-name="gr283" draw:text-style-name="P9" draw:layer="layout" svg:width="0.12cm" svg:height="0.12cm" draw:transform="rotate (-1.5707963267949) translate (4.965cm 17.24cm)">
          <text:p/>
        </draw:circle>
        <draw:circle draw:style-name="gr284" draw:text-style-name="P8" draw:layer="layout" svg:width="0.12cm" svg:height="0.12cm" draw:transform="rotate (-1.5707963267949) translate (5.165cm 17.44cm)">
          <text:p/>
        </draw:circle>
        <draw:circle draw:style-name="gr285" draw:text-style-name="P8" draw:layer="layout" svg:width="0.12cm" svg:height="0.12cm" draw:transform="rotate (-1.5707963267949) translate (5.365cm 17.44cm)">
          <text:p/>
        </draw:circle>
        <draw:circle draw:style-name="gr286" draw:text-style-name="P8" draw:layer="layout" svg:width="0.12cm" svg:height="0.12cm" draw:transform="rotate (-1.5707963267949) translate (5.165cm 17.24cm)">
          <text:p/>
        </draw:circle>
        <draw:circle draw:style-name="gr287" draw:text-style-name="P8" draw:layer="layout" svg:width="0.12cm" svg:height="0.12cm" draw:transform="rotate (-1.5707963267949) translate (5.365cm 17.24cm)">
          <text:p/>
        </draw:circle>
        <draw:frame draw:style-name="gr33" draw:text-style-name="P10" draw:layer="layout" svg:width="0.6cm" svg:height="0.379cm" svg:x="4.605cm" svg:y="17.721cm">
          <draw:text-box>
            <text:p><text:span text:style-name="T1">W3</text:span></text:p>
          </draw:text-box>
        </draw:frame>
        <draw:frame draw:style-name="gr288" draw:text-style-name="P15" draw:layer="layout" svg:width="0.115cm" svg:height="0.27cm" svg:x="4.49cm" svg:y="18.405cm">
          <draw:text-box>
            <text:p text:style-name="P13"><text:span text:style-name="T3">1</text:span></text:p>
          </draw:text-box>
        </draw:frame>
        <draw:g draw:style-name="gr1">
          <draw:polygon draw:style-name="gr102" draw:text-style-name="P21" draw:layer="layout" svg:width="0.899cm" svg:height="0.399cm" svg:x="3.105cm" svg:y="20cm" svg:viewBox="0 0 900 400" draw:points="900,400 900,0 0,0 0,400">
            <text:p/>
          </draw:polygon>
          <draw:line draw:style-name="gr103" draw:text-style-name="P22" draw:layer="layout" svg:x1="4.005cm" svg:y1="20.3cm" svg:x2="3.105cm" svg:y2="20.3cm">
            <text:p/>
          </draw:line>
          <draw:line draw:style-name="gr103" draw:text-style-name="P22" draw:layer="layout" svg:x1="4.005cm" svg:y1="20.1cm" svg:x2="3.105cm" svg:y2="20.1cm">
            <text:p/>
          </draw:line>
        </draw:g>
        <draw:g draw:style-name="gr1">
          <draw:rect draw:style-name="gr289" draw:text-style-name="P5" draw:layer="layout" svg:width="0.6cm" svg:height="1cm" draw:transform="rotate (-1.5707963267949) translate (3.605cm 18.1cm)">
            <text:p/>
          </draw:rect>
          <draw:rect draw:style-name="gr290" draw:text-style-name="P6" draw:layer="layout" svg:width="0.5cm" svg:height="0.9cm" draw:transform="rotate (-1.5707963267949) translate (3.555cm 18.15cm)">
            <text:p/>
          </draw:rect>
          <draw:rect draw:style-name="gr291" draw:text-style-name="P7" draw:layer="layout" svg:width="0.05cm" svg:height="0.3cm" draw:transform="rotate (-1.5707963267949) translate (3.255cm 18.65cm)">
            <text:p/>
          </draw:rect>
          <draw:circle draw:style-name="gr292" draw:text-style-name="P8" draw:layer="layout" svg:width="0.12cm" svg:height="0.12cm" draw:transform="rotate (-1.5707963267949) translate (2.965cm 18.44cm)">
            <text:p/>
          </draw:circle>
          <draw:circle draw:style-name="gr293" draw:text-style-name="P8" draw:layer="layout" svg:width="0.12cm" svg:height="0.12cm" draw:transform="rotate (-1.5707963267949) translate (3.165cm 18.44cm)">
            <text:p/>
          </draw:circle>
          <draw:circle draw:style-name="gr294" draw:text-style-name="P8" draw:layer="layout" svg:width="0.12cm" svg:height="0.12cm" draw:transform="rotate (-1.5707963267949) translate (3.365cm 18.44cm)">
            <text:p/>
          </draw:circle>
          <draw:circle draw:style-name="gr295" draw:text-style-name="P8" draw:layer="layout" svg:width="0.12cm" svg:height="0.12cm" draw:transform="rotate (-1.5707963267949) translate (2.965cm 18.24cm)">
            <text:p/>
          </draw:circle>
          <draw:circle draw:style-name="gr296" draw:text-style-name="P8" draw:layer="layout" svg:width="0.12cm" svg:height="0.12cm" draw:transform="rotate (-1.5707963267949) translate (3.165cm 18.24cm)">
            <text:p/>
          </draw:circle>
          <draw:circle draw:style-name="gr297" draw:text-style-name="P8" draw:layer="layout" svg:width="0.12cm" svg:height="0.12cm" draw:transform="rotate (-1.5707963267949) translate (3.365cm 18.24cm)">
            <text:p/>
          </draw:circle>
        </draw:g>
        <draw:rect draw:style-name="gr298" draw:text-style-name="P5" draw:layer="layout" svg:width="0.6cm" svg:height="1.4cm" draw:transform="rotate (-1.5707963267949) translate (3.805cm 17.1cm)">
          <text:p/>
        </draw:rect>
        <draw:rect draw:style-name="gr299" draw:text-style-name="P6" draw:layer="layout" svg:width="0.5cm" svg:height="1.3cm" draw:transform="rotate (-1.5707963267949) translate (3.755cm 17.15cm)">
          <text:p/>
        </draw:rect>
        <draw:rect draw:style-name="gr300" draw:text-style-name="P7" draw:layer="layout" svg:width="0.05cm" svg:height="0.3cm" draw:transform="rotate (-1.5707963267949) translate (3.255cm 17.65cm)">
          <text:p/>
        </draw:rect>
        <draw:circle draw:style-name="gr301" draw:text-style-name="P8" draw:layer="layout" svg:width="0.12cm" svg:height="0.12cm" draw:transform="rotate (-1.5707963267949) translate (2.765cm 17.44cm)">
          <text:p/>
        </draw:circle>
        <draw:circle draw:style-name="gr302" draw:text-style-name="P8" draw:layer="layout" svg:width="0.12cm" svg:height="0.12cm" draw:transform="rotate (-1.5707963267949) translate (2.965cm 17.44cm)">
          <text:p/>
        </draw:circle>
        <draw:circle draw:style-name="gr303" draw:text-style-name="P7" draw:layer="layout" svg:width="0.12cm" svg:height="0.12cm" draw:transform="rotate (-1.5707963267949) translate (3.165cm 17.44cm)">
          <text:p/>
        </draw:circle>
        <draw:circle draw:style-name="gr304" draw:text-style-name="P8" draw:layer="layout" svg:width="0.12cm" svg:height="0.12cm" draw:transform="rotate (-1.5707963267949) translate (2.765cm 17.24cm)">
          <text:p/>
        </draw:circle>
        <draw:circle draw:style-name="gr305" draw:text-style-name="P8" draw:layer="layout" svg:width="0.12cm" svg:height="0.12cm" draw:transform="rotate (-1.5707963267949) translate (2.965cm 17.24cm)">
          <text:p/>
        </draw:circle>
        <draw:circle draw:style-name="gr306" draw:text-style-name="P9" draw:layer="layout" svg:width="0.12cm" svg:height="0.12cm" draw:transform="rotate (-1.5707963267949) translate (3.165cm 17.24cm)">
          <text:p/>
        </draw:circle>
        <draw:circle draw:style-name="gr307" draw:text-style-name="P8" draw:layer="layout" svg:width="0.12cm" svg:height="0.12cm" draw:transform="rotate (-1.5707963267949) translate (3.365cm 17.44cm)">
          <text:p/>
        </draw:circle>
        <draw:circle draw:style-name="gr308" draw:text-style-name="P8" draw:layer="layout" svg:width="0.12cm" svg:height="0.12cm" draw:transform="rotate (-1.5707963267949) translate (3.565cm 17.44cm)">
          <text:p/>
        </draw:circle>
        <draw:circle draw:style-name="gr309" draw:text-style-name="P8" draw:layer="layout" svg:width="0.12cm" svg:height="0.12cm" draw:transform="rotate (-1.5707963267949) translate (3.365cm 17.24cm)">
          <text:p/>
        </draw:circle>
        <draw:circle draw:style-name="gr310" draw:text-style-name="P8" draw:layer="layout" svg:width="0.12cm" svg:height="0.12cm" draw:transform="rotate (-1.5707963267949) translate (3.565cm 17.24cm)">
          <text:p/>
        </draw:circle>
        <draw:frame draw:style-name="gr33" draw:text-style-name="P10" draw:layer="layout" svg:width="0.6cm" svg:height="0.38cm" svg:x="2.805cm" svg:y="17.72cm">
          <draw:text-box>
            <text:p><text:span text:style-name="T1">2IO</text:span></text:p>
          </draw:text-box>
        </draw:frame>
        <draw:frame draw:style-name="gr311" draw:text-style-name="P15" draw:layer="layout" svg:width="0.115cm" svg:height="0.27cm" svg:x="2.69cm" svg:y="18.405cm">
          <draw:text-box>
            <text:p text:style-name="P13"><text:span text:style-name="T3">1</text:span></text:p>
          </draw:text-box>
        </draw:frame>
        <draw:g draw:style-name="gr1">
          <draw:polygon draw:style-name="gr102" draw:text-style-name="P21" draw:layer="layout" svg:width="0.899cm" svg:height="0.399cm" svg:x="2.205cm" svg:y="20cm" svg:viewBox="0 0 900 400" draw:points="900,400 900,0 0,0 0,400">
            <text:p/>
          </draw:polygon>
          <draw:line draw:style-name="gr103" draw:text-style-name="P22" draw:layer="layout" svg:x1="3.105cm" svg:y1="20.3cm" svg:x2="2.205cm" svg:y2="20.3cm">
            <text:p/>
          </draw:line>
          <draw:line draw:style-name="gr103" draw:text-style-name="P22" draw:layer="layout" svg:x1="3.105cm" svg:y1="20.1cm" svg:x2="2.205cm" svg:y2="20.1cm">
            <text:p/>
          </draw:line>
        </draw:g>
        <draw:rect draw:style-name="gr127" draw:text-style-name="P23" draw:layer="layout" svg:width="0.2cm" svg:height="0.1cm" svg:x="3.005cm" svg:y="20.05cm">
          <text:p/>
        </draw:rect>
        <draw:rect draw:style-name="gr127" draw:text-style-name="P23" draw:layer="layout" svg:width="0.2cm" svg:height="0.1cm" svg:x="3.005cm" svg:y="20.25cm">
          <text:p/>
        </draw:rect>
        <draw:polyline draw:style-name="gr128" draw:text-style-name="P1" draw:layer="layout" svg:width="0.299cm" svg:height="0.999cm" svg:x="2.705cm" svg:y="18.3cm" svg:viewBox="0 0 300 1000" draw:points="200,0 300,100 300,800 0,800 0,1000">
          <text:p/>
        </draw:polyline>
        <draw:polyline draw:style-name="gr132" draw:text-style-name="P1" draw:layer="layout" svg:width="0.099cm" svg:height="2.599cm" svg:x="4.705cm" svg:y="18.5cm" svg:viewBox="0 0 100 2600" draw:points="0,0 0,2600 100,2300">
          <text:p/>
        </draw:polyline>
        <draw:polyline draw:style-name="gr312" draw:text-style-name="P1" draw:layer="layout" svg:width="0.099cm" svg:height="2.599cm" svg:x="4.905cm" svg:y="18.5cm" svg:viewBox="0 0 100 2600" draw:points="0,0 0,2600 100,2300">
          <text:p/>
        </draw:polyline>
        <draw:polyline draw:style-name="gr133" draw:text-style-name="P1" draw:layer="layout" svg:width="0.099cm" svg:height="2.599cm" svg:x="5.105cm" svg:y="18.5cm" svg:viewBox="0 0 100 2600" draw:points="0,0 0,2600 100,2400">
          <text:p/>
        </draw:polyline>
        <draw:polyline draw:style-name="gr313" draw:text-style-name="P1" draw:layer="layout" svg:width="0.099cm" svg:height="1.299cm" svg:x="4.905cm" svg:y="18.3cm" svg:viewBox="0 0 100 1300" draw:points="0,0 100,100 100,1300">
          <text:p/>
        </draw:polyline>
        <draw:polyline draw:style-name="gr134" draw:text-style-name="P1" draw:layer="layout" svg:width="0.099cm" svg:height="1.199cm" svg:x="5.105cm" svg:y="18.3cm" svg:viewBox="0 0 100 1200" draw:points="0,0 100,100 100,1200">
          <text:p/>
        </draw:polyline>
        <draw:g draw:style-name="gr146">
          <draw:polygon draw:style-name="gr147" draw:text-style-name="P29" draw:layer="layout" svg:width="1.499cm" svg:height="0.81cm" svg:x="4.305cm" svg:y="19.602cm" svg:viewBox="0 0 1500 811" draw:points="1500,409 1400,0 0,401 0,811">
            <text:p/>
          </draw:polygon>
          <draw:polygon draw:style-name="gr175" draw:text-style-name="P32" draw:layer="layout" svg:width="1.499cm" svg:height="0.81cm" draw:transform="rotate (-3.14159265358979) translate (5.805cm 20.8119883040936cm)" svg:viewBox="0 0 1500 811" draw:points="0,409 100,0 1500,401 1500,811">
            <text:p/>
          </draw:polygon>
          <draw:g draw:style-name="gr1">
            <draw:polygon draw:style-name="gr148" draw:text-style-name="P30" draw:layer="layout" svg:width="1.351cm" svg:height="0.204cm" draw:transform="skewX (-0.0109955742875643) rotate (-0.268082573106329) translate (4.34463097438911cm 20.4417837965726cm)" svg:viewBox="0 0 1352 205" draw:points="0,1 0,135 416,203 938,205 1352,103 1352,0">
              <text:p/>
            </draw:polygon>
            <draw:rect draw:style-name="gr149" draw:text-style-name="P31" draw:layer="layout" svg:width="0.303cm" svg:height="0.098cm" draw:transform="skewX (-0.0101229096615671) rotate (-0.267384441405532) translate (5.126cm 20.693cm)">
              <text:p/>
            </draw:rect>
          </draw:g>
          <draw:g draw:style-name="gr1">
            <draw:polygon draw:style-name="gr102" draw:text-style-name="P21" draw:layer="layout" svg:width="1.799cm" svg:height="0.408cm" draw:transform="rotate (-3.14159265358979) translate (5.805cm 20.4026315789474cm)" svg:viewBox="0 0 1800 409" draw:points="0,409 0,0 1800,0 1799,409">
              <text:p/>
            </draw:polygon>
            <draw:line draw:style-name="gr103" draw:text-style-name="P22" draw:layer="layout" svg:x1="5.805cm" svg:y1="20.096cm" svg:x2="4.005cm" svg:y2="20.096cm">
              <text:p/>
            </draw:line>
            <draw:line draw:style-name="gr103" draw:text-style-name="P22" draw:layer="layout" svg:x1="5.805cm" svg:y1="20.3cm" svg:x2="4.005cm" svg:y2="20.3cm">
              <text:p/>
            </draw:line>
          </draw:g>
          <draw:line draw:style-name="gr103" draw:text-style-name="P22" draw:layer="layout" svg:x1="5.731cm" svg:y1="20.705cm" svg:x2="4.405cm" svg:y2="20.308cm">
            <text:p/>
          </draw:line>
          <draw:line draw:style-name="gr103" draw:text-style-name="P22" draw:layer="layout" svg:x1="5.78cm" svg:y1="20.507cm" svg:x2="4.405cm" svg:y2="20.104cm">
            <text:p/>
          </draw:line>
          <draw:line draw:style-name="gr103" draw:text-style-name="P22" draw:layer="layout" svg:x1="5.732cm" svg:y1="19.708cm" svg:x2="4.406cm" svg:y2="20.105cm">
            <text:p/>
          </draw:line>
          <draw:line draw:style-name="gr103" draw:text-style-name="P22" draw:layer="layout" svg:x1="5.781cm" svg:y1="19.906cm" svg:x2="4.406cm" svg:y2="20.309cm">
            <text:p/>
          </draw:line>
          <draw:g draw:style-name="gr1">
            <draw:polygon draw:style-name="gr148" draw:text-style-name="P30" draw:layer="layout" svg:width="1.35cm" svg:height="0.208cm" draw:transform="skewX (0.0191986217719376) rotate (-2.86548156592429) translate (5.63745519001438cm 19.6023556147575cm)" svg:viewBox="0 0 1351 209" draw:points="1351,0 1350,138 935,207 414,209 0,106 0,1">
              <text:p/>
            </draw:polygon>
            <draw:rect draw:style-name="gr149" draw:text-style-name="P31" draw:layer="layout" svg:width="0.301cm" svg:height="0.1cm" draw:transform="skewX (0.0300196631343025) rotate (-2.86600516469989) translate (4.831cm 19.793cm)">
              <text:p/>
            </draw:rect>
          </draw:g>
        </draw:g>
        <draw:circle draw:style-name="gr36" draw:text-style-name="P11" draw:layer="layout" svg:width="0.1cm" svg:height="0.1cm" svg:x="2.455cm" svg:y="19.3cm">
          <text:p/>
        </draw:circle>
        <draw:circle draw:style-name="gr36" draw:text-style-name="P11" draw:layer="layout" svg:width="0.1cm" svg:height="0.1cm" svg:x="2.655cm" svg:y="19.3cm">
          <text:p/>
        </draw:circle>
        <draw:circle draw:style-name="gr36" draw:text-style-name="P11" draw:layer="layout" svg:width="0.1cm" svg:height="0.1cm" svg:x="3.455cm" svg:y="19.3cm">
          <text:p/>
        </draw:circle>
        <draw:circle draw:style-name="gr36" draw:text-style-name="P11" draw:layer="layout" svg:width="0.1cm" svg:height="0.1cm" svg:x="3.655cm" svg:y="19.3cm">
          <text:p/>
        </draw:circle>
        <draw:frame draw:style-name="gr33" draw:text-style-name="P10" draw:layer="layout" svg:width="0.7cm" svg:height="0.6cm" svg:x="2.505cm" svg:y="20.9cm">
          <draw:text-box>
            <text:p><text:span text:style-name="T1">DT</text:span></text:p>
            <text:p><text:span text:style-name="T1">DCC 41</text:span></text:p>
          </draw:text-box>
        </draw:frame>
        <draw:frame draw:style-name="gr33" draw:text-style-name="P10" draw:layer="layout" svg:width="1.4cm" svg:height="0.6cm" svg:x="3.905cm" svg:y="20.9cm">
          <draw:text-box>
            <text:p><text:span text:style-name="T1">T3L, T3R</text:span></text:p>
            <text:p><text:span text:style-name="T1">DCC 31, DCC 32 </text:span></text:p>
          </draw:text-box>
        </draw:frame>
        <draw:frame draw:style-name="gr33" draw:text-style-name="P10" draw:layer="layout" svg:width="0.7cm" svg:height="0.6cm" svg:x="6.505cm" svg:y="20.9cm">
          <draw:text-box>
            <text:p><text:span text:style-name="T1">T2</text:span></text:p>
            <text:p><text:span text:style-name="T1">DCC 21</text:span></text:p>
          </draw:text-box>
        </draw:frame>
        <draw:frame draw:style-name="gr33" draw:text-style-name="P10" draw:layer="layout" svg:width="0.7cm" svg:height="0.6cm" svg:x="7.905cm" svg:y="20.9cm">
          <draw:text-box>
            <text:p><text:span text:style-name="T1">UC</text:span></text:p>
            <text:p><text:span text:style-name="T1">DCC 11</text:span></text:p>
          </draw:text-box>
        </draw:frame>
        <draw:circle draw:style-name="gr129" draw:text-style-name="P24" draw:layer="layout" svg:width="0.1cm" svg:height="0.1cm" draw:transform="rotate (-3.14159265358979) translate (3.555cm 20.153cm)">
          <text:p/>
        </draw:circle>
        <draw:line draw:style-name="gr34" draw:text-style-name="P1" draw:layer="layout" svg:x1="3.505cm" svg:y1="19.4cm" svg:x2="3.505cm" svg:y2="20.1cm">
          <text:p/>
        </draw:line>
        <draw:line draw:style-name="gr130" draw:text-style-name="P1" draw:layer="layout" svg:x1="3.705cm" svg:y1="19.4cm" svg:x2="3.705cm" svg:y2="20.3cm">
          <text:p/>
        </draw:line>
        <draw:circle draw:style-name="gr131" draw:text-style-name="P25" draw:layer="layout" svg:width="0.1cm" svg:height="0.1cm" draw:transform="rotate (-3.14159265358979) translate (3.755cm 20.353cm)">
          <text:p/>
        </draw:circle>
        <draw:circle draw:style-name="gr129" draw:text-style-name="P24" draw:layer="layout" svg:width="0.1cm" svg:height="0.1cm" draw:transform="rotate (-3.14159265358979) translate (2.555cm 20.153cm)">
          <text:p/>
        </draw:circle>
        <draw:line draw:style-name="gr34" draw:text-style-name="P1" draw:layer="layout" svg:x1="2.505cm" svg:y1="19.4cm" svg:x2="2.505cm" svg:y2="20.1cm">
          <text:p/>
        </draw:line>
        <draw:line draw:style-name="gr130" draw:text-style-name="P1" draw:layer="layout" svg:x1="2.705cm" svg:y1="20.3cm" svg:x2="2.705cm" svg:y2="19.4cm">
          <text:p/>
        </draw:line>
        <draw:circle draw:style-name="gr131" draw:text-style-name="P25" draw:layer="layout" svg:width="0.1cm" svg:height="0.1cm" draw:transform="rotate (-3.14159265358979) translate (2.755cm 20.353cm)">
          <text:p/>
        </draw:circle>
        <draw:polyline draw:style-name="gr132" draw:text-style-name="P1" draw:layer="layout" svg:width="0.399cm" svg:height="0.798cm" svg:x="2.505cm" svg:y="18.501cm" svg:viewBox="0 0 400 799" draw:points="400,0 400,499 0,499 0,799">
          <text:p/>
        </draw:polyline>
        <draw:polyline draw:style-name="gr128" draw:text-style-name="P1" draw:layer="layout" svg:width="0.099cm" svg:height="1.299cm" svg:x="4.705cm" svg:y="18.3cm" svg:viewBox="0 0 100 1300" draw:points="0,0 100,100 100,1300">
          <text:p/>
        </draw:polyline>
        <draw:polyline draw:style-name="gr133" draw:text-style-name="P1" draw:layer="layout" svg:width="0.199cm" svg:height="0.799cm" svg:x="3.305cm" svg:y="18.5cm" svg:viewBox="0 0 200 800" draw:points="0,0 0,600 200,600 200,800">
          <text:p/>
        </draw:polyline>
        <draw:polyline draw:style-name="gr134" draw:text-style-name="P1" draw:layer="layout" svg:width="0.399cm" svg:height="0.999cm" svg:x="3.305cm" svg:y="18.3cm" svg:viewBox="0 0 400 1000" draw:points="0,0 100,100 100,700 400,700 400,1000">
          <text:p/>
        </draw:polyline>
        <draw:circle draw:style-name="gr36" draw:text-style-name="P11" draw:layer="layout" svg:width="0.1cm" svg:height="0.1cm" svg:x="4.655cm" svg:y="19.3cm">
          <text:p/>
        </draw:circle>
        <draw:circle draw:style-name="gr36" draw:text-style-name="P11" draw:layer="layout" svg:width="0.1cm" svg:height="0.1cm" svg:x="4.755cm" svg:y="19.3cm">
          <text:p/>
        </draw:circle>
        <draw:circle draw:style-name="gr36" draw:text-style-name="P11" draw:layer="layout" svg:width="0.1cm" svg:height="0.1cm" svg:x="4.855cm" svg:y="19.3cm">
          <text:p/>
        </draw:circle>
        <draw:circle draw:style-name="gr36" draw:text-style-name="P11" draw:layer="layout" svg:width="0.1cm" svg:height="0.1cm" svg:x="4.955cm" svg:y="19.3cm">
          <text:p/>
        </draw:circle>
        <draw:circle draw:style-name="gr36" draw:text-style-name="P11" draw:layer="layout" svg:width="0.1cm" svg:height="0.1cm" svg:x="5.055cm" svg:y="19.3cm">
          <text:p/>
        </draw:circle>
        <draw:circle draw:style-name="gr36" draw:text-style-name="P11" draw:layer="layout" svg:width="0.1cm" svg:height="0.1cm" svg:x="5.155cm" svg:y="19.3cm">
          <text:p/>
        </draw:circle>
        <draw:line draw:style-name="gr314" draw:text-style-name="P12" draw:layer="layout" svg:x1="2.105cm" svg:y1="15.9cm" svg:x2="2.105cm" svg:y2="14.4cm">
          <text:p/>
        </draw:line>
        <draw:circle draw:style-name="gr136" draw:text-style-name="P26" draw:layer="layout" svg:width="0.1cm" svg:height="0.1cm" svg:x="2.055cm" svg:y="14.35cm">
          <text:p/>
        </draw:circle>
        <draw:g draw:style-name="gr1">
          <draw:line draw:style-name="gr137" draw:text-style-name="P27" draw:layer="layout" svg:x1="2.255cm" svg:y1="15.95cm" svg:x2="2.455cm" svg:y2="16.05cm">
            <text:p/>
          </draw:line>
          <draw:line draw:style-name="gr137" draw:text-style-name="P27" draw:layer="layout" svg:x1="2.255cm" svg:y1="15.85cm" svg:x2="2.455cm" svg:y2="15.95cm">
            <text:p/>
          </draw:line>
        </draw:g>
        <draw:line draw:style-name="gr138" draw:text-style-name="P1" draw:layer="layout" svg:x1="2.005cm" svg:y1="16cm" svg:x2="2.205cm" svg:y2="16cm">
          <text:p/>
        </draw:line>
        <draw:polygon draw:style-name="gr139" draw:text-style-name="P28" draw:layer="layout" svg:width="0.199cm" svg:height="0.199cm" svg:x="2.005cm" svg:y="15.8cm" svg:viewBox="0 0 200 200" draw:points="0,0 200,0 100,200">
          <text:p/>
        </draw:polygon>
        <draw:line draw:style-name="gr138" draw:text-style-name="P1" draw:layer="layout" svg:x1="3.205cm" svg:y1="15.6cm" svg:x2="3.205cm" svg:y2="15.7cm">
          <text:p/>
        </draw:line>
        <draw:rect draw:style-name="gr140" draw:text-style-name="P11" draw:layer="layout" svg:width="0.201cm" svg:height="0.501cm" svg:x="3.104cm" svg:y="15.699cm">
          <text:p/>
        </draw:rect>
        <draw:polyline draw:style-name="gr138" draw:text-style-name="P1" draw:layer="layout" svg:width="1.117cm" svg:height="0.786cm" draw:transform="rotate (-2.96182374063438) translate (3.24018416484047cm 16.3936059535739cm)" svg:viewBox="0 0 1118 787" draw:points="0,197 36,0 1118,197 1011,787">
          <text:p/>
        </draw:polyline>
        <draw:frame draw:style-name="gr315" draw:text-style-name="P15" draw:layer="layout" svg:width="0.24cm" svg:height="0.27cm" svg:x="2.79cm" svg:y="15.805cm">
          <draw:text-box>
            <text:p text:style-name="P13"><text:span text:style-name="T3">330</text:span></text:p>
          </draw:text-box>
        </draw:frame>
        <draw:frame draw:style-name="gr33" draw:text-style-name="P10" draw:layer="layout" svg:width="0.7cm" svg:height="0.3cm" svg:x="2.205cm" svg:y="16.1cm">
          <draw:text-box>
            <text:p><text:span text:style-name="T1">BL, DCC 51</text:span></text:p>
          </draw:text-box>
        </draw:frame>
        <draw:polyline draw:style-name="gr145" draw:text-style-name="P1" draw:layer="layout" svg:width="1.206cm" svg:height="1.724cm" draw:transform="rotate (-2.96182374063438) translate (3.81349745945587cm 17.2975518698223cm)" svg:viewBox="0 0 1207 1725" draw:points="1127,0 1207,116 1064,902 179,741 0,1725">
          <text:p/>
        </draw:polyline>
        <draw:polyline draw:style-name="gr316" draw:text-style-name="P1" draw:layer="layout" svg:width="3.764cm" svg:height="1.259cm" draw:transform="rotate (-2.96182374063438) translate (6.9303748559165cm 16.8401577268962cm)" svg:viewBox="0 0 3765 1260" draw:points="3685,0 3765,116 3640,804 197,178 0,1260">
          <text:p/>
        </draw:polyline>
        <draw:frame draw:style-name="gr317" draw:text-style-name="P15" draw:layer="layout" svg:width="0.115cm" svg:height="0.27cm" svg:x="2.491cm" svg:y="17.405cm">
          <draw:text-box>
            <text:p text:style-name="P13"><text:span text:style-name="T3">1</text:span></text:p>
          </draw:text-box>
        </draw:frame>
        <draw:frame draw:style-name="gr318" draw:text-style-name="P15" draw:layer="layout" svg:width="0.115cm" svg:height="0.27cm" svg:x="4.292cm" svg:y="17.405cm">
          <draw:text-box>
            <text:p text:style-name="P13"><text:span text:style-name="T3">1</text:span></text:p>
          </draw:text-box>
        </draw:frame>
        <draw:frame draw:style-name="gr319" draw:text-style-name="P15" draw:layer="layout" svg:width="0.115cm" svg:height="0.27cm" svg:x="6.093cm" svg:y="17.405cm">
          <draw:text-box>
            <text:p text:style-name="P13"><text:span text:style-name="T3">1</text:span></text:p>
          </draw:text-box>
        </draw:frame>
        <draw:frame draw:style-name="gr320" draw:text-style-name="P15" draw:layer="layout" svg:width="0.115cm" svg:height="0.27cm" svg:x="7.894cm" svg:y="17.405cm">
          <draw:text-box>
            <text:p text:style-name="P13"><text:span text:style-name="T3">1</text:span></text:p>
          </draw:text-box>
        </draw:frame>
        <draw:polyline draw:style-name="gr316" draw:text-style-name="P1" draw:layer="layout" svg:width="2.879cm" svg:height="1.421cm" draw:transform="rotate (-2.96182374063438) translate (7.8593239856582cm 16.9994544984461cm)" svg:viewBox="0 0 2880 1422" draw:points="2799,0 2880,116 2719,1002 161,537 0,1422">
          <text:p/>
        </draw:polyline>
        <draw:polyline draw:style-name="gr321" draw:text-style-name="P1" draw:layer="layout" svg:width="0.357cm" svg:height="1.743cm" draw:transform="rotate (-2.96182374063438) translate (4.7512891538833cm 17.2552416750173cm)" svg:viewBox="0 0 358 1744" draw:points="250,0 0,1377 358,1646 340,1744">
          <text:p/>
        </draw:polyline>
        <draw:polyline draw:style-name="gr322" draw:text-style-name="P1" draw:layer="layout" svg:width="0.715cm" svg:height="2.029cm" draw:transform="rotate (-2.96182374063438) translate (4.85448617709634cm 17.4728337574375cm)" svg:viewBox="0 0 716 2030" draw:points="152,0 232,116 0,1395 716,1932 698,2030">
          <text:p/>
        </draw:polyline>
        <draw:polyline draw:style-name="gr323" draw:text-style-name="P1" draw:layer="layout" svg:width="2.647cm" svg:height="1.279cm" draw:transform="rotate (-2.96182374063438) translate (7.7099206824347cm 16.8276056802734cm)" svg:viewBox="0 0 2648 1280" draw:points="2648,0 2486,886 125,457 0,1146 179,1280">
          <text:p/>
        </draw:polyline>
        <draw:polyline draw:style-name="gr145" draw:text-style-name="P1" draw:layer="layout" svg:width="0.321cm" svg:height="1.886cm" draw:transform="rotate (-2.96182374063438) translate (4.74244658919754cm 17.4568486413723cm)" svg:viewBox="0 0 322 1887" draw:points="241,0 322,116 144,1100 126,1199 0,1887">
          <text:p/>
        </draw:polyline>
        <draw:polyline draw:style-name="gr324" draw:text-style-name="P1" draw:layer="layout" svg:width="2.45cm" svg:height="1.564cm" draw:transform="rotate (-2.96182374063438) translate (7.6369279136699cm 17.0762168745532cm)" svg:viewBox="0 0 2451 1565" draw:points="2370,0 2451,116 2254,1199 89,805 0,1297 358,1565">
          <text:p/>
        </draw:polyline>
        <draw:polyline draw:style-name="gr325" draw:text-style-name="P1" draw:layer="layout" svg:width="1.18cm" svg:height="2.101cm" draw:transform="rotate (-2.96182374063438) translate (6.47214219998081cm 17.4699885758729cm)" svg:viewBox="0 0 1181 2102" draw:points="168,0 248,116 0,1494 1181,1709 1109,2102">
          <text:p/>
        </draw:polyline>
        <draw:polyline draw:style-name="gr321" draw:text-style-name="P1" draw:layer="layout" svg:width="1.484cm" svg:height="1.958cm" draw:transform="rotate (-2.96182374063438) translate (6.5161049890428cm 17.2616357214434cm)" svg:viewBox="0 0 1485 1959" draw:points="215,0 0,1181 1377,1431 1306,1825 1485,1959">
          <text:p/>
        </draw:polyline>
        <draw:polyline draw:style-name="gr316" draw:text-style-name="P1" draw:layer="layout" svg:width="1.698cm" svg:height="1.636cm" draw:transform="rotate (-2.96182374063438) translate (8.49768826421481cm 17.210559487489cm)" svg:viewBox="0 0 1699 1637" draw:points="1619,0 1699,116 1592,707 215,456 0,1637">
          <text:p/>
        </draw:polyline>
        <draw:polyline draw:style-name="gr323" draw:text-style-name="P1" draw:layer="layout" svg:width="1.466cm" svg:height="1.494cm" draw:transform="rotate (-2.96182374063438) translate (8.3482849609913cm 17.0387106693162cm)" svg:viewBox="0 0 1467 1495" draw:points="1467,0 1359,591 179,377 0,1361 179,1495">
          <text:p/>
        </draw:polyline>
        <draw:polyline draw:style-name="gr325" draw:text-style-name="P1" draw:layer="layout" svg:width="2.557cm" svg:height="2.37cm" draw:transform="rotate (-2.96182374063438) translate (8.19310722643831cm 17.4853516648479cm)" svg:viewBox="0 0 2558 2371" draw:points="88,0 268,135 0,1611 2558,2076 2504,2371">
          <text:p/>
        </draw:polyline>
        <draw:polyline draw:style-name="gr316" draw:text-style-name="P1" draw:layer="layout" svg:width="0.222cm" svg:height="1.905cm" draw:transform="rotate (-2.96182374063438) translate (8.8458515034669cm 17.4755846743846cm)" svg:viewBox="0 0 223 1906" draw:points="142,0 223,116 115,707 215,726 0,1906">
          <text:p/>
        </draw:polyline>
        <draw:polygon draw:style-name="gr326" draw:text-style-name="P33" draw:layer="layout" svg:width="1.499cm" svg:height="0.81cm" svg:x="12.3cm" svg:y="2.502cm" svg:viewBox="0 0 1500 811" draw:points="0,409 100,0 1500,401 1500,811">
          <text:p/>
        </draw:polygon>
        <draw:polygon draw:style-name="gr147" draw:text-style-name="P29" draw:layer="layout" svg:width="1.502cm" svg:height="0.799cm" draw:transform="rotate (-3.14159265358979) translate (13.8cm 3.701cm)" svg:viewBox="0 0 1503 800" draw:points="1503,361 1406,0 0,390 0,800">
          <text:p/>
        </draw:polygon>
        <draw:g draw:style-name="gr1">
          <draw:polygon draw:style-name="gr148" draw:text-style-name="P30" draw:layer="layout" svg:width="1.351cm" svg:height="0.204cm" draw:transform="skewX (0.0109955742875643) rotate (0.26790804018113) translate (12.4566617052207cm 3.69990559535183cm)" svg:viewBox="0 0 1352 205" draw:points="1352,1 1352,135 936,203 414,205 0,103 0,0">
            <text:p/>
          </draw:polygon>
          <draw:rect draw:style-name="gr149" draw:text-style-name="P31" draw:layer="layout" svg:width="0.303cm" svg:height="0.098cm" draw:transform="skewX (0.0101229096615671) rotate (0.267384441405531) translate (12.687cm 3.673cm)">
            <text:p/>
          </draw:rect>
        </draw:g>
        <draw:g draw:style-name="gr1">
          <draw:polygon draw:style-name="gr102" draw:text-style-name="P21" draw:layer="layout" svg:width="1.799cm" svg:height="0.408cm" draw:transform="rotate (-3.14159265358979) translate (14.1cm 3.30263157894737cm)" svg:viewBox="0 0 1800 409" draw:points="1800,409 1800,0 0,0 1,409">
            <text:p/>
          </draw:polygon>
          <draw:line draw:style-name="gr103" draw:text-style-name="P22" draw:layer="layout" svg:x1="12.3cm" svg:y1="2.996cm" svg:x2="14.1cm" svg:y2="2.996cm">
            <text:p/>
          </draw:line>
          <draw:line draw:style-name="gr103" draw:text-style-name="P22" draw:layer="layout" svg:x1="12.3cm" svg:y1="3.2cm" svg:x2="14.1cm" svg:y2="3.2cm">
            <text:p/>
          </draw:line>
        </draw:g>
        <draw:line draw:style-name="gr103" draw:text-style-name="P22" draw:layer="layout" svg:x1="12.16cm" svg:y1="3.701cm" svg:x2="13.7cm" svg:y2="3.208cm">
          <text:p/>
        </draw:line>
        <draw:line draw:style-name="gr103" draw:text-style-name="P22" draw:layer="layout" svg:x1="12.11cm" svg:y1="3.464cm" svg:x2="13.7cm" svg:y2="3.004cm">
          <text:p/>
        </draw:line>
        <draw:line draw:style-name="gr103" draw:text-style-name="P22" draw:layer="layout" svg:x1="12.373cm" svg:y1="2.608cm" svg:x2="13.699cm" svg:y2="3.005cm">
          <text:p/>
        </draw:line>
        <draw:line draw:style-name="gr103" draw:text-style-name="P22" draw:layer="layout" svg:x1="12.324cm" svg:y1="2.806cm" svg:x2="13.699cm" svg:y2="3.209cm">
          <text:p/>
        </draw:line>
        <draw:g draw:style-name="gr1">
          <draw:polygon draw:style-name="gr148" draw:text-style-name="P30" draw:layer="layout" svg:width="1.349cm" svg:height="0.212cm" draw:transform="skewX (-0.0291469985083053) rotate (2.86024557816831) translate (13.7644485160002cm 2.87965347924964cm)" svg:viewBox="0 0 1350 213" draw:points="0,0 1,140 416,211 936,213 1350,108 1350,2">
            <text:p/>
          </draw:polygon>
          <draw:rect draw:style-name="gr149" draw:text-style-name="P31" draw:layer="layout" svg:width="0.302cm" svg:height="0.102cm" draw:transform="skewX (-0.0490437519810406) rotate (2.8628635720463) translate (13.562cm 2.782cm)">
            <text:p/>
          </draw:rect>
        </draw:g>
        <draw:polygon draw:style-name="gr326" draw:text-style-name="P33" draw:layer="layout" svg:width="1.899cm" svg:height="0.909cm" svg:x="10.5cm" svg:y="2cm" svg:viewBox="0 0 1900 910" draw:points="0,400 0,0 1900,504 1807,910">
          <text:p/>
        </draw:polygon>
        <draw:line draw:style-name="gr103" draw:text-style-name="P22" draw:layer="layout" svg:x1="10.6cm" svg:y1="2.1cm" svg:x2="12.381cm" svg:y2="2.611cm">
          <text:p/>
        </draw:line>
        <draw:line draw:style-name="gr103" draw:text-style-name="P22" draw:layer="layout" svg:x1="10.5cm" svg:y1="2.3cm" svg:x2="12.331cm" svg:y2="2.807cm">
          <text:p/>
        </draw:line>
        <draw:g draw:style-name="gr1">
          <draw:polygon draw:style-name="gr102" draw:text-style-name="P21" draw:layer="layout" svg:width="1.799cm" svg:height="0.399cm" svg:x="12.2cm" svg:y="3.8cm" svg:viewBox="0 0 1800 400" draw:points="1800,400 1800,0 0,0 0,400">
            <text:p/>
          </draw:polygon>
          <draw:line draw:style-name="gr103" draw:text-style-name="P22" draw:layer="layout" svg:x1="14cm" svg:y1="4.1cm" svg:x2="12.2cm" svg:y2="4.1cm">
            <text:p/>
          </draw:line>
          <draw:line draw:style-name="gr103" draw:text-style-name="P22" draw:layer="layout" svg:x1="14cm" svg:y1="3.9cm" svg:x2="12.2cm" svg:y2="3.9cm">
            <text:p/>
          </draw:line>
        </draw:g>
        <draw:frame draw:style-name="gr33" draw:text-style-name="P10" draw:layer="layout" svg:width="1.2cm" svg:height="0.4cm" svg:x="9.8cm" svg:y="2.5cm">
          <draw:text-box>
            <text:p><text:span text:style-name="T1">DCC 11: UC</text:span></text:p>
          </draw:text-box>
        </draw:frame>
        <draw:g draw:style-name="gr1">
          <draw:polygon draw:style-name="gr102" draw:text-style-name="P21" draw:layer="layout" svg:width="1.199cm" svg:height="0.399cm" svg:x="14cm" svg:y="3.8cm" svg:viewBox="0 0 1200 400" draw:points="1200,400 1200,0 0,0 0,400">
            <text:p/>
          </draw:polygon>
          <draw:line draw:style-name="gr103" draw:text-style-name="P22" draw:layer="layout" svg:x1="15.2cm" svg:y1="4.1cm" svg:x2="14cm" svg:y2="4.1cm">
            <text:p/>
          </draw:line>
          <draw:line draw:style-name="gr103" draw:text-style-name="P22" draw:layer="layout" svg:x1="15.2cm" svg:y1="3.9cm" svg:x2="14cm" svg:y2="3.9cm">
            <text:p/>
          </draw:line>
        </draw:g>
        <draw:polygon draw:style-name="gr147" draw:text-style-name="P29" draw:layer="layout" svg:width="1.736cm" svg:height="0.864cm" svg:x="10.7cm" svg:y="3.327cm" svg:viewBox="0 0 1737 865" draw:points="1737,361 1641,0 3,473 0,865">
          <text:p/>
        </draw:polygon>
        <draw:polygon draw:style-name="gr148" draw:text-style-name="P30" draw:layer="layout" svg:width="1.349cm" svg:height="0.199cm" svg:x="10.7cm" svg:y="4.2cm" svg:viewBox="0 0 1350 200" draw:points="0,0 0,132 415,198 936,200 1350,101 1350,0">
          <text:p/>
        </draw:polygon>
        <draw:rect draw:style-name="gr149" draw:text-style-name="P31" draw:layer="layout" svg:width="0.302cm" svg:height="0.096cm" svg:x="11.519cm" svg:y="4.235cm">
          <text:p/>
        </draw:rect>
        <draw:g draw:style-name="gr1">
          <draw:polygon draw:style-name="gr102" draw:text-style-name="P21" draw:layer="layout" svg:width="1.799cm" svg:height="0.399cm" svg:x="10.4cm" svg:y="3.8cm" svg:viewBox="0 0 1800 400" draw:points="1800,400 1800,0 0,0 1,400">
            <text:p/>
          </draw:polygon>
          <draw:line draw:style-name="gr103" draw:text-style-name="P22" draw:layer="layout" svg:x1="12.2cm" svg:y1="4.1cm" svg:x2="10.4cm" svg:y2="4.1cm">
            <text:p/>
          </draw:line>
          <draw:line draw:style-name="gr103" draw:text-style-name="P22" draw:layer="layout" svg:x1="12.2cm" svg:y1="3.9cm" svg:x2="10.4cm" svg:y2="3.9cm">
            <text:p/>
          </draw:line>
        </draw:g>
        <draw:line draw:style-name="gr103" draw:text-style-name="P22" draw:layer="layout" svg:x1="12.397cm" svg:y1="3.38cm" svg:x2="10.71cm" svg:y2="3.894cm">
          <text:p/>
        </draw:line>
        <draw:line draw:style-name="gr103" draw:text-style-name="P22" draw:layer="layout" svg:x1="12.462cm" svg:y1="3.604cm" svg:x2="10.753cm" svg:y2="4.099cm">
          <text:p/>
        </draw:line>
        <draw:g draw:style-name="gr1">
          <draw:polygon draw:style-name="gr102" draw:text-style-name="P21" draw:layer="layout" svg:width="1.199cm" svg:height="0.399cm" svg:x="14cm" svg:y="2.9cm" svg:viewBox="0 0 1200 400" draw:points="1200,400 1200,0 0,0 0,400">
            <text:p/>
          </draw:polygon>
          <draw:line draw:style-name="gr103" draw:text-style-name="P22" draw:layer="layout" svg:x1="15.2cm" svg:y1="3.2cm" svg:x2="14cm" svg:y2="3.2cm">
            <text:p/>
          </draw:line>
          <draw:line draw:style-name="gr103" draw:text-style-name="P22" draw:layer="layout" svg:x1="15.2cm" svg:y1="3cm" svg:x2="14cm" svg:y2="3cm">
            <text:p/>
          </draw:line>
        </draw:g>
        <draw:g draw:style-name="gr1">
          <draw:polygon draw:style-name="gr102" draw:text-style-name="P21" draw:layer="layout" svg:width="0.928cm" svg:height="0.399cm" svg:x="11.4cm" svg:y="2.9cm" svg:viewBox="0 0 929 400" draw:points="929,400 929,0 0,0 0,400">
            <text:p/>
          </draw:polygon>
          <draw:line draw:style-name="gr103" draw:text-style-name="P22" draw:layer="layout" svg:x1="12.329cm" svg:y1="3.2cm" svg:x2="11.4cm" svg:y2="3.2cm">
            <text:p/>
          </draw:line>
          <draw:line draw:style-name="gr103" draw:text-style-name="P22" draw:layer="layout" svg:x1="12.329cm" svg:y1="3cm" svg:x2="11.4cm" svg:y2="3cm">
            <text:p/>
          </draw:line>
        </draw:g>
        <draw:g draw:style-name="gr1">
          <draw:polygon draw:style-name="gr102" draw:text-style-name="P21" draw:layer="layout" svg:width="0.999cm" svg:height="0.399cm" svg:x="10.4cm" svg:y="2.9cm" svg:viewBox="0 0 1000 400" draw:points="1000,400 1000,0 0,0 0,400">
            <text:p/>
          </draw:polygon>
          <draw:line draw:style-name="gr103" draw:text-style-name="P22" draw:layer="layout" svg:x1="11.4cm" svg:y1="3.2cm" svg:x2="10.4cm" svg:y2="3.2cm">
            <text:p/>
          </draw:line>
          <draw:line draw:style-name="gr103" draw:text-style-name="P22" draw:layer="layout" svg:x1="11.4cm" svg:y1="3cm" svg:x2="10.4cm" svg:y2="3cm">
            <text:p/>
          </draw:line>
        </draw:g>
        <draw:rect draw:style-name="gr149" draw:text-style-name="P31" draw:layer="layout" svg:width="0.302cm" svg:height="0.096cm" svg:x="10.707cm" svg:y="3.05cm">
          <text:p/>
        </draw:rect>
        <draw:g draw:style-name="gr1">
          <draw:polygon draw:style-name="gr102" draw:text-style-name="P21" draw:layer="layout" svg:width="0.599cm" svg:height="0.399cm" svg:x="9.8cm" svg:y="3.8cm" svg:viewBox="0 0 600 400" draw:points="600,400 600,0 0,0 0,400">
            <text:p/>
          </draw:polygon>
          <draw:line draw:style-name="gr103" draw:text-style-name="P22" draw:layer="layout" svg:x1="10.4cm" svg:y1="4.1cm" svg:x2="9.8cm" svg:y2="4.1cm">
            <text:p/>
          </draw:line>
          <draw:line draw:style-name="gr103" draw:text-style-name="P22" draw:layer="layout" svg:x1="10.4cm" svg:y1="3.9cm" svg:x2="9.8cm" svg:y2="3.9cm">
            <text:p/>
          </draw:line>
        </draw:g>
        <draw:g draw:style-name="gr1">
          <draw:polygon draw:style-name="gr102" draw:text-style-name="P21" draw:layer="layout" svg:width="0.599cm" svg:height="0.399cm" svg:x="9.8cm" svg:y="2.9cm" svg:viewBox="0 0 600 400" draw:points="600,400 600,0 0,0 0,400">
            <text:p/>
          </draw:polygon>
          <draw:line draw:style-name="gr103" draw:text-style-name="P22" draw:layer="layout" svg:x1="10.4cm" svg:y1="3.2cm" svg:x2="9.8cm" svg:y2="3.2cm">
            <text:p/>
          </draw:line>
          <draw:line draw:style-name="gr103" draw:text-style-name="P22" draw:layer="layout" svg:x1="10.4cm" svg:y1="3cm" svg:x2="9.8cm" svg:y2="3cm">
            <text:p/>
          </draw:line>
        </draw:g>
        <draw:polygon draw:style-name="gr102" draw:text-style-name="P21" draw:layer="layout" svg:width="0.699cm" svg:height="0.399cm" svg:x="9.8cm" svg:y="2cm" svg:viewBox="0 0 700 400" draw:points="700,400 700,0 0,0 0,400">
          <text:p/>
        </draw:polygon>
        <draw:line draw:style-name="gr103" draw:text-style-name="P22" draw:layer="layout" svg:x1="10.5cm" svg:y1="2.3cm" svg:x2="9.8cm" svg:y2="2.3cm">
          <text:p/>
        </draw:line>
        <draw:line draw:style-name="gr103" draw:text-style-name="P22" draw:layer="layout" svg:x1="10.6cm" svg:y1="2.1cm" svg:x2="9.8cm" svg:y2="2.1cm">
          <text:p/>
        </draw:line>
        <draw:circle draw:style-name="gr129" draw:text-style-name="P24" draw:layer="layout" svg:width="0.1cm" svg:height="0.1cm" draw:transform="rotate (-3.14159265358979) translate (10.05cm 3.953cm)">
          <text:p/>
        </draw:circle>
        <draw:circle draw:style-name="gr131" draw:text-style-name="P25" draw:layer="layout" svg:width="0.1cm" svg:height="0.1cm" draw:transform="rotate (-3.14159265358979) translate (10.25cm 4.153cm)">
          <text:p/>
        </draw:circle>
        <draw:circle draw:style-name="gr129" draw:text-style-name="P24" draw:layer="layout" svg:width="0.1cm" svg:height="0.1cm" draw:transform="rotate (-3.14159265358979) translate (14.65cm 3.953cm)">
          <text:p/>
        </draw:circle>
        <draw:circle draw:style-name="gr131" draw:text-style-name="P25" draw:layer="layout" svg:width="0.1cm" svg:height="0.1cm" draw:transform="rotate (-3.14159265358979) translate (14.85cm 4.153cm)">
          <text:p/>
        </draw:circle>
        <draw:rect draw:style-name="gr127" draw:text-style-name="P23" draw:layer="layout" svg:width="0.2cm" svg:height="0.1cm" svg:x="12.1cm" svg:y="3.85cm">
          <text:p/>
        </draw:rect>
        <draw:rect draw:style-name="gr127" draw:text-style-name="P23" draw:layer="layout" svg:width="0.2cm" svg:height="0.1cm" svg:x="12.1cm" svg:y="4.05cm">
          <text:p/>
        </draw:rect>
        <draw:frame draw:style-name="gr33" draw:text-style-name="P10" draw:layer="layout" svg:width="1.2cm" svg:height="0.4cm" svg:x="11.8cm" svg:y="4.4cm">
          <draw:text-box>
            <text:p><text:span text:style-name="T1">DCC 21: W2</text:span></text:p>
          </draw:text-box>
        </draw:frame>
        <draw:frame draw:style-name="gr33" draw:text-style-name="P10" draw:layer="layout" svg:width="1.2cm" svg:height="0.4cm" svg:x="14.3cm" svg:y="4.4cm">
          <draw:text-box>
            <text:p><text:span text:style-name="T1">DCC 41: DT</text:span></text:p>
          </draw:text-box>
        </draw:frame>
        <draw:frame draw:style-name="gr33" draw:text-style-name="P10" draw:layer="layout" svg:width="1.2cm" svg:height="0.4cm" svg:x="13.9cm" svg:y="2.5cm">
          <draw:text-box>
            <text:p><text:span text:style-name="T1">DCC 31: T3L</text:span></text:p>
          </draw:text-box>
        </draw:frame>
        <draw:frame draw:style-name="gr33" draw:text-style-name="P10" draw:layer="layout" svg:width="1.2cm" svg:height="0.4cm" svg:x="13.9cm" svg:y="3.3cm">
          <draw:text-box>
            <text:p><text:span text:style-name="T1">DCC 32: T3R</text:span></text:p>
          </draw:text-box>
        </draw:frame>
        <draw:rect draw:style-name="gr9" draw:text-style-name="P3" draw:layer="layout" svg:width="1.8cm" svg:height="1.8cm" svg:x="3.5cm" svg:y="6.4cm">
          <text:p/>
        </draw:rect>
        <draw:frame draw:style-name="gr33" draw:text-style-name="P10" draw:layer="layout" svg:width="1.6cm" svg:height="0.38cm" svg:x="3.6cm" svg:y="6.82cm">
          <draw:text-box>
            <text:p><text:span text:style-name="T1">SUB25_10</text:span></text:p>
          </draw:text-box>
        </draw:frame>
        <draw:rect draw:style-name="gr9" draw:text-style-name="P3" draw:layer="layout" svg:width="1.4cm" svg:height="0.6cm" svg:x="7.6cm" svg:y="6cm">
          <text:p/>
        </draw:rect>
        <draw:frame draw:style-name="gr33" draw:text-style-name="P10" draw:layer="layout" svg:width="1.194cm" svg:height="0.38cm" svg:x="7.706cm" svg:y="6.12cm">
          <draw:text-box>
            <text:p><text:span text:style-name="T1">CON_6pol-3</text:span></text:p>
          </draw:text-box>
        </draw:frame>
        <draw:rect draw:style-name="gr9" draw:text-style-name="P3" draw:layer="layout" svg:width="1.4cm" svg:height="0.6cm" svg:x="10.2cm" svg:y="6cm">
          <text:p/>
        </draw:rect>
        <draw:frame draw:style-name="gr33" draw:text-style-name="P10" draw:layer="layout" svg:width="1.194cm" svg:height="0.38cm" svg:x="10.306cm" svg:y="6.12cm">
          <draw:text-box>
            <text:p><text:span text:style-name="T1">CON_6pol-3</text:span></text:p>
          </draw:text-box>
        </draw:frame>
        <draw:rect draw:style-name="gr9" draw:text-style-name="P3" draw:layer="layout" svg:width="1.4cm" svg:height="0.6cm" svg:x="12.8cm" svg:y="6cm">
          <text:p/>
        </draw:rect>
        <draw:frame draw:style-name="gr33" draw:text-style-name="P10" draw:layer="layout" svg:width="1.194cm" svg:height="0.38cm" svg:x="12.906cm" svg:y="6.12cm">
          <draw:text-box>
            <text:p><text:span text:style-name="T1">CON_6pol-6</text:span></text:p>
          </draw:text-box>
        </draw:frame>
        <draw:rect draw:style-name="gr9" draw:text-style-name="P3" draw:layer="layout" svg:width="1.4cm" svg:height="0.6cm" svg:x="15.4cm" svg:y="6cm">
          <text:p/>
        </draw:rect>
        <draw:frame draw:style-name="gr33" draw:text-style-name="P10" draw:layer="layout" svg:width="1.194cm" svg:height="0.38cm" svg:x="15.506cm" svg:y="6.12cm">
          <draw:text-box>
            <text:p><text:span text:style-name="T1">CON_1xIO</text:span></text:p>
          </draw:text-box>
        </draw:frame>
        <draw:rect draw:style-name="gr9" draw:text-style-name="P3" draw:layer="layout" svg:width="1.4cm" svg:height="0.6cm" svg:x="6.6cm" svg:y="10cm">
          <text:p/>
        </draw:rect>
        <draw:frame draw:style-name="gr33" draw:text-style-name="P10" draw:layer="layout" svg:width="1.194cm" svg:height="0.38cm" svg:x="6.706cm" svg:y="10.12cm">
          <draw:text-box>
            <text:p><text:span text:style-name="T1">10pol_PIN</text:span></text:p>
          </draw:text-box>
        </draw:frame>
        <draw:rect draw:style-name="gr9" draw:text-style-name="P3" draw:layer="layout" svg:width="1.4cm" svg:height="0.6cm" svg:x="9.2cm" svg:y="10cm">
          <text:p/>
        </draw:rect>
        <draw:frame draw:style-name="gr33" draw:text-style-name="P10" draw:layer="layout" svg:width="1.194cm" svg:height="0.38cm" svg:x="9.306cm" svg:y="10.12cm">
          <draw:text-box>
            <text:p><text:span text:style-name="T1">10pol_PIN</text:span></text:p>
          </draw:text-box>
        </draw:frame>
        <draw:rect draw:style-name="gr9" draw:text-style-name="P3" draw:layer="layout" svg:width="1.4cm" svg:height="0.6cm" svg:x="11.8cm" svg:y="10cm">
          <text:p/>
        </draw:rect>
        <draw:frame draw:style-name="gr33" draw:text-style-name="P10" draw:layer="layout" svg:width="1.194cm" svg:height="0.38cm" svg:x="11.906cm" svg:y="10.12cm">
          <draw:text-box>
            <text:p><text:span text:style-name="T1">10pol_PIN</text:span></text:p>
          </draw:text-box>
        </draw:frame>
        <draw:rect draw:style-name="gr9" draw:text-style-name="P3" draw:layer="layout" svg:width="1.4cm" svg:height="0.6cm" svg:x="14.4cm" svg:y="10cm">
          <text:p/>
        </draw:rect>
        <draw:frame draw:style-name="gr33" draw:text-style-name="P10" draw:layer="layout" svg:width="1.194cm" svg:height="0.38cm" svg:x="14.506cm" svg:y="10.12cm">
          <draw:text-box>
            <text:p><text:span text:style-name="T1">10pol_PIN</text:span></text:p>
          </draw:text-box>
        </draw:frame>
        <draw:rect draw:style-name="gr9" draw:text-style-name="P3" draw:layer="layout" svg:width="2cm" svg:height="0.8cm" svg:x="6.6cm" svg:y="11cm">
          <text:p/>
        </draw:rect>
        <draw:frame draw:style-name="gr33" draw:text-style-name="P10" draw:layer="layout" svg:width="1.2cm" svg:height="0.38cm" svg:x="7cm" svg:y="11.22cm">
          <draw:text-box>
            <text:p><text:span text:style-name="T1">1OUT</text:span></text:p>
          </draw:text-box>
        </draw:frame>
        <draw:rect draw:style-name="gr9" draw:text-style-name="P3" draw:layer="layout" svg:width="2cm" svg:height="0.8cm" svg:x="9.2cm" svg:y="11cm">
          <text:p/>
        </draw:rect>
        <draw:frame draw:style-name="gr33" draw:text-style-name="P10" draw:layer="layout" svg:width="0.794cm" svg:height="0.38cm" svg:x="9.806cm" svg:y="11.22cm">
          <draw:text-box>
            <text:p><text:span text:style-name="T1">W2</text:span></text:p>
          </draw:text-box>
        </draw:frame>
        <draw:rect draw:style-name="gr9" draw:text-style-name="P3" draw:layer="layout" svg:width="2cm" svg:height="0.8cm" svg:x="11.8cm" svg:y="11cm">
          <text:p/>
        </draw:rect>
        <draw:rect draw:style-name="gr9" draw:text-style-name="P3" draw:layer="layout" svg:width="2cm" svg:height="0.8cm" svg:x="14.4cm" svg:y="11cm">
          <text:p/>
        </draw:rect>
        <draw:frame draw:style-name="gr33" draw:text-style-name="P10" draw:layer="layout" svg:width="0.994cm" svg:height="0.38cm" svg:x="14.906cm" svg:y="11.22cm">
          <draw:text-box>
            <text:p><text:span text:style-name="T1">2IO</text:span></text:p>
          </draw:text-box>
        </draw:frame>
        <draw:frame draw:style-name="gr33" draw:text-style-name="P10" draw:layer="layout" svg:width="0.8cm" svg:height="0.38cm" svg:x="12.4cm" svg:y="11.22cm">
          <draw:text-box>
            <text:p><text:span text:style-name="T1">W3</text:span></text:p>
          </draw:text-box>
        </draw:frame>
        <draw:rect draw:style-name="gr9" draw:text-style-name="P3" draw:layer="layout" svg:width="1.801cm" svg:height="0.8cm" svg:x="3.5cm" svg:y="11cm">
          <text:p/>
        </draw:rect>
        <draw:frame draw:style-name="gr33" draw:text-style-name="P10" draw:layer="layout" svg:width="1.601cm" svg:height="0.38cm" svg:x="3.6cm" svg:y="11.22cm">
          <draw:text-box>
            <text:p><text:span text:style-name="T1">uC_OLED</text:span></text:p>
          </draw:text-box>
        </draw:frame>
        <draw:g draw:style-name="gr1">
          <draw:line draw:style-name="gr327" draw:text-style-name="P1" draw:layer="layout" svg:x1="16.6cm" svg:y1="21.9cm" svg:x2="15.1cm" svg:y2="21.9cm">
            <text:p/>
          </draw:line>
          <draw:line draw:style-name="gr328" draw:text-style-name="P1" draw:layer="layout" svg:x1="16.6cm" svg:y1="21.85cm" svg:x2="15.1cm" svg:y2="21.85cm">
            <text:p/>
          </draw:line>
          <draw:line draw:style-name="gr329" draw:text-style-name="P1" draw:layer="layout" svg:x1="16.6cm" svg:y1="21.8cm" svg:x2="15.1cm" svg:y2="21.8cm">
            <text:p/>
          </draw:line>
          <draw:line draw:style-name="gr2" draw:text-style-name="P1" draw:layer="layout" svg:x1="16.6cm" svg:y1="22.05cm" svg:x2="15.1cm" svg:y2="22.05cm">
            <text:p/>
          </draw:line>
          <draw:line draw:style-name="gr330" draw:text-style-name="P1" draw:layer="layout" svg:x1="16.6cm" svg:y1="22cm" svg:x2="15.1cm" svg:y2="22cm">
            <text:p/>
          </draw:line>
          <draw:line draw:style-name="gr331" draw:text-style-name="P1" draw:layer="layout" svg:x1="16.6cm" svg:y1="21.95cm" svg:x2="15.1cm" svg:y2="21.95cm">
            <text:p/>
          </draw:line>
        </draw:g>
        <draw:g draw:style-name="gr1">
          <draw:line draw:style-name="gr332" draw:text-style-name="P1" draw:layer="layout" svg:x1="16.6cm" svg:y1="21.75cm" svg:x2="15.1cm" svg:y2="21.75cm">
            <text:p/>
          </draw:line>
          <draw:line draw:style-name="gr333" draw:text-style-name="P1" draw:layer="layout" svg:x1="16.6cm" svg:y1="21.7cm" svg:x2="15.1cm" svg:y2="21.7cm">
            <text:p/>
          </draw:line>
          <draw:line draw:style-name="gr334" draw:text-style-name="P1" draw:layer="layout" svg:x1="16.6cm" svg:y1="21.65cm" svg:x2="15.1cm" svg:y2="21.65cm">
            <text:p/>
          </draw:line>
          <draw:line draw:style-name="gr335" draw:text-style-name="P1" draw:layer="layout" svg:x1="16.6cm" svg:y1="21.6cm" svg:x2="15.1cm" svg:y2="21.6cm">
            <text:p/>
          </draw:line>
        </draw:g>
        <draw:g draw:style-name="gr1">
          <draw:polyline draw:style-name="gr327" draw:text-style-name="P1" draw:layer="layout" svg:width="0.565cm" svg:height="0.282cm" draw:transform="rotate (-2.35619449019235) translate (12.9cm 21.7cm)" svg:viewBox="0 0 566 283" draw:points="0,283 283,0 566,283">
            <text:p/>
          </draw:polyline>
          <draw:polyline draw:style-name="gr328" draw:text-style-name="P1" draw:layer="layout" svg:width="0.489cm" svg:height="0.279cm" draw:transform="rotate (-2.49808975837948) translate (12.8180001750678cm 21.7239993997636cm)" svg:viewBox="0 0 490 280" draw:points="0,280 210,0 490,210">
            <text:p/>
          </draw:polyline>
          <draw:polyline draw:style-name="gr329" draw:text-style-name="P1" draw:layer="layout" svg:width="0.423cm" svg:height="0.211cm" draw:transform="rotate (-2.35619449019235) translate (12.75cm 21.65cm)" svg:viewBox="0 0 424 212" draw:points="0,212 212,0 424,212">
            <text:p/>
          </draw:polyline>
          <draw:polyline draw:style-name="gr2" draw:text-style-name="P1" draw:layer="layout" svg:width="0.777cm" svg:height="0.388cm" draw:transform="rotate (-2.35619449019235) translate (13.125cm 21.775cm)" svg:viewBox="0 0 778 389" draw:points="0,389 389,0 778,389">
            <text:p/>
          </draw:polyline>
          <draw:polyline draw:style-name="gr330" draw:text-style-name="P1" draw:layer="layout" svg:width="0.706cm" svg:height="0.353cm" draw:transform="rotate (-2.35619449019235) translate (13.05cm 21.75cm)" svg:viewBox="0 0 707 354" draw:points="0,354 354,0 707,354">
            <text:p/>
          </draw:polyline>
          <draw:polyline draw:style-name="gr331" draw:text-style-name="P1" draw:layer="layout" svg:width="0.634cm" svg:height="0.336cm" draw:transform="rotate (-2.29650422977414) translate (12.9733985860282cm 21.6982031389787cm)" svg:viewBox="0 0 635 337" draw:points="0,299 337,0 635,337">
            <text:p/>
          </draw:polyline>
          <draw:polyline draw:style-name="gr332" draw:text-style-name="P1" draw:layer="layout" svg:width="0.353cm" svg:height="0.176cm" draw:transform="rotate (-2.35619449019235) translate (12.675cm 21.625cm)" svg:viewBox="0 0 354 177" draw:points="0,177 177,0 354,177">
            <text:p/>
          </draw:polyline>
          <draw:polyline draw:style-name="gr333" draw:text-style-name="P1" draw:layer="layout" svg:width="0.282cm" svg:height="0.14cm" draw:transform="rotate (-2.35619449019235) translate (12.6cm 21.6cm)" svg:viewBox="0 0 283 141" draw:points="0,141 141,0 283,141">
            <text:p/>
          </draw:polyline>
          <draw:polyline draw:style-name="gr334" draw:text-style-name="P1" draw:layer="layout" svg:width="0.209cm" svg:height="0.119cm" draw:transform="rotate (-2.49808975837948) translate (12.5220000750291cm 21.5959997427558cm)" svg:viewBox="0 0 210 120" draw:points="0,120 90,0 210,90">
            <text:p/>
          </draw:polyline>
          <draw:polyline draw:style-name="gr335" draw:text-style-name="P1" draw:layer="layout" svg:width="0.14cm" svg:height="0.07cm" draw:transform="rotate (-2.35619449019235) translate (12.45cm 21.55cm)" svg:viewBox="0 0 141 71" draw:points="0,71 71,0 141,71">
            <text:p/>
          </draw:polyline>
        </draw:g>
        <draw:g draw:style-name="gr1">
          <draw:polyline draw:style-name="gr327" draw:text-style-name="P1" draw:layer="layout" svg:width="0.565cm" svg:height="0.282cm" draw:transform="rotate (-2.35619449019235) translate (13.7cm 21.7cm)" svg:viewBox="0 0 566 283" draw:points="0,283 283,0 566,283">
            <text:p/>
          </draw:polyline>
          <draw:polyline draw:style-name="gr328" draw:text-style-name="P1" draw:layer="layout" svg:width="0.489cm" svg:height="0.279cm" draw:transform="rotate (-2.49808975837948) translate (13.6180001750678cm 21.7239993997636cm)" svg:viewBox="0 0 490 280" draw:points="0,280 210,0 490,210">
            <text:p/>
          </draw:polyline>
          <draw:polyline draw:style-name="gr329" draw:text-style-name="P1" draw:layer="layout" svg:width="0.423cm" svg:height="0.211cm" draw:transform="rotate (-2.35619449019235) translate (13.55cm 21.65cm)" svg:viewBox="0 0 424 212" draw:points="0,212 212,0 424,212">
            <text:p/>
          </draw:polyline>
          <draw:polyline draw:style-name="gr2" draw:text-style-name="P1" draw:layer="layout" svg:width="0.777cm" svg:height="0.388cm" draw:transform="rotate (-2.35619449019235) translate (13.925cm 21.775cm)" svg:viewBox="0 0 778 389" draw:points="0,389 389,0 778,389">
            <text:p/>
          </draw:polyline>
          <draw:polyline draw:style-name="gr330" draw:text-style-name="P1" draw:layer="layout" svg:width="0.706cm" svg:height="0.353cm" draw:transform="rotate (-2.35619449019235) translate (13.85cm 21.75cm)" svg:viewBox="0 0 707 354" draw:points="0,354 354,0 707,354">
            <text:p/>
          </draw:polyline>
          <draw:polyline draw:style-name="gr331" draw:text-style-name="P1" draw:layer="layout" svg:width="0.634cm" svg:height="0.336cm" draw:transform="rotate (-2.29650422977414) translate (13.7733985860282cm 21.6982031389787cm)" svg:viewBox="0 0 635 337" draw:points="0,299 337,0 635,337">
            <text:p/>
          </draw:polyline>
          <draw:polyline draw:style-name="gr332" draw:text-style-name="P1" draw:layer="layout" svg:width="0.353cm" svg:height="0.176cm" draw:transform="rotate (-2.35619449019235) translate (13.475cm 21.625cm)" svg:viewBox="0 0 354 177" draw:points="0,177 177,0 354,177">
            <text:p/>
          </draw:polyline>
          <draw:polyline draw:style-name="gr333" draw:text-style-name="P1" draw:layer="layout" svg:width="0.282cm" svg:height="0.14cm" draw:transform="rotate (-2.35619449019235) translate (13.4cm 21.6cm)" svg:viewBox="0 0 283 141" draw:points="0,141 141,0 283,141">
            <text:p/>
          </draw:polyline>
          <draw:polyline draw:style-name="gr334" draw:text-style-name="P1" draw:layer="layout" svg:width="0.209cm" svg:height="0.119cm" draw:transform="rotate (-2.49808975837948) translate (13.3220000750291cm 21.5959997427558cm)" svg:viewBox="0 0 210 120" draw:points="0,120 90,0 210,90">
            <text:p/>
          </draw:polyline>
          <draw:polyline draw:style-name="gr335" draw:text-style-name="P1" draw:layer="layout" svg:width="0.14cm" svg:height="0.07cm" draw:transform="rotate (-2.35619449019235) translate (13.25cm 21.55cm)" svg:viewBox="0 0 141 71" draw:points="0,71 71,0 141,71">
            <text:p/>
          </draw:polyline>
        </draw:g>
        <draw:g draw:style-name="gr146">
          <draw:g draw:style-name="gr1">
            <draw:line draw:style-name="gr327" draw:text-style-name="P1" draw:layer="layout" svg:x1="7.35cm" svg:y1="10.6cm" svg:x2="7.35cm" svg:y2="11cm">
              <text:p/>
            </draw:line>
            <draw:line draw:style-name="gr328" draw:text-style-name="P1" draw:layer="layout" svg:x1="7.3cm" svg:y1="10.6cm" svg:x2="7.3cm" svg:y2="11cm">
              <text:p/>
            </draw:line>
            <draw:line draw:style-name="gr329" draw:text-style-name="P1" draw:layer="layout" svg:x1="7.25cm" svg:y1="10.6cm" svg:x2="7.25cm" svg:y2="11cm">
              <text:p/>
            </draw:line>
            <draw:line draw:style-name="gr2" draw:text-style-name="P1" draw:layer="layout" svg:x1="7.5cm" svg:y1="10.6cm" svg:x2="7.5cm" svg:y2="11cm">
              <text:p/>
            </draw:line>
            <draw:line draw:style-name="gr330" draw:text-style-name="P1" draw:layer="layout" svg:x1="7.45cm" svg:y1="10.6cm" svg:x2="7.45cm" svg:y2="11cm">
              <text:p/>
            </draw:line>
            <draw:line draw:style-name="gr331" draw:text-style-name="P1" draw:layer="layout" svg:x1="7.4cm" svg:y1="10.6cm" svg:x2="7.4cm" svg:y2="11cm">
              <text:p/>
            </draw:line>
          </draw:g>
          <draw:g draw:style-name="gr1">
            <draw:line draw:style-name="gr332" draw:text-style-name="P1" draw:layer="layout" svg:x1="7.2cm" svg:y1="10.6cm" svg:x2="7.2cm" svg:y2="11cm">
              <text:p/>
            </draw:line>
            <draw:line draw:style-name="gr333" draw:text-style-name="P1" draw:layer="layout" svg:x1="7.15cm" svg:y1="10.6cm" svg:x2="7.15cm" svg:y2="11cm">
              <text:p/>
            </draw:line>
            <draw:line draw:style-name="gr334" draw:text-style-name="P1" draw:layer="layout" svg:x1="7.1cm" svg:y1="10.6cm" svg:x2="7.1cm" svg:y2="11cm">
              <text:p/>
            </draw:line>
            <draw:line draw:style-name="gr335" draw:text-style-name="P1" draw:layer="layout" svg:x1="7.05cm" svg:y1="10.6cm" svg:x2="7.05cm" svg:y2="11cm">
              <text:p/>
            </draw:line>
          </draw:g>
        </draw:g>
        <draw:g draw:style-name="gr1">
          <draw:line draw:style-name="gr327" draw:text-style-name="P1" draw:layer="layout" svg:x1="8.27cm" svg:y1="6.6cm" svg:x2="8.27cm" svg:y2="11cm">
            <text:p/>
          </draw:line>
          <draw:line draw:style-name="gr328" draw:text-style-name="P1" draw:layer="layout" svg:x1="8.22cm" svg:y1="6.6cm" svg:x2="8.22cm" svg:y2="11cm">
            <text:p/>
          </draw:line>
          <draw:line draw:style-name="gr329" draw:text-style-name="P1" draw:layer="layout" svg:x1="8.17cm" svg:y1="6.6cm" svg:x2="8.17cm" svg:y2="11cm">
            <text:p/>
          </draw:line>
          <draw:line draw:style-name="gr2" draw:text-style-name="P1" draw:layer="layout" svg:x1="8.42cm" svg:y1="6.6cm" svg:x2="8.42cm" svg:y2="11cm">
            <text:p/>
          </draw:line>
          <draw:line draw:style-name="gr330" draw:text-style-name="P1" draw:layer="layout" svg:x1="8.37cm" svg:y1="6.6cm" svg:x2="8.37cm" svg:y2="11cm">
            <text:p/>
          </draw:line>
          <draw:line draw:style-name="gr331" draw:text-style-name="P1" draw:layer="layout" svg:x1="8.32cm" svg:y1="6.6cm" svg:x2="8.32cm" svg:y2="11cm">
            <text:p/>
          </draw:line>
        </draw:g>
        <draw:g draw:style-name="gr146">
          <draw:g draw:style-name="gr1">
            <draw:line draw:style-name="gr327" draw:text-style-name="P1" draw:layer="layout" svg:x1="9.95cm" svg:y1="10.6cm" svg:x2="9.95cm" svg:y2="11cm">
              <text:p/>
            </draw:line>
            <draw:line draw:style-name="gr328" draw:text-style-name="P1" draw:layer="layout" svg:x1="9.9cm" svg:y1="10.6cm" svg:x2="9.9cm" svg:y2="11cm">
              <text:p/>
            </draw:line>
            <draw:line draw:style-name="gr329" draw:text-style-name="P1" draw:layer="layout" svg:x1="9.85cm" svg:y1="10.6cm" svg:x2="9.85cm" svg:y2="11cm">
              <text:p/>
            </draw:line>
            <draw:line draw:style-name="gr2" draw:text-style-name="P1" draw:layer="layout" svg:x1="10.1cm" svg:y1="10.6cm" svg:x2="10.1cm" svg:y2="11cm">
              <text:p/>
            </draw:line>
            <draw:line draw:style-name="gr330" draw:text-style-name="P1" draw:layer="layout" svg:x1="10.05cm" svg:y1="10.6cm" svg:x2="10.05cm" svg:y2="11cm">
              <text:p/>
            </draw:line>
            <draw:line draw:style-name="gr331" draw:text-style-name="P1" draw:layer="layout" svg:x1="10cm" svg:y1="10.6cm" svg:x2="10cm" svg:y2="11cm">
              <text:p/>
            </draw:line>
          </draw:g>
          <draw:g draw:style-name="gr1">
            <draw:line draw:style-name="gr332" draw:text-style-name="P1" draw:layer="layout" svg:x1="9.8cm" svg:y1="10.6cm" svg:x2="9.8cm" svg:y2="11cm">
              <text:p/>
            </draw:line>
            <draw:line draw:style-name="gr333" draw:text-style-name="P1" draw:layer="layout" svg:x1="9.75cm" svg:y1="10.6cm" svg:x2="9.75cm" svg:y2="11cm">
              <text:p/>
            </draw:line>
            <draw:line draw:style-name="gr334" draw:text-style-name="P1" draw:layer="layout" svg:x1="9.7cm" svg:y1="10.6cm" svg:x2="9.7cm" svg:y2="11cm">
              <text:p/>
            </draw:line>
            <draw:line draw:style-name="gr335" draw:text-style-name="P1" draw:layer="layout" svg:x1="9.65cm" svg:y1="10.6cm" svg:x2="9.65cm" svg:y2="11cm">
              <text:p/>
            </draw:line>
          </draw:g>
        </draw:g>
        <draw:g draw:style-name="gr1">
          <draw:line draw:style-name="gr327" draw:text-style-name="P1" draw:layer="layout" svg:x1="10.87cm" svg:y1="6.6cm" svg:x2="10.87cm" svg:y2="11cm">
            <text:p/>
          </draw:line>
          <draw:line draw:style-name="gr328" draw:text-style-name="P1" draw:layer="layout" svg:x1="10.82cm" svg:y1="6.6cm" svg:x2="10.82cm" svg:y2="11cm">
            <text:p/>
          </draw:line>
          <draw:line draw:style-name="gr329" draw:text-style-name="P1" draw:layer="layout" svg:x1="10.77cm" svg:y1="6.6cm" svg:x2="10.77cm" svg:y2="11cm">
            <text:p/>
          </draw:line>
          <draw:line draw:style-name="gr2" draw:text-style-name="P1" draw:layer="layout" svg:x1="11.02cm" svg:y1="6.6cm" svg:x2="11.02cm" svg:y2="11cm">
            <text:p/>
          </draw:line>
          <draw:line draw:style-name="gr330" draw:text-style-name="P1" draw:layer="layout" svg:x1="10.97cm" svg:y1="6.6cm" svg:x2="10.97cm" svg:y2="11cm">
            <text:p/>
          </draw:line>
          <draw:line draw:style-name="gr331" draw:text-style-name="P1" draw:layer="layout" svg:x1="10.92cm" svg:y1="6.6cm" svg:x2="10.92cm" svg:y2="11cm">
            <text:p/>
          </draw:line>
        </draw:g>
        <draw:g draw:style-name="gr146">
          <draw:g draw:style-name="gr1">
            <draw:line draw:style-name="gr327" draw:text-style-name="P1" draw:layer="layout" svg:x1="12.55cm" svg:y1="10.6cm" svg:x2="12.55cm" svg:y2="11cm">
              <text:p/>
            </draw:line>
            <draw:line draw:style-name="gr328" draw:text-style-name="P1" draw:layer="layout" svg:x1="12.5cm" svg:y1="10.6cm" svg:x2="12.5cm" svg:y2="11cm">
              <text:p/>
            </draw:line>
            <draw:line draw:style-name="gr329" draw:text-style-name="P1" draw:layer="layout" svg:x1="12.45cm" svg:y1="10.6cm" svg:x2="12.45cm" svg:y2="11cm">
              <text:p/>
            </draw:line>
            <draw:line draw:style-name="gr2" draw:text-style-name="P1" draw:layer="layout" svg:x1="12.7cm" svg:y1="10.6cm" svg:x2="12.7cm" svg:y2="11cm">
              <text:p/>
            </draw:line>
            <draw:line draw:style-name="gr330" draw:text-style-name="P1" draw:layer="layout" svg:x1="12.65cm" svg:y1="10.6cm" svg:x2="12.65cm" svg:y2="11cm">
              <text:p/>
            </draw:line>
            <draw:line draw:style-name="gr331" draw:text-style-name="P1" draw:layer="layout" svg:x1="12.6cm" svg:y1="10.6cm" svg:x2="12.6cm" svg:y2="11cm">
              <text:p/>
            </draw:line>
          </draw:g>
          <draw:g draw:style-name="gr1">
            <draw:line draw:style-name="gr332" draw:text-style-name="P1" draw:layer="layout" svg:x1="12.4cm" svg:y1="10.6cm" svg:x2="12.4cm" svg:y2="11cm">
              <text:p/>
            </draw:line>
            <draw:line draw:style-name="gr333" draw:text-style-name="P1" draw:layer="layout" svg:x1="12.35cm" svg:y1="10.6cm" svg:x2="12.35cm" svg:y2="11cm">
              <text:p/>
            </draw:line>
            <draw:line draw:style-name="gr334" draw:text-style-name="P1" draw:layer="layout" svg:x1="12.3cm" svg:y1="10.6cm" svg:x2="12.3cm" svg:y2="11cm">
              <text:p/>
            </draw:line>
            <draw:line draw:style-name="gr335" draw:text-style-name="P1" draw:layer="layout" svg:x1="12.25cm" svg:y1="10.6cm" svg:x2="12.25cm" svg:y2="11cm">
              <text:p/>
            </draw:line>
          </draw:g>
        </draw:g>
        <draw:g draw:style-name="gr1">
          <draw:line draw:style-name="gr327" draw:text-style-name="P1" draw:layer="layout" svg:x1="13.47cm" svg:y1="6.6cm" svg:x2="13.47cm" svg:y2="11cm">
            <text:p/>
          </draw:line>
          <draw:line draw:style-name="gr328" draw:text-style-name="P1" draw:layer="layout" svg:x1="13.42cm" svg:y1="6.6cm" svg:x2="13.42cm" svg:y2="11cm">
            <text:p/>
          </draw:line>
          <draw:line draw:style-name="gr329" draw:text-style-name="P1" draw:layer="layout" svg:x1="13.37cm" svg:y1="6.6cm" svg:x2="13.37cm" svg:y2="11cm">
            <text:p/>
          </draw:line>
          <draw:line draw:style-name="gr2" draw:text-style-name="P1" draw:layer="layout" svg:x1="13.62cm" svg:y1="6.6cm" svg:x2="13.62cm" svg:y2="11cm">
            <text:p/>
          </draw:line>
          <draw:line draw:style-name="gr330" draw:text-style-name="P1" draw:layer="layout" svg:x1="13.57cm" svg:y1="6.6cm" svg:x2="13.57cm" svg:y2="11cm">
            <text:p/>
          </draw:line>
          <draw:line draw:style-name="gr331" draw:text-style-name="P1" draw:layer="layout" svg:x1="13.52cm" svg:y1="6.6cm" svg:x2="13.52cm" svg:y2="11cm">
            <text:p/>
          </draw:line>
        </draw:g>
        <draw:g draw:style-name="gr146">
          <draw:g draw:style-name="gr1">
            <draw:line draw:style-name="gr327" draw:text-style-name="P1" draw:layer="layout" svg:x1="15.15cm" svg:y1="10.6cm" svg:x2="15.15cm" svg:y2="11cm">
              <text:p/>
            </draw:line>
            <draw:line draw:style-name="gr328" draw:text-style-name="P1" draw:layer="layout" svg:x1="15.1cm" svg:y1="10.6cm" svg:x2="15.1cm" svg:y2="11cm">
              <text:p/>
            </draw:line>
            <draw:line draw:style-name="gr329" draw:text-style-name="P1" draw:layer="layout" svg:x1="15.05cm" svg:y1="10.6cm" svg:x2="15.05cm" svg:y2="11cm">
              <text:p/>
            </draw:line>
            <draw:line draw:style-name="gr2" draw:text-style-name="P1" draw:layer="layout" svg:x1="15.3cm" svg:y1="10.6cm" svg:x2="15.3cm" svg:y2="11cm">
              <text:p/>
            </draw:line>
            <draw:line draw:style-name="gr330" draw:text-style-name="P1" draw:layer="layout" svg:x1="15.25cm" svg:y1="10.6cm" svg:x2="15.25cm" svg:y2="11cm">
              <text:p/>
            </draw:line>
            <draw:line draw:style-name="gr331" draw:text-style-name="P1" draw:layer="layout" svg:x1="15.2cm" svg:y1="10.6cm" svg:x2="15.2cm" svg:y2="11cm">
              <text:p/>
            </draw:line>
          </draw:g>
          <draw:g draw:style-name="gr1">
            <draw:line draw:style-name="gr332" draw:text-style-name="P1" draw:layer="layout" svg:x1="15cm" svg:y1="10.6cm" svg:x2="15cm" svg:y2="11cm">
              <text:p/>
            </draw:line>
            <draw:line draw:style-name="gr333" draw:text-style-name="P1" draw:layer="layout" svg:x1="14.95cm" svg:y1="10.6cm" svg:x2="14.95cm" svg:y2="11cm">
              <text:p/>
            </draw:line>
            <draw:line draw:style-name="gr334" draw:text-style-name="P1" draw:layer="layout" svg:x1="14.9cm" svg:y1="10.6cm" svg:x2="14.9cm" svg:y2="11cm">
              <text:p/>
            </draw:line>
            <draw:line draw:style-name="gr335" draw:text-style-name="P1" draw:layer="layout" svg:x1="14.85cm" svg:y1="10.6cm" svg:x2="14.85cm" svg:y2="11cm">
              <text:p/>
            </draw:line>
          </draw:g>
        </draw:g>
        <draw:g draw:style-name="gr1">
          <draw:line draw:style-name="gr327" draw:text-style-name="P1" draw:layer="layout" svg:x1="16.07cm" svg:y1="6.6cm" svg:x2="16.07cm" svg:y2="11cm">
            <text:p/>
          </draw:line>
          <draw:line draw:style-name="gr328" draw:text-style-name="P1" draw:layer="layout" svg:x1="16.02cm" svg:y1="6.6cm" svg:x2="16.02cm" svg:y2="11cm">
            <text:p/>
          </draw:line>
          <draw:line draw:style-name="gr329" draw:text-style-name="P1" draw:layer="layout" svg:x1="15.97cm" svg:y1="6.6cm" svg:x2="15.97cm" svg:y2="11cm">
            <text:p/>
          </draw:line>
          <draw:line draw:style-name="gr2" draw:text-style-name="P1" draw:layer="layout" svg:x1="16.22cm" svg:y1="6.6cm" svg:x2="16.22cm" svg:y2="11cm">
            <text:p/>
          </draw:line>
          <draw:line draw:style-name="gr330" draw:text-style-name="P1" draw:layer="layout" svg:x1="16.17cm" svg:y1="6.6cm" svg:x2="16.17cm" svg:y2="11cm">
            <text:p/>
          </draw:line>
          <draw:line draw:style-name="gr331" draw:text-style-name="P1" draw:layer="layout" svg:x1="16.12cm" svg:y1="6.6cm" svg:x2="16.12cm" svg:y2="11cm">
            <text:p/>
          </draw:line>
        </draw:g>
        <draw:rect draw:style-name="gr9" draw:text-style-name="P3" draw:layer="layout" svg:width="0.6cm" svg:height="1.4cm" svg:x="17.106cm" svg:y="9.2cm">
          <text:p/>
        </draw:rect>
        <draw:frame draw:style-name="gr33" draw:text-style-name="P10" draw:layer="layout" svg:width="1.194cm" svg:height="0.38cm" draw:transform="rotate (1.5707963267949) translate (17.21cm 10.504cm)">
          <draw:text-box>
            <text:p><text:span text:style-name="T1">CON_6pol-3</text:span></text:p>
          </draw:text-box>
        </draw:frame>
        <draw:g draw:style-name="gr1">
          <draw:line draw:style-name="gr327" draw:text-style-name="P1" draw:layer="layout" svg:x1="4.8cm" svg:y1="7.9cm" svg:x2="4.5cm" svg:y2="7.9cm">
            <text:p/>
          </draw:line>
          <draw:line draw:style-name="gr328" draw:text-style-name="P1" draw:layer="layout" svg:x1="4.8cm" svg:y1="7.85cm" svg:x2="4.5cm" svg:y2="7.85cm">
            <text:p/>
          </draw:line>
          <draw:line draw:style-name="gr329" draw:text-style-name="P1" draw:layer="layout" svg:x1="4.8cm" svg:y1="7.8cm" svg:x2="4.5cm" svg:y2="7.8cm">
            <text:p/>
          </draw:line>
          <draw:line draw:style-name="gr2" draw:text-style-name="P1" draw:layer="layout" svg:x1="4.8cm" svg:y1="8.05cm" svg:x2="4.5cm" svg:y2="8.05cm">
            <text:p/>
          </draw:line>
          <draw:line draw:style-name="gr330" draw:text-style-name="P1" draw:layer="layout" svg:x1="4.8cm" svg:y1="8cm" svg:x2="4.5cm" svg:y2="8cm">
            <text:p/>
          </draw:line>
          <draw:line draw:style-name="gr331" draw:text-style-name="P1" draw:layer="layout" svg:x1="4.8cm" svg:y1="7.95cm" svg:x2="4.5cm" svg:y2="7.95cm">
            <text:p/>
          </draw:line>
        </draw:g>
        <draw:g draw:style-name="gr1">
          <draw:polyline draw:style-name="gr327" draw:text-style-name="P1" draw:layer="layout" svg:width="0.565cm" svg:height="0.282cm" draw:transform="rotate (-2.35619449019235) translate (14.95cm 21.7cm)" svg:viewBox="0 0 566 283" draw:points="0,283 283,0 566,283">
            <text:p/>
          </draw:polyline>
          <draw:polyline draw:style-name="gr328" draw:text-style-name="P1" draw:layer="layout" svg:width="0.489cm" svg:height="0.279cm" draw:transform="rotate (-2.49808975837948) translate (14.8680001750678cm 21.7239993997636cm)" svg:viewBox="0 0 490 280" draw:points="0,280 210,0 490,210">
            <text:p/>
          </draw:polyline>
          <draw:polyline draw:style-name="gr329" draw:text-style-name="P1" draw:layer="layout" svg:width="0.423cm" svg:height="0.211cm" draw:transform="rotate (-2.35619449019235) translate (14.8cm 21.65cm)" svg:viewBox="0 0 424 212" draw:points="0,212 212,0 424,212">
            <text:p/>
          </draw:polyline>
          <draw:polyline draw:style-name="gr2" draw:text-style-name="P1" draw:layer="layout" svg:width="0.777cm" svg:height="0.388cm" draw:transform="rotate (-2.35619449019235) translate (15.175cm 21.775cm)" svg:viewBox="0 0 778 389" draw:points="0,389 389,0 778,389">
            <text:p/>
          </draw:polyline>
          <draw:polyline draw:style-name="gr330" draw:text-style-name="P1" draw:layer="layout" svg:width="0.706cm" svg:height="0.353cm" draw:transform="rotate (-2.35619449019235) translate (15.1cm 21.75cm)" svg:viewBox="0 0 707 354" draw:points="0,354 354,0 707,354">
            <text:p/>
          </draw:polyline>
          <draw:polyline draw:style-name="gr331" draw:text-style-name="P1" draw:layer="layout" svg:width="0.634cm" svg:height="0.336cm" draw:transform="rotate (-2.29650422977414) translate (15.0233985860282cm 21.6982031389787cm)" svg:viewBox="0 0 635 337" draw:points="0,299 337,0 635,337">
            <text:p/>
          </draw:polyline>
        </draw:g>
        <draw:g draw:style-name="gr1">
          <draw:polyline draw:style-name="gr327" draw:text-style-name="P1" draw:layer="layout" svg:width="0.176cm" svg:height="0.353cm" draw:transform="rotate (-2.35619449019235) translate (5.175cm 8.025cm)" svg:viewBox="0 0 177 354" draw:points="177,0 0,177 177,354">
            <text:p/>
          </draw:polyline>
          <draw:polyline draw:style-name="gr328" draw:text-style-name="P1" draw:layer="layout" svg:width="0.239cm" svg:height="0.419cm" draw:transform="rotate (-2.49808975837948) translate (5.24400015005811cm 8.04199948551163cm)" svg:viewBox="0 0 240 420" draw:points="180,0 0,240 240,420">
            <text:p/>
          </draw:polyline>
          <draw:polyline draw:style-name="gr329" draw:text-style-name="P1" draw:layer="layout" svg:width="0.246cm" svg:height="0.494cm" draw:transform="rotate (-2.35619449019235) translate (5.325cm 7.975cm)" svg:viewBox="0 0 247 495" draw:points="247,0 0,247 247,495">
            <text:p/>
          </draw:polyline>
          <draw:polyline draw:style-name="gr2" draw:text-style-name="P1" draw:layer="layout" svg:width="0.07cm" svg:height="0.14cm" draw:transform="rotate (-2.35619449019235) translate (4.95cm 8.1cm)" svg:viewBox="0 0 71 141" draw:points="71,0 0,71 71,141">
            <text:p/>
          </draw:polyline>
          <draw:polyline draw:style-name="gr330" draw:text-style-name="P1" draw:layer="layout" svg:width="0.105cm" svg:height="0.211cm" draw:transform="rotate (-2.35619449019235) translate (5.025cm 8.075cm)" svg:viewBox="0 0 106 212" draw:points="106,0 0,106 106,212">
            <text:p/>
          </draw:polyline>
          <draw:polyline draw:style-name="gr331" draw:text-style-name="P1" draw:layer="layout" svg:width="0.149cm" svg:height="0.281cm" draw:transform="rotate (-2.29650422977414) translate (5.09928826045698cm 8.03809028399051cm)" svg:viewBox="0 0 150 282" draw:points="150,0 0,133 133,282">
            <text:p/>
          </draw:polyline>
        </draw:g>
        <draw:g draw:style-name="gr1">
          <draw:line draw:style-name="gr327" draw:text-style-name="P1" draw:layer="layout" svg:x1="4.3cm" svg:y1="7.9cm" svg:x2="4cm" svg:y2="7.9cm">
            <text:p/>
          </draw:line>
          <draw:line draw:style-name="gr328" draw:text-style-name="P1" draw:layer="layout" svg:x1="4.3cm" svg:y1="7.85cm" svg:x2="4cm" svg:y2="7.85cm">
            <text:p/>
          </draw:line>
          <draw:line draw:style-name="gr329" draw:text-style-name="P1" draw:layer="layout" svg:x1="4.3cm" svg:y1="7.8cm" svg:x2="4cm" svg:y2="7.8cm">
            <text:p/>
          </draw:line>
          <draw:line draw:style-name="gr2" draw:text-style-name="P1" draw:layer="layout" svg:x1="4.3cm" svg:y1="8.05cm" svg:x2="4cm" svg:y2="8.05cm">
            <text:p/>
          </draw:line>
          <draw:line draw:style-name="gr330" draw:text-style-name="P1" draw:layer="layout" svg:x1="4.3cm" svg:y1="8cm" svg:x2="4cm" svg:y2="8cm">
            <text:p/>
          </draw:line>
          <draw:line draw:style-name="gr331" draw:text-style-name="P1" draw:layer="layout" svg:x1="4.3cm" svg:y1="7.95cm" svg:x2="4cm" svg:y2="7.95cm">
            <text:p/>
          </draw:line>
        </draw:g>
        <draw:frame draw:style-name="gr33" draw:text-style-name="P34" draw:layer="layout" svg:width="0.499cm" svg:height="0.38cm" svg:x="4.501cm" svg:y="7.42cm">
          <draw:text-box>
            <text:p><text:span text:style-name="T8">DCC</text:span></text:p>
          </draw:text-box>
        </draw:frame>
        <draw:frame draw:style-name="gr33" draw:text-style-name="P34" draw:layer="layout" svg:width="0.698cm" svg:height="0.38cm" svg:x="3.702cm" svg:y="7.42cm">
          <draw:text-box>
            <text:p><text:span text:style-name="T8">POWER</text:span></text:p>
          </draw:text-box>
        </draw:frame>
        <draw:g draw:style-name="gr1">
          <draw:polyline draw:style-name="gr327" draw:text-style-name="P1" draw:layer="layout" svg:width="0.176cm" svg:height="0.353cm" draw:transform="rotate (2.35619449019235) translate (3.75cm 8.15cm)" svg:viewBox="0 0 177 354" draw:points="0,0 177,177 0,354">
            <text:p/>
          </draw:polyline>
          <draw:polyline draw:style-name="gr328" draw:text-style-name="P1" draw:layer="layout" svg:width="0.239cm" svg:height="0.419cm" draw:transform="rotate (2.49808975837948) translate (3.74799933545352cm 8.18599963556974cm)" svg:viewBox="0 0 240 420" draw:points="60,0 240,240 0,420">
            <text:p/>
          </draw:polyline>
          <draw:polyline draw:style-name="gr329" draw:text-style-name="P1" draw:layer="layout" svg:width="0.246cm" svg:height="0.494cm" draw:transform="rotate (2.35619449019235) translate (3.65cm 8.15cm)" svg:viewBox="0 0 247 495" draw:points="0,0 247,247 0,495">
            <text:p/>
          </draw:polyline>
          <draw:polyline draw:style-name="gr2" draw:text-style-name="P1" draw:layer="layout" svg:width="0.07cm" svg:height="0.14cm" draw:transform="rotate (2.35619449019235) translate (3.9cm 8.15cm)" svg:viewBox="0 0 71 141" draw:points="0,0 71,71 0,141">
            <text:p/>
          </draw:polyline>
          <draw:polyline draw:style-name="gr330" draw:text-style-name="P1" draw:layer="layout" svg:width="0.105cm" svg:height="0.211cm" draw:transform="rotate (2.35619449019235) translate (3.85cm 8.15cm)" svg:viewBox="0 0 106 212" draw:points="0,0 106,106 0,212">
            <text:p/>
          </draw:polyline>
          <draw:polyline draw:style-name="gr331" draw:text-style-name="P1" draw:layer="layout" svg:width="0.149cm" svg:height="0.281cm" draw:transform="rotate (2.29615516392374) translate (3.8cm 8.15cm)" svg:viewBox="0 0 150 282" draw:points="0,0 150,133 17,282">
            <text:p/>
          </draw:polyline>
        </draw:g>
        <draw:g draw:style-name="gr1">
          <draw:line draw:style-name="gr327" draw:text-style-name="P1" draw:layer="layout" svg:x1="5.05cm" svg:y1="8.1cm" svg:x2="5.05cm" svg:y2="11cm">
            <text:p/>
          </draw:line>
          <draw:line draw:style-name="gr328" draw:text-style-name="P1" draw:layer="layout" svg:x1="5.1cm" svg:y1="8.1cm" svg:x2="5.1cm" svg:y2="11cm">
            <text:p/>
          </draw:line>
          <draw:line draw:style-name="gr329" draw:text-style-name="P1" draw:layer="layout" svg:x1="5.15cm" svg:y1="8.1cm" svg:x2="5.15cm" svg:y2="11cm">
            <text:p/>
          </draw:line>
          <draw:line draw:style-name="gr2" draw:text-style-name="P1" draw:layer="layout" svg:x1="4.9cm" svg:y1="8.1cm" svg:x2="4.9cm" svg:y2="11cm">
            <text:p/>
          </draw:line>
          <draw:line draw:style-name="gr330" draw:text-style-name="P1" draw:layer="layout" svg:x1="4.95cm" svg:y1="8.1cm" svg:x2="4.95cm" svg:y2="11cm">
            <text:p/>
          </draw:line>
          <draw:line draw:style-name="gr331" draw:text-style-name="P1" draw:layer="layout" svg:x1="5cm" svg:y1="8.1cm" svg:x2="5cm" svg:y2="11cm">
            <text:p/>
          </draw:line>
        </draw:g>
        <draw:g draw:style-name="gr1">
          <draw:polyline draw:style-name="gr327" draw:text-style-name="P1" draw:layer="layout" svg:width="0.176cm" svg:height="0.353cm" draw:transform="rotate (-2.35619449019235) translate (14.1cm 21.759cm)" svg:viewBox="0 0 177 354" draw:points="0,0 177,177 0,354">
            <text:p/>
          </draw:polyline>
          <draw:polyline draw:style-name="gr328" draw:text-style-name="P1" draw:layer="layout" svg:width="0.239cm" svg:height="0.419cm" draw:transform="rotate (-2.21429922200521) translate (14.1359996355697cm 21.7610006645465cm)" svg:viewBox="0 0 240 420" draw:points="60,0 240,240 0,420">
            <text:p/>
          </draw:polyline>
          <draw:polyline draw:style-name="gr329" draw:text-style-name="P1" draw:layer="layout" svg:width="0.246cm" svg:height="0.494cm" draw:transform="rotate (-2.35619449019235) translate (14.1cm 21.859cm)" svg:viewBox="0 0 247 495" draw:points="0,0 247,247 0,495">
            <text:p/>
          </draw:polyline>
          <draw:polyline draw:style-name="gr2" draw:text-style-name="P1" draw:layer="layout" svg:width="0.07cm" svg:height="0.14cm" draw:transform="rotate (-2.35619449019235) translate (14.1cm 21.609cm)" svg:viewBox="0 0 71 141" draw:points="0,0 71,71 0,141">
            <text:p/>
          </draw:polyline>
          <draw:polyline draw:style-name="gr330" draw:text-style-name="P1" draw:layer="layout" svg:width="0.105cm" svg:height="0.211cm" draw:transform="rotate (-2.35619449019235) translate (14.1cm 21.659cm)" svg:viewBox="0 0 106 212" draw:points="0,0 106,106 0,212">
            <text:p/>
          </draw:polyline>
          <draw:polyline draw:style-name="gr331" draw:text-style-name="P1" draw:layer="layout" svg:width="0.149cm" svg:height="0.281cm" draw:transform="rotate (-2.41623381646095) translate (14.1cm 21.709cm)" svg:viewBox="0 0 150 282" draw:points="0,0 150,133 17,282">
            <text:p/>
          </draw:polyline>
        </draw:g>
        <draw:g draw:style-name="gr1">
          <draw:line draw:style-name="gr327" draw:text-style-name="P1" draw:layer="layout" svg:x1="3.75cm" svg:y1="8.1cm" svg:x2="3.75cm" svg:y2="10.3cm">
            <text:p/>
          </draw:line>
          <draw:line draw:style-name="gr328" draw:text-style-name="P1" draw:layer="layout" svg:x1="3.7cm" svg:y1="8.1cm" svg:x2="3.7cm" svg:y2="10.3cm">
            <text:p/>
          </draw:line>
          <draw:line draw:style-name="gr329" draw:text-style-name="P1" draw:layer="layout" svg:x1="3.65cm" svg:y1="8.1cm" svg:x2="3.65cm" svg:y2="10.3cm">
            <text:p/>
          </draw:line>
          <draw:line draw:style-name="gr2" draw:text-style-name="P1" draw:layer="layout" svg:x1="3.9cm" svg:y1="8.1cm" svg:x2="3.9cm" svg:y2="10.3cm">
            <text:p/>
          </draw:line>
          <draw:line draw:style-name="gr330" draw:text-style-name="P1" draw:layer="layout" svg:x1="3.85cm" svg:y1="8.1cm" svg:x2="3.85cm" svg:y2="10.3cm">
            <text:p/>
          </draw:line>
          <draw:line draw:style-name="gr331" draw:text-style-name="P1" draw:layer="layout" svg:x1="3.8cm" svg:y1="8.1cm" svg:x2="3.8cm" svg:y2="10.3cm">
            <text:p/>
          </draw:line>
        </draw:g>
        <draw:g draw:style-name="gr1">
          <draw:line draw:style-name="gr327" draw:text-style-name="P1" draw:layer="layout" svg:x1="17.1cm" svg:y1="10.2cm" svg:x2="16.9cm" svg:y2="10.2cm">
            <text:p/>
          </draw:line>
          <draw:line draw:style-name="gr328" draw:text-style-name="P1" draw:layer="layout" svg:x1="17.1cm" svg:y1="10.15cm" svg:x2="16.9cm" svg:y2="10.15cm">
            <text:p/>
          </draw:line>
          <draw:line draw:style-name="gr329" draw:text-style-name="P1" draw:layer="layout" svg:x1="17.1cm" svg:y1="10.1cm" svg:x2="16.9cm" svg:y2="10.1cm">
            <text:p/>
          </draw:line>
          <draw:line draw:style-name="gr2" draw:text-style-name="P1" draw:layer="layout" svg:x1="17.1cm" svg:y1="10.35cm" svg:x2="16.9cm" svg:y2="10.35cm">
            <text:p/>
          </draw:line>
          <draw:line draw:style-name="gr330" draw:text-style-name="P1" draw:layer="layout" svg:x1="17.1cm" svg:y1="10.3cm" svg:x2="16.9cm" svg:y2="10.3cm">
            <text:p/>
          </draw:line>
          <draw:line draw:style-name="gr331" draw:text-style-name="P1" draw:layer="layout" svg:x1="17.1cm" svg:y1="10.25cm" svg:x2="16.9cm" svg:y2="10.25cm">
            <text:p/>
          </draw:line>
        </draw:g>
        <draw:g draw:style-name="gr1">
          <draw:polyline draw:style-name="gr327" draw:text-style-name="P1" draw:layer="layout" svg:width="0.176cm" svg:height="0.353cm" draw:transform="rotate (2.35619449019235) translate (16.75cm 10.45cm)" svg:viewBox="0 0 177 354" draw:points="0,0 177,177 0,354">
            <text:p/>
          </draw:polyline>
          <draw:polyline draw:style-name="gr328" draw:text-style-name="P1" draw:layer="layout" svg:width="0.239cm" svg:height="0.419cm" draw:transform="rotate (2.49808975837948) translate (16.7479993354535cm 10.4859996355697cm)" svg:viewBox="0 0 240 420" draw:points="60,0 240,240 0,420">
            <text:p/>
          </draw:polyline>
          <draw:polyline draw:style-name="gr329" draw:text-style-name="P1" draw:layer="layout" svg:width="0.246cm" svg:height="0.494cm" draw:transform="rotate (2.35619449019235) translate (16.65cm 10.45cm)" svg:viewBox="0 0 247 495" draw:points="0,0 247,247 0,495">
            <text:p/>
          </draw:polyline>
          <draw:polyline draw:style-name="gr2" draw:text-style-name="P1" draw:layer="layout" svg:width="0.07cm" svg:height="0.14cm" draw:transform="rotate (2.35619449019235) translate (16.9cm 10.45cm)" svg:viewBox="0 0 71 141" draw:points="0,0 71,71 0,141">
            <text:p/>
          </draw:polyline>
          <draw:polyline draw:style-name="gr330" draw:text-style-name="P1" draw:layer="layout" svg:width="0.105cm" svg:height="0.211cm" draw:transform="rotate (2.35619449019235) translate (16.85cm 10.45cm)" svg:viewBox="0 0 106 212" draw:points="0,0 106,106 0,212">
            <text:p/>
          </draw:polyline>
          <draw:polyline draw:style-name="gr331" draw:text-style-name="P1" draw:layer="layout" svg:width="0.149cm" svg:height="0.281cm" draw:transform="rotate (2.29615516392374) translate (16.8cm 10.45cm)" svg:viewBox="0 0 150 282" draw:points="0,0 150,133 17,282">
            <text:p/>
          </draw:polyline>
        </draw:g>
        <draw:g draw:style-name="gr1">
          <draw:line draw:style-name="gr327" draw:text-style-name="P1" draw:layer="layout" svg:x1="16.75cm" svg:y1="10.45cm" svg:x2="16.75cm" svg:y2="11.3cm">
            <text:p/>
          </draw:line>
          <draw:line draw:style-name="gr328" draw:text-style-name="P1" draw:layer="layout" svg:x1="16.7cm" svg:y1="10.45cm" svg:x2="16.7cm" svg:y2="11.3cm">
            <text:p/>
          </draw:line>
          <draw:line draw:style-name="gr329" draw:text-style-name="P1" draw:layer="layout" svg:x1="16.65cm" svg:y1="10.45cm" svg:x2="16.65cm" svg:y2="11.3cm">
            <text:p/>
          </draw:line>
          <draw:line draw:style-name="gr2" draw:text-style-name="P1" draw:layer="layout" svg:x1="16.9cm" svg:y1="10.45cm" svg:x2="16.9cm" svg:y2="11.3cm">
            <text:p/>
          </draw:line>
          <draw:line draw:style-name="gr330" draw:text-style-name="P1" draw:layer="layout" svg:x1="16.85cm" svg:y1="10.45cm" svg:x2="16.85cm" svg:y2="11.3cm">
            <text:p/>
          </draw:line>
          <draw:line draw:style-name="gr331" draw:text-style-name="P1" draw:layer="layout" svg:x1="16.8cm" svg:y1="10.45cm" svg:x2="16.8cm" svg:y2="11.3cm">
            <text:p/>
          </draw:line>
        </draw:g>
        <draw:g draw:style-name="gr1">
          <draw:line draw:style-name="gr327" draw:text-style-name="P35" draw:layer="layout" svg:x1="4.4cm" svg:y1="7.9cm" svg:x2="4.1cm" svg:y2="7.9cm">
            <text:p/>
          </draw:line>
          <draw:line draw:style-name="gr328" draw:text-style-name="P35" draw:layer="layout" svg:x1="4.4cm" svg:y1="7.85cm" svg:x2="4.1cm" svg:y2="7.85cm">
            <text:p/>
          </draw:line>
          <draw:line draw:style-name="gr329" draw:text-style-name="P35" draw:layer="layout" svg:x1="4.4cm" svg:y1="7.8cm" svg:x2="4.1cm" svg:y2="7.8cm">
            <text:p/>
          </draw:line>
          <draw:line draw:style-name="gr2" draw:text-style-name="P35" draw:layer="layout" svg:x1="4.4cm" svg:y1="8.05cm" svg:x2="4.1cm" svg:y2="8.05cm">
            <text:p/>
          </draw:line>
          <draw:line draw:style-name="gr330" draw:text-style-name="P35" draw:layer="layout" svg:x1="4.4cm" svg:y1="8cm" svg:x2="4.1cm" svg:y2="8cm">
            <text:p/>
          </draw:line>
          <draw:line draw:style-name="gr331" draw:text-style-name="P35" draw:layer="layout" svg:x1="4.4cm" svg:y1="7.95cm" svg:x2="4.1cm" svg:y2="7.95cm">
            <text:p/>
          </draw:line>
        </draw:g>
        <draw:g draw:style-name="gr1">
          <draw:polyline draw:style-name="gr327" draw:text-style-name="P35" draw:layer="layout" svg:width="0.176cm" svg:height="0.353cm" draw:transform="rotate (2.35619449019235) translate (13.95cm 22.55cm)" svg:viewBox="0 0 177 354" draw:points="0,0 177,177 0,354">
            <text:p/>
          </draw:polyline>
          <draw:polyline draw:style-name="gr328" draw:text-style-name="P35" draw:layer="layout" svg:width="0.239cm" svg:height="0.419cm" draw:transform="rotate (2.49808975837948) translate (13.9479993354535cm 22.5859996355697cm)" svg:viewBox="0 0 240 420" draw:points="60,0 240,240 0,420">
            <text:p/>
          </draw:polyline>
          <draw:polyline draw:style-name="gr329" draw:text-style-name="P35" draw:layer="layout" svg:width="0.246cm" svg:height="0.494cm" draw:transform="rotate (2.35619449019235) translate (13.85cm 22.55cm)" svg:viewBox="0 0 247 495" draw:points="0,0 247,247 0,495">
            <text:p/>
          </draw:polyline>
          <draw:polyline draw:style-name="gr2" draw:text-style-name="P35" draw:layer="layout" svg:width="0.07cm" svg:height="0.14cm" draw:transform="rotate (2.35619449019235) translate (14.1cm 22.55cm)" svg:viewBox="0 0 71 141" draw:points="0,0 71,71 0,141">
            <text:p/>
          </draw:polyline>
          <draw:polyline draw:style-name="gr330" draw:text-style-name="P35" draw:layer="layout" svg:width="0.105cm" svg:height="0.211cm" draw:transform="rotate (2.35619449019235) translate (14.05cm 22.55cm)" svg:viewBox="0 0 106 212" draw:points="0,0 106,106 0,212">
            <text:p/>
          </draw:polyline>
          <draw:polyline draw:style-name="gr331" draw:text-style-name="P35" draw:layer="layout" svg:width="0.149cm" svg:height="0.281cm" draw:transform="rotate (2.29615516392374) translate (14cm 22.55cm)" svg:viewBox="0 0 150 282" draw:points="0,0 150,133 17,282">
            <text:p/>
          </draw:polyline>
        </draw:g>
        <draw:g draw:style-name="gr1">
          <draw:line draw:style-name="gr327" draw:text-style-name="P35" draw:layer="layout" svg:x1="14.55cm" svg:y1="22.15cm" svg:x2="14.55cm" svg:y2="22.6cm">
            <text:p/>
          </draw:line>
          <draw:line draw:style-name="gr328" draw:text-style-name="P35" draw:layer="layout" svg:x1="14.5cm" svg:y1="22.15cm" svg:x2="14.5cm" svg:y2="22.6cm">
            <text:p/>
          </draw:line>
          <draw:line draw:style-name="gr329" draw:text-style-name="P35" draw:layer="layout" svg:x1="14.45cm" svg:y1="22.15cm" svg:x2="14.45cm" svg:y2="22.6cm">
            <text:p/>
          </draw:line>
          <draw:line draw:style-name="gr2" draw:text-style-name="P35" draw:layer="layout" svg:x1="14.7cm" svg:y1="22.15cm" svg:x2="14.7cm" svg:y2="22.6cm">
            <text:p/>
          </draw:line>
          <draw:line draw:style-name="gr330" draw:text-style-name="P35" draw:layer="layout" svg:x1="14.65cm" svg:y1="22.15cm" svg:x2="14.65cm" svg:y2="22.6cm">
            <text:p/>
          </draw:line>
          <draw:line draw:style-name="gr331" draw:text-style-name="P35" draw:layer="layout" svg:x1="14.6cm" svg:y1="22.15cm" svg:x2="14.6cm" svg:y2="22.6cm">
            <text:p/>
          </draw:line>
        </draw:g>
        <draw:g draw:style-name="gr1">
          <draw:polyline draw:style-name="gr327" draw:text-style-name="P1" draw:layer="layout" svg:width="0.282cm" svg:height="0.14cm" draw:transform="rotate (-2.35619449019235) translate (16.85cm 11.4cm)" svg:viewBox="0 0 283 141" draw:points="0,141 141,0 283,141">
            <text:p/>
          </draw:polyline>
          <draw:polyline draw:style-name="gr328" draw:text-style-name="P1" draw:layer="layout" svg:width="0.209cm" svg:height="0.119cm" draw:transform="rotate (-2.49808975837948) translate (16.7720000750291cm 11.3959997427558cm)" svg:viewBox="0 0 210 120" draw:points="0,120 90,0 210,90">
            <text:p/>
          </draw:polyline>
          <draw:polyline draw:style-name="gr329" draw:text-style-name="P1" draw:layer="layout" svg:width="0.14cm" svg:height="0.07cm" draw:transform="rotate (-2.35619449019235) translate (16.7cm 11.35cm)" svg:viewBox="0 0 141 71" draw:points="0,71 71,0 141,71">
            <text:p/>
          </draw:polyline>
          <draw:polyline draw:style-name="gr2" draw:text-style-name="P1" draw:layer="layout" svg:width="0.494cm" svg:height="0.246cm" draw:transform="rotate (-2.35619449019235) translate (17.075cm 11.475cm)" svg:viewBox="0 0 495 247" draw:points="0,247 247,0 495,247">
            <text:p/>
          </draw:polyline>
          <draw:polyline draw:style-name="gr330" draw:text-style-name="P1" draw:layer="layout" svg:width="0.423cm" svg:height="0.211cm" draw:transform="rotate (-2.35619449019235) translate (17cm 11.45cm)" svg:viewBox="0 0 424 212" draw:points="0,212 212,0 424,212">
            <text:p/>
          </draw:polyline>
          <draw:polyline draw:style-name="gr331" draw:text-style-name="P1" draw:layer="layout" svg:width="0.352cm" svg:height="0.186cm" draw:transform="rotate (-2.29685329562454) translate (16.9241206885133cm 11.4101995039617cm)" svg:viewBox="0 0 353 187" draw:points="0,166 187,0 353,187">
            <text:p/>
          </draw:polyline>
        </draw:g>
        <draw:g draw:style-name="gr1">
          <draw:line draw:style-name="gr327" draw:text-style-name="P1" draw:layer="layout" svg:x1="16.6cm" svg:y1="11.5cm" svg:x2="16.4cm" svg:y2="11.5cm">
            <text:p/>
          </draw:line>
          <draw:line draw:style-name="gr328" draw:text-style-name="P1" draw:layer="layout" svg:x1="16.6cm" svg:y1="11.45cm" svg:x2="16.4cm" svg:y2="11.45cm">
            <text:p/>
          </draw:line>
          <draw:line draw:style-name="gr329" draw:text-style-name="P1" draw:layer="layout" svg:x1="16.6cm" svg:y1="11.4cm" svg:x2="16.4cm" svg:y2="11.4cm">
            <text:p/>
          </draw:line>
          <draw:line draw:style-name="gr2" draw:text-style-name="P1" draw:layer="layout" svg:x1="16.6cm" svg:y1="11.65cm" svg:x2="16.4cm" svg:y2="11.65cm">
            <text:p/>
          </draw:line>
          <draw:line draw:style-name="gr330" draw:text-style-name="P1" draw:layer="layout" svg:x1="16.6cm" svg:y1="11.6cm" svg:x2="16.4cm" svg:y2="11.6cm">
            <text:p/>
          </draw:line>
          <draw:line draw:style-name="gr331" draw:text-style-name="P1" draw:layer="layout" svg:x1="16.6cm" svg:y1="11.55cm" svg:x2="16.4cm" svg:y2="11.55cm">
            <text:p/>
          </draw:line>
        </draw:g>
        <draw:g draw:style-name="gr1">
          <draw:polyline draw:style-name="gr327" draw:text-style-name="P1" draw:layer="layout" svg:width="0.282cm" svg:height="0.14cm" draw:transform="rotate (2.35619449019235) translate (6.4cm 11.6cm)" svg:viewBox="0 0 283 141" draw:points="283,141 141,0 0,141">
            <text:p/>
          </draw:polyline>
          <draw:polyline draw:style-name="gr328" draw:text-style-name="P1" draw:layer="layout" svg:width="0.209cm" svg:height="0.119cm" draw:transform="rotate (2.49808975837948) translate (6.44599974275581cm 11.5220000750291cm)" svg:viewBox="0 0 210 120" draw:points="210,120 120,0 0,90">
            <text:p/>
          </draw:polyline>
          <draw:polyline draw:style-name="gr329" draw:text-style-name="P1" draw:layer="layout" svg:width="0.14cm" svg:height="0.07cm" draw:transform="rotate (2.35619449019235) translate (6.45cm 11.45cm)" svg:viewBox="0 0 141 71" draw:points="141,71 71,0 0,71">
            <text:p/>
          </draw:polyline>
          <draw:polyline draw:style-name="gr2" draw:text-style-name="P1" draw:layer="layout" svg:width="0.494cm" svg:height="0.246cm" draw:transform="rotate (2.35619449019235) translate (6.325cm 11.825cm)" svg:viewBox="0 0 495 247" draw:points="495,247 247,0 0,247">
            <text:p/>
          </draw:polyline>
          <draw:polyline draw:style-name="gr330" draw:text-style-name="P1" draw:layer="layout" svg:width="0.423cm" svg:height="0.211cm" draw:transform="rotate (2.35619449019235) translate (6.35cm 11.75cm)" svg:viewBox="0 0 424 212" draw:points="424,212 212,0 0,212">
            <text:p/>
          </draw:polyline>
          <draw:polyline draw:style-name="gr331" draw:text-style-name="P1" draw:layer="layout" svg:width="0.352cm" svg:height="0.186cm" draw:transform="rotate (2.29685329562454) translate (6.36019950396169cm 11.6741206885133cm)" svg:viewBox="0 0 353 187" draw:points="353,166 166,0 0,187">
            <text:p/>
          </draw:polyline>
        </draw:g>
        <draw:g draw:style-name="gr1">
          <draw:line draw:style-name="gr327" draw:text-style-name="P1" draw:layer="layout" svg:x1="6.6cm" svg:y1="11.5cm" svg:x2="6.4cm" svg:y2="11.5cm">
            <text:p/>
          </draw:line>
          <draw:line draw:style-name="gr328" draw:text-style-name="P1" draw:layer="layout" svg:x1="6.6cm" svg:y1="11.45cm" svg:x2="6.4cm" svg:y2="11.45cm">
            <text:p/>
          </draw:line>
          <draw:line draw:style-name="gr329" draw:text-style-name="P1" draw:layer="layout" svg:x1="6.6cm" svg:y1="11.4cm" svg:x2="6.4cm" svg:y2="11.4cm">
            <text:p/>
          </draw:line>
          <draw:line draw:style-name="gr2" draw:text-style-name="P1" draw:layer="layout" svg:x1="6.6cm" svg:y1="11.65cm" svg:x2="6.4cm" svg:y2="11.65cm">
            <text:p/>
          </draw:line>
          <draw:line draw:style-name="gr330" draw:text-style-name="P1" draw:layer="layout" svg:x1="6.6cm" svg:y1="11.6cm" svg:x2="6.4cm" svg:y2="11.6cm">
            <text:p/>
          </draw:line>
          <draw:line draw:style-name="gr331" draw:text-style-name="P1" draw:layer="layout" svg:x1="6.6cm" svg:y1="11.55cm" svg:x2="6.4cm" svg:y2="11.55cm">
            <text:p/>
          </draw:line>
        </draw:g>
        <draw:g draw:style-name="gr1">
          <draw:line draw:style-name="gr327" draw:text-style-name="P1" draw:layer="layout" svg:x1="9.2cm" svg:y1="11.5cm" svg:x2="8.6cm" svg:y2="11.5cm">
            <text:p/>
          </draw:line>
          <draw:line draw:style-name="gr328" draw:text-style-name="P1" draw:layer="layout" svg:x1="9.2cm" svg:y1="11.45cm" svg:x2="8.6cm" svg:y2="11.45cm">
            <text:p/>
          </draw:line>
          <draw:line draw:style-name="gr329" draw:text-style-name="P1" draw:layer="layout" svg:x1="9.2cm" svg:y1="11.4cm" svg:x2="8.6cm" svg:y2="11.4cm">
            <text:p/>
          </draw:line>
          <draw:line draw:style-name="gr2" draw:text-style-name="P1" draw:layer="layout" svg:x1="9.2cm" svg:y1="11.65cm" svg:x2="8.6cm" svg:y2="11.65cm">
            <text:p/>
          </draw:line>
          <draw:line draw:style-name="gr330" draw:text-style-name="P1" draw:layer="layout" svg:x1="9.2cm" svg:y1="11.6cm" svg:x2="8.6cm" svg:y2="11.6cm">
            <text:p/>
          </draw:line>
          <draw:line draw:style-name="gr331" draw:text-style-name="P1" draw:layer="layout" svg:x1="9.2cm" svg:y1="11.55cm" svg:x2="8.6cm" svg:y2="11.55cm">
            <text:p/>
          </draw:line>
        </draw:g>
        <draw:g draw:style-name="gr1">
          <draw:line draw:style-name="gr327" draw:text-style-name="P1" draw:layer="layout" svg:x1="11.8cm" svg:y1="11.5cm" svg:x2="11.2cm" svg:y2="11.5cm">
            <text:p/>
          </draw:line>
          <draw:line draw:style-name="gr328" draw:text-style-name="P1" draw:layer="layout" svg:x1="11.8cm" svg:y1="11.45cm" svg:x2="11.2cm" svg:y2="11.45cm">
            <text:p/>
          </draw:line>
          <draw:line draw:style-name="gr329" draw:text-style-name="P1" draw:layer="layout" svg:x1="11.8cm" svg:y1="11.4cm" svg:x2="11.2cm" svg:y2="11.4cm">
            <text:p/>
          </draw:line>
          <draw:line draw:style-name="gr2" draw:text-style-name="P1" draw:layer="layout" svg:x1="11.8cm" svg:y1="11.65cm" svg:x2="11.2cm" svg:y2="11.65cm">
            <text:p/>
          </draw:line>
          <draw:line draw:style-name="gr330" draw:text-style-name="P1" draw:layer="layout" svg:x1="11.8cm" svg:y1="11.6cm" svg:x2="11.2cm" svg:y2="11.6cm">
            <text:p/>
          </draw:line>
          <draw:line draw:style-name="gr331" draw:text-style-name="P1" draw:layer="layout" svg:x1="11.8cm" svg:y1="11.55cm" svg:x2="11.2cm" svg:y2="11.55cm">
            <text:p/>
          </draw:line>
        </draw:g>
        <draw:g draw:style-name="gr1">
          <draw:line draw:style-name="gr327" draw:text-style-name="P1" draw:layer="layout" svg:x1="14.4cm" svg:y1="11.5cm" svg:x2="13.8cm" svg:y2="11.5cm">
            <text:p/>
          </draw:line>
          <draw:line draw:style-name="gr328" draw:text-style-name="P1" draw:layer="layout" svg:x1="14.4cm" svg:y1="11.45cm" svg:x2="13.8cm" svg:y2="11.45cm">
            <text:p/>
          </draw:line>
          <draw:line draw:style-name="gr329" draw:text-style-name="P1" draw:layer="layout" svg:x1="14.4cm" svg:y1="11.4cm" svg:x2="13.8cm" svg:y2="11.4cm">
            <text:p/>
          </draw:line>
          <draw:line draw:style-name="gr2" draw:text-style-name="P1" draw:layer="layout" svg:x1="14.4cm" svg:y1="11.65cm" svg:x2="13.8cm" svg:y2="11.65cm">
            <text:p/>
          </draw:line>
          <draw:line draw:style-name="gr330" draw:text-style-name="P1" draw:layer="layout" svg:x1="14.4cm" svg:y1="11.6cm" svg:x2="13.8cm" svg:y2="11.6cm">
            <text:p/>
          </draw:line>
          <draw:line draw:style-name="gr331" draw:text-style-name="P1" draw:layer="layout" svg:x1="14.4cm" svg:y1="11.55cm" svg:x2="13.8cm" svg:y2="11.55cm">
            <text:p/>
          </draw:line>
        </draw:g>
        <draw:g draw:style-name="gr1">
          <draw:line draw:style-name="gr327" draw:text-style-name="P1" draw:layer="layout" svg:x1="6.101cm" svg:y1="10.5cm" svg:x2="4cm" svg:y2="10.5cm">
            <text:p/>
          </draw:line>
          <draw:line draw:style-name="gr328" draw:text-style-name="P1" draw:layer="layout" svg:x1="6.101cm" svg:y1="10.45cm" svg:x2="4cm" svg:y2="10.45cm">
            <text:p/>
          </draw:line>
          <draw:line draw:style-name="gr329" draw:text-style-name="P1" draw:layer="layout" svg:x1="6.101cm" svg:y1="10.4cm" svg:x2="4cm" svg:y2="10.4cm">
            <text:p/>
          </draw:line>
          <draw:line draw:style-name="gr2" draw:text-style-name="P1" draw:layer="layout" svg:x1="6.101cm" svg:y1="10.65cm" svg:x2="4cm" svg:y2="10.65cm">
            <text:p/>
          </draw:line>
          <draw:line draw:style-name="gr330" draw:text-style-name="P1" draw:layer="layout" svg:x1="6.101cm" svg:y1="10.6cm" svg:x2="4cm" svg:y2="10.6cm">
            <text:p/>
          </draw:line>
          <draw:line draw:style-name="gr331" draw:text-style-name="P1" draw:layer="layout" svg:x1="6.101cm" svg:y1="10.55cm" svg:x2="4cm" svg:y2="10.55cm">
            <text:p/>
          </draw:line>
        </draw:g>
        <draw:g draw:style-name="gr1">
          <draw:polyline draw:style-name="gr327" draw:text-style-name="P1" draw:layer="layout" svg:width="0.176cm" svg:height="0.353cm" draw:transform="rotate (-2.35619449019235) translate (6.425cm 10.625cm)" svg:viewBox="0 0 177 354" draw:points="177,0 0,177 177,354">
            <text:p/>
          </draw:polyline>
          <draw:polyline draw:style-name="gr328" draw:text-style-name="P1" draw:layer="layout" svg:width="0.239cm" svg:height="0.419cm" draw:transform="rotate (-2.49808975837948) translate (6.49400015005811cm 10.6419994855116cm)" svg:viewBox="0 0 240 420" draw:points="180,0 0,240 240,420">
            <text:p/>
          </draw:polyline>
          <draw:polyline draw:style-name="gr329" draw:text-style-name="P1" draw:layer="layout" svg:width="0.246cm" svg:height="0.494cm" draw:transform="rotate (-2.35619449019235) translate (6.575cm 10.575cm)" svg:viewBox="0 0 247 495" draw:points="247,0 0,247 247,495">
            <text:p/>
          </draw:polyline>
          <draw:polyline draw:style-name="gr2" draw:text-style-name="P1" draw:layer="layout" svg:width="0.07cm" svg:height="0.14cm" draw:transform="rotate (-2.35619449019235) translate (6.2cm 10.7cm)" svg:viewBox="0 0 71 141" draw:points="71,0 0,71 71,141">
            <text:p/>
          </draw:polyline>
          <draw:polyline draw:style-name="gr330" draw:text-style-name="P1" draw:layer="layout" svg:width="0.105cm" svg:height="0.211cm" draw:transform="rotate (-2.35619449019235) translate (6.275cm 10.675cm)" svg:viewBox="0 0 106 212" draw:points="106,0 0,106 106,212">
            <text:p/>
          </draw:polyline>
          <draw:polyline draw:style-name="gr331" draw:text-style-name="P1" draw:layer="layout" svg:width="0.149cm" svg:height="0.281cm" draw:transform="rotate (-2.29650422977414) translate (6.34928826045698cm 10.6380902839905cm)" svg:viewBox="0 0 150 282" draw:points="150,0 0,133 133,282">
            <text:p/>
          </draw:polyline>
        </draw:g>
        <draw:g draw:style-name="gr1">
          <draw:line draw:style-name="gr327" draw:text-style-name="P1" draw:layer="layout" svg:x1="6.3cm" svg:y1="10.7cm" svg:x2="6.3cm" svg:y2="11.3cm">
            <text:p/>
          </draw:line>
          <draw:line draw:style-name="gr328" draw:text-style-name="P1" draw:layer="layout" svg:x1="6.35cm" svg:y1="10.7cm" svg:x2="6.35cm" svg:y2="11.3cm">
            <text:p/>
          </draw:line>
          <draw:line draw:style-name="gr329" draw:text-style-name="P1" draw:layer="layout" svg:x1="6.4cm" svg:y1="10.7cm" svg:x2="6.4cm" svg:y2="11.3cm">
            <text:p/>
          </draw:line>
          <draw:line draw:style-name="gr2" draw:text-style-name="P1" draw:layer="layout" svg:x1="6.15cm" svg:y1="10.7cm" svg:x2="6.15cm" svg:y2="11.3cm">
            <text:p/>
          </draw:line>
          <draw:line draw:style-name="gr330" draw:text-style-name="P1" draw:layer="layout" svg:x1="6.2cm" svg:y1="10.7cm" svg:x2="6.2cm" svg:y2="11.3cm">
            <text:p/>
          </draw:line>
          <draw:line draw:style-name="gr331" draw:text-style-name="P1" draw:layer="layout" svg:x1="6.25cm" svg:y1="10.7cm" svg:x2="6.25cm" svg:y2="11.3cm">
            <text:p/>
          </draw:line>
        </draw:g>
        <draw:g draw:style-name="gr1">
          <draw:polyline draw:style-name="gr2" draw:text-style-name="P1" draw:layer="layout" svg:width="0.181cm" svg:height="0.191cm" draw:transform="skewX (1.01386176248351) rotate (-1.84969994126359) translate (4cm 10.65cm)" svg:viewBox="0 0 182 192" draw:points="0,0 182,96 0,192">
            <text:p/>
          </draw:polyline>
          <draw:polyline draw:style-name="gr330" draw:text-style-name="P1" draw:layer="layout" svg:width="0.167cm" svg:height="0.267cm" draw:transform="skewX (0.641757565958315) rotate (-2.03453030904979) translate (4.00031036744644cm 10.5993793991212cm)" svg:viewBox="0 0 168 268" draw:points="1,0 168,134 0,268">
            <text:p/>
          </draw:polyline>
          <draw:polyline draw:style-name="gr331" draw:text-style-name="P1" draw:layer="layout" svg:width="0.166cm" svg:height="0.315cm" draw:transform="skewX (0.219562419900887) rotate (-2.30261288215612) translate (4cm 10.55cm)" svg:viewBox="0 0 167 316" draw:points="0,0 167,149 18,316">
            <text:p/>
          </draw:polyline>
          <draw:polyline draw:style-name="gr327" draw:text-style-name="P1" draw:layer="layout" svg:width="0.159cm" svg:height="0.311cm" draw:transform="skewX (-0.222529479629277) rotate (-2.46545210136719) translate (4.00066943525896cm 10.4994629134742cm)" svg:viewBox="0 0 160 312" draw:points="1,0 160,156 0,312">
            <text:p/>
          </draw:polyline>
          <draw:polyline draw:style-name="gr328" draw:text-style-name="P1" draw:layer="layout" svg:width="0.155cm" svg:height="0.319cm" draw:transform="skewX (-0.232652389290844) rotate (-2.33437787454242) translate (4cm 10.45cm)" svg:viewBox="0 0 156 320" draw:points="0,0 156,217 23,320">
            <text:p/>
          </draw:polyline>
          <draw:polyline draw:style-name="gr329" draw:text-style-name="P1" draw:layer="layout" svg:width="0.246cm" svg:height="0.317cm" draw:transform="rotate (-2.35619449019235) translate (4cm 10.4cm)" svg:viewBox="0 0 247 318" draw:points="0,0 247,247 177,318">
            <text:p/>
          </draw:polyline>
        </draw:g>
        <draw:g draw:style-name="gr1">
          <draw:polyline draw:style-name="gr4" draw:text-style-name="P1" draw:layer="layout" svg:width="0.191cm" svg:height="0.121cm" draw:transform="skewX (-0.463733982254894) rotate (-2.18166156499291) translate (5.74520274450457cm 11.0141078448086cm)" svg:viewBox="0 0 192 122" draw:points="0,87 166,0 192,122">
            <text:p/>
          </draw:polyline>
          <draw:polyline draw:style-name="gr5" draw:text-style-name="P1" draw:layer="layout" svg:width="0.255cm" svg:height="0.162cm" draw:transform="skewX (-0.46478117980609) rotate (-2.18166156499291) translate (5.82739322647537cm 11.018313708669cm)" svg:viewBox="0 0 256 163" draw:points="0,116 221,0 256,163">
            <text:p/>
          </draw:polyline>
          <draw:polyline draw:style-name="gr6" draw:text-style-name="P1" draw:layer="layout" svg:width="0.127cm" svg:height="0.08cm" draw:transform="skewX (-0.465130245656489) rotate (-2.18166156499291) translate (5.66315765838129cm 11.0096943341584cm)" svg:viewBox="0 0 128 81" draw:points="0,58 111,0 128,81">
            <text:p/>
          </draw:polyline>
          <draw:polyline draw:style-name="gr7" draw:text-style-name="P1" draw:layer="layout" svg:width="0.318cm" svg:height="0.202cm" draw:transform="skewX (-0.466875574908483) rotate (-2.18253422961891) translate (5.90991307225768cm 11.0224701358051cm)" svg:viewBox="0 0 319 203" draw:points="0,145 277,0 319,203">
            <text:p/>
          </draw:polyline>
        </draw:g>
        <draw:g draw:style-name="gr1">
          <draw:line draw:style-name="gr4" draw:text-style-name="P1" draw:layer="layout" svg:x1="5.649cm" svg:y1="7.7cm" svg:x2="5.649cm" svg:y2="11.1cm">
            <text:p/>
          </draw:line>
          <draw:line draw:style-name="gr5" draw:text-style-name="P1" draw:layer="layout" svg:x1="5.698cm" svg:y1="7.7cm" svg:x2="5.698cm" svg:y2="11.1cm">
            <text:p/>
          </draw:line>
          <draw:line draw:style-name="gr6" draw:text-style-name="P1" draw:layer="layout" svg:x1="5.599cm" svg:y1="7.7cm" svg:x2="5.598cm" svg:y2="11.077cm">
            <text:p/>
          </draw:line>
          <draw:line draw:style-name="gr7" draw:text-style-name="P1" draw:layer="layout" svg:x1="5.748cm" svg:y1="7.7cm" svg:x2="5.748cm" svg:y2="11.1cm">
            <text:p/>
          </draw:line>
        </draw:g>
        <draw:g draw:style-name="gr1">
          <draw:polyline draw:style-name="gr4" draw:text-style-name="P1" draw:layer="layout" svg:width="0.255cm" svg:height="0.162cm" draw:transform="skewX (-0.463733982254893) rotate (-2.19021367832768) translate (5.85cm 7.5cm)" svg:viewBox="0 0 256 163" draw:points="0,0 35,163 256,47">
            <text:p/>
          </draw:polyline>
          <draw:polyline draw:style-name="gr5" draw:text-style-name="P1" draw:layer="layout" svg:width="0.191cm" svg:height="0.121cm" draw:transform="skewX (-0.463733982254893) rotate (-2.19021367832768) translate (5.85cm 7.55cm)" svg:viewBox="0 0 192 122" draw:points="0,0 26,122 192,35">
            <text:p/>
          </draw:polyline>
          <draw:polyline draw:style-name="gr6" draw:text-style-name="P1" draw:layer="layout" svg:width="0.318cm" svg:height="0.202cm" draw:transform="skewX (-0.466875574908483) rotate (-2.19108634295368) translate (5.85cm 7.45cm)" svg:viewBox="0 0 319 203" draw:points="0,0 43,203 319,58">
            <text:p/>
          </draw:polyline>
          <draw:polyline draw:style-name="gr7" draw:text-style-name="P1" draw:layer="layout" svg:width="0.127cm" svg:height="0.08cm" draw:transform="skewX (-0.466875574908483) rotate (-2.19108634295368) translate (5.85cm 7.6cm)" svg:viewBox="0 0 128 81" draw:points="0,0 17,81 128,23">
            <text:p/>
          </draw:polyline>
        </draw:g>
        <draw:g draw:style-name="gr1">
          <draw:line draw:style-name="gr4" draw:text-style-name="P1" draw:layer="layout" svg:x1="8.8cm" svg:y1="7.499cm" svg:x2="7.8cm" svg:y2="7.499cm">
            <text:p/>
          </draw:line>
          <draw:line draw:style-name="gr5" draw:text-style-name="P1" draw:layer="layout" svg:x1="8.8cm" svg:y1="7.548cm" svg:x2="7.8cm" svg:y2="7.548cm">
            <text:p/>
          </draw:line>
          <draw:line draw:style-name="gr6" draw:text-style-name="P1" draw:layer="layout" svg:x1="8.8cm" svg:y1="7.449cm" svg:x2="7.807cm" svg:y2="7.448cm">
            <text:p/>
          </draw:line>
          <draw:line draw:style-name="gr7" draw:text-style-name="P1" draw:layer="layout" svg:x1="8.8cm" svg:y1="7.598cm" svg:x2="7.8cm" svg:y2="7.598cm">
            <text:p/>
          </draw:line>
        </draw:g>
        <draw:g draw:style-name="gr1">
          <draw:line draw:style-name="gr4" draw:text-style-name="P1" draw:layer="layout" svg:x1="11.4cm" svg:y1="7.497cm" svg:x2="10.4cm" svg:y2="7.497cm">
            <text:p/>
          </draw:line>
          <draw:line draw:style-name="gr5" draw:text-style-name="P1" draw:layer="layout" svg:x1="11.4cm" svg:y1="7.546cm" svg:x2="10.4cm" svg:y2="7.546cm">
            <text:p/>
          </draw:line>
          <draw:line draw:style-name="gr6" draw:text-style-name="P1" draw:layer="layout" svg:x1="11.4cm" svg:y1="7.447cm" svg:x2="10.407cm" svg:y2="7.446cm">
            <text:p/>
          </draw:line>
          <draw:line draw:style-name="gr7" draw:text-style-name="P1" draw:layer="layout" svg:x1="11.4cm" svg:y1="7.596cm" svg:x2="10.4cm" svg:y2="7.596cm">
            <text:p/>
          </draw:line>
        </draw:g>
        <draw:g draw:style-name="gr1">
          <draw:line draw:style-name="gr4" draw:text-style-name="P1" draw:layer="layout" svg:x1="14.2cm" svg:y1="7.497cm" svg:x2="13cm" svg:y2="7.497cm">
            <text:p/>
          </draw:line>
          <draw:line draw:style-name="gr5" draw:text-style-name="P1" draw:layer="layout" svg:x1="14.2cm" svg:y1="7.546cm" svg:x2="13cm" svg:y2="7.546cm">
            <text:p/>
          </draw:line>
          <draw:line draw:style-name="gr6" draw:text-style-name="P1" draw:layer="layout" svg:x1="14.2cm" svg:y1="7.447cm" svg:x2="13.008cm" svg:y2="7.446cm">
            <text:p/>
          </draw:line>
          <draw:line draw:style-name="gr7" draw:text-style-name="P1" draw:layer="layout" svg:x1="14.2cm" svg:y1="7.596cm" svg:x2="13cm" svg:y2="7.596cm">
            <text:p/>
          </draw:line>
        </draw:g>
        <draw:rect draw:style-name="gr9" draw:text-style-name="P3" draw:layer="layout" svg:width="1.4cm" svg:height="0.6cm" svg:x="6.4cm" svg:y="7.2cm">
          <text:p/>
        </draw:rect>
        <draw:frame draw:style-name="gr33" draw:text-style-name="P10" draw:layer="layout" svg:width="1.194cm" svg:height="0.38cm" svg:x="6.506cm" svg:y="7.32cm">
          <draw:text-box>
            <text:p><text:span text:style-name="T1">i2c_40mm</text:span></text:p>
          </draw:text-box>
        </draw:frame>
        <draw:rect draw:style-name="gr9" draw:text-style-name="P3" draw:layer="layout" svg:width="1.6cm" svg:height="0.6cm" svg:x="8.8cm" svg:y="7.2cm">
          <text:p/>
        </draw:rect>
        <draw:frame draw:style-name="gr33" draw:text-style-name="P10" draw:layer="layout" svg:width="1.4cm" svg:height="0.38cm" svg:x="8.9cm" svg:y="7.32cm">
          <draw:text-box>
            <text:p><text:span text:style-name="T1">PCF8574 <text:s/>in</text:span></text:p>
          </draw:text-box>
        </draw:frame>
        <draw:rect draw:style-name="gr9" draw:text-style-name="P3" draw:layer="layout" svg:width="1.6cm" svg:height="0.6cm" svg:x="11.4cm" svg:y="7.2cm">
          <text:p/>
        </draw:rect>
        <draw:frame draw:style-name="gr33" draw:text-style-name="P10" draw:layer="layout" svg:width="1.4cm" svg:height="0.38cm" svg:x="11.5cm" svg:y="7.32cm">
          <draw:text-box>
            <text:p><text:span text:style-name="T1">PCF8574 out</text:span></text:p>
          </draw:text-box>
        </draw:frame>
        <draw:rect draw:style-name="gr9" draw:text-style-name="P3" draw:layer="layout" svg:width="1.4cm" svg:height="0.6cm" svg:x="14.2cm" svg:y="7.2cm">
          <text:p/>
        </draw:rect>
        <draw:frame draw:style-name="gr33" draw:text-style-name="P10" draw:layer="layout" svg:width="1cm" svg:height="0.38cm" svg:x="14.4cm" svg:y="7.32cm">
          <draw:text-box>
            <text:p><text:span text:style-name="T1">i2c_LED</text:span></text:p>
          </draw:text-box>
        </draw:frame>
        <draw:line draw:style-name="gr327" draw:text-style-name="P1" draw:layer="layout" svg:x1="12.3cm" svg:y1="7.8cm" svg:x2="12.3cm" svg:y2="7.9cm">
          <text:p/>
        </draw:line>
        <draw:line draw:style-name="gr328" draw:text-style-name="P1" draw:layer="layout" svg:x1="12.1cm" svg:y1="7.8cm" svg:x2="12.1cm" svg:y2="7.9cm">
          <text:p/>
        </draw:line>
        <draw:line draw:style-name="gr329" draw:text-style-name="P1" draw:layer="layout" svg:x1="11.9cm" svg:y1="7.8cm" svg:x2="11.9cm" svg:y2="7.9cm">
          <text:p/>
        </draw:line>
        <draw:line draw:style-name="gr2" draw:text-style-name="P1" draw:layer="layout" svg:x1="12.9cm" svg:y1="7.8cm" svg:x2="12.9cm" svg:y2="7.9cm">
          <text:p/>
        </draw:line>
        <draw:line draw:style-name="gr330" draw:text-style-name="P1" draw:layer="layout" svg:x1="12.7cm" svg:y1="7.8cm" svg:x2="12.7cm" svg:y2="7.9cm">
          <text:p/>
        </draw:line>
        <draw:line draw:style-name="gr331" draw:text-style-name="P1" draw:layer="layout" svg:x1="12.5cm" svg:y1="7.8cm" svg:x2="12.5cm" svg:y2="7.9cm">
          <text:p/>
        </draw:line>
        <draw:line draw:style-name="gr332" draw:text-style-name="P1" draw:layer="layout" svg:x1="11.7cm" svg:y1="7.8cm" svg:x2="11.7cm" svg:y2="7.9cm">
          <text:p/>
        </draw:line>
        <draw:line draw:style-name="gr333" draw:text-style-name="P1" draw:layer="layout" svg:x1="11.5cm" svg:y1="7.8cm" svg:x2="11.5cm" svg:y2="7.9cm">
          <text:p/>
        </draw:line>
        <draw:line draw:style-name="gr327" draw:text-style-name="P1" draw:layer="layout" svg:x1="9.7cm" svg:y1="7.8cm" svg:x2="9.7cm" svg:y2="7.9cm">
          <text:p/>
        </draw:line>
        <draw:line draw:style-name="gr328" draw:text-style-name="P1" draw:layer="layout" svg:x1="9.5cm" svg:y1="7.8cm" svg:x2="9.5cm" svg:y2="7.9cm">
          <text:p/>
        </draw:line>
        <draw:line draw:style-name="gr329" draw:text-style-name="P1" draw:layer="layout" svg:x1="9.3cm" svg:y1="7.8cm" svg:x2="9.3cm" svg:y2="7.9cm">
          <text:p/>
        </draw:line>
        <draw:line draw:style-name="gr2" draw:text-style-name="P1" draw:layer="layout" svg:x1="10.3cm" svg:y1="7.8cm" svg:x2="10.3cm" svg:y2="7.9cm">
          <text:p/>
        </draw:line>
        <draw:line draw:style-name="gr330" draw:text-style-name="P1" draw:layer="layout" svg:x1="10.1cm" svg:y1="7.8cm" svg:x2="10.1cm" svg:y2="7.9cm">
          <text:p/>
        </draw:line>
        <draw:line draw:style-name="gr331" draw:text-style-name="P1" draw:layer="layout" svg:x1="9.9cm" svg:y1="7.8cm" svg:x2="9.9cm" svg:y2="7.9cm">
          <text:p/>
        </draw:line>
        <draw:line draw:style-name="gr332" draw:text-style-name="P1" draw:layer="layout" svg:x1="9.1cm" svg:y1="7.8cm" svg:x2="9.1cm" svg:y2="7.9cm">
          <text:p/>
        </draw:line>
        <draw:line draw:style-name="gr333" draw:text-style-name="P1" draw:layer="layout" svg:x1="8.9cm" svg:y1="7.8cm" svg:x2="8.9cm" svg:y2="7.9cm">
          <text:p/>
        </draw:line>
        <draw:line draw:style-name="gr335" draw:text-style-name="P1" draw:layer="layout" svg:x1="7.8cm" svg:y1="9.9cm" svg:x2="7.8cm" svg:y2="10cm">
          <text:p/>
        </draw:line>
        <draw:line draw:style-name="gr335" draw:text-style-name="P1" draw:layer="layout" svg:x1="7.7cm" svg:y1="9.9cm" svg:x2="7.7cm" svg:y2="10cm">
          <text:p/>
        </draw:line>
        <draw:line draw:style-name="gr335" draw:text-style-name="P1" draw:layer="layout" svg:x1="7.6cm" svg:y1="9.9cm" svg:x2="7.6cm" svg:y2="10cm">
          <text:p/>
        </draw:line>
        <draw:line draw:style-name="gr335" draw:text-style-name="P1" draw:layer="layout" svg:x1="7.5cm" svg:y1="9.9cm" svg:x2="7.5cm" svg:y2="10cm">
          <text:p/>
        </draw:line>
        <draw:line draw:style-name="gr335" draw:text-style-name="P1" draw:layer="layout" svg:x1="7.1cm" svg:y1="9.9cm" svg:x2="7.1cm" svg:y2="10cm">
          <text:p/>
        </draw:line>
        <draw:line draw:style-name="gr335" draw:text-style-name="P1" draw:layer="layout" svg:x1="7cm" svg:y1="9.9cm" svg:x2="7cm" svg:y2="10cm">
          <text:p/>
        </draw:line>
        <draw:line draw:style-name="gr335" draw:text-style-name="P1" draw:layer="layout" svg:x1="6.9cm" svg:y1="9.9cm" svg:x2="6.9cm" svg:y2="10cm">
          <text:p/>
        </draw:line>
        <draw:line draw:style-name="gr335" draw:text-style-name="P1" draw:layer="layout" svg:x1="6.8cm" svg:y1="9.9cm" svg:x2="6.8cm" svg:y2="10cm">
          <text:p/>
        </draw:line>
        <draw:line draw:style-name="gr335" draw:text-style-name="P1" draw:layer="layout" svg:x1="6.9cm" svg:y1="9.9cm" svg:x2="6.9cm" svg:y2="10cm">
          <text:p/>
        </draw:line>
        <draw:line draw:style-name="gr335" draw:text-style-name="P1" draw:layer="layout" svg:x1="10.4cm" svg:y1="9.9cm" svg:x2="10.4cm" svg:y2="10cm">
          <text:p/>
        </draw:line>
        <draw:line draw:style-name="gr335" draw:text-style-name="P1" draw:layer="layout" svg:x1="10.3cm" svg:y1="9.9cm" svg:x2="10.3cm" svg:y2="10cm">
          <text:p/>
        </draw:line>
        <draw:line draw:style-name="gr335" draw:text-style-name="P1" draw:layer="layout" svg:x1="10.2cm" svg:y1="9.9cm" svg:x2="10.2cm" svg:y2="10cm">
          <text:p/>
        </draw:line>
        <draw:line draw:style-name="gr335" draw:text-style-name="P1" draw:layer="layout" svg:x1="10.1cm" svg:y1="9.9cm" svg:x2="10.1cm" svg:y2="10cm">
          <text:p/>
        </draw:line>
        <draw:line draw:style-name="gr335" draw:text-style-name="P1" draw:layer="layout" svg:x1="9.7cm" svg:y1="9.9cm" svg:x2="9.7cm" svg:y2="10cm">
          <text:p/>
        </draw:line>
        <draw:line draw:style-name="gr335" draw:text-style-name="P1" draw:layer="layout" svg:x1="9.6cm" svg:y1="9.9cm" svg:x2="9.6cm" svg:y2="10cm">
          <text:p/>
        </draw:line>
        <draw:line draw:style-name="gr335" draw:text-style-name="P1" draw:layer="layout" svg:x1="9.5cm" svg:y1="9.9cm" svg:x2="9.5cm" svg:y2="10cm">
          <text:p/>
        </draw:line>
        <draw:line draw:style-name="gr335" draw:text-style-name="P1" draw:layer="layout" svg:x1="9.4cm" svg:y1="9.9cm" svg:x2="9.4cm" svg:y2="10cm">
          <text:p/>
        </draw:line>
        <draw:line draw:style-name="gr335" draw:text-style-name="P1" draw:layer="layout" svg:x1="9.5cm" svg:y1="9.9cm" svg:x2="9.5cm" svg:y2="10cm">
          <text:p/>
        </draw:line>
        <draw:line draw:style-name="gr335" draw:text-style-name="P1" draw:layer="layout" svg:x1="13cm" svg:y1="9.9cm" svg:x2="13cm" svg:y2="10cm">
          <text:p/>
        </draw:line>
        <draw:line draw:style-name="gr335" draw:text-style-name="P1" draw:layer="layout" svg:x1="12.9cm" svg:y1="9.9cm" svg:x2="12.9cm" svg:y2="10cm">
          <text:p/>
        </draw:line>
        <draw:line draw:style-name="gr335" draw:text-style-name="P1" draw:layer="layout" svg:x1="12.8cm" svg:y1="9.9cm" svg:x2="12.8cm" svg:y2="10cm">
          <text:p/>
        </draw:line>
        <draw:line draw:style-name="gr335" draw:text-style-name="P1" draw:layer="layout" svg:x1="12.7cm" svg:y1="9.9cm" svg:x2="12.7cm" svg:y2="10cm">
          <text:p/>
        </draw:line>
        <draw:line draw:style-name="gr335" draw:text-style-name="P1" draw:layer="layout" svg:x1="12.3cm" svg:y1="9.9cm" svg:x2="12.3cm" svg:y2="10cm">
          <text:p/>
        </draw:line>
        <draw:line draw:style-name="gr335" draw:text-style-name="P1" draw:layer="layout" svg:x1="12.2cm" svg:y1="9.9cm" svg:x2="12.2cm" svg:y2="10cm">
          <text:p/>
        </draw:line>
        <draw:line draw:style-name="gr335" draw:text-style-name="P1" draw:layer="layout" svg:x1="12.1cm" svg:y1="9.9cm" svg:x2="12.1cm" svg:y2="10cm">
          <text:p/>
        </draw:line>
        <draw:line draw:style-name="gr335" draw:text-style-name="P1" draw:layer="layout" svg:x1="12cm" svg:y1="9.9cm" svg:x2="12cm" svg:y2="10cm">
          <text:p/>
        </draw:line>
        <draw:line draw:style-name="gr335" draw:text-style-name="P1" draw:layer="layout" svg:x1="12.1cm" svg:y1="9.9cm" svg:x2="12.1cm" svg:y2="10cm">
          <text:p/>
        </draw:line>
        <draw:line draw:style-name="gr335" draw:text-style-name="P1" draw:layer="layout" svg:x1="15.6cm" svg:y1="9.9cm" svg:x2="15.6cm" svg:y2="10cm">
          <text:p/>
        </draw:line>
        <draw:line draw:style-name="gr335" draw:text-style-name="P1" draw:layer="layout" svg:x1="15.5cm" svg:y1="9.9cm" svg:x2="15.5cm" svg:y2="10cm">
          <text:p/>
        </draw:line>
        <draw:line draw:style-name="gr335" draw:text-style-name="P1" draw:layer="layout" svg:x1="15.4cm" svg:y1="9.9cm" svg:x2="15.4cm" svg:y2="10cm">
          <text:p/>
        </draw:line>
        <draw:line draw:style-name="gr335" draw:text-style-name="P1" draw:layer="layout" svg:x1="15.3cm" svg:y1="9.9cm" svg:x2="15.3cm" svg:y2="10cm">
          <text:p/>
        </draw:line>
        <draw:line draw:style-name="gr335" draw:text-style-name="P1" draw:layer="layout" svg:x1="14.9cm" svg:y1="9.9cm" svg:x2="14.9cm" svg:y2="10cm">
          <text:p/>
        </draw:line>
        <draw:line draw:style-name="gr335" draw:text-style-name="P1" draw:layer="layout" svg:x1="14.8cm" svg:y1="9.9cm" svg:x2="14.8cm" svg:y2="10cm">
          <text:p/>
        </draw:line>
        <draw:line draw:style-name="gr335" draw:text-style-name="P1" draw:layer="layout" svg:x1="14.7cm" svg:y1="9.9cm" svg:x2="14.7cm" svg:y2="10cm">
          <text:p/>
        </draw:line>
        <draw:line draw:style-name="gr335" draw:text-style-name="P1" draw:layer="layout" svg:x1="14.6cm" svg:y1="9.9cm" svg:x2="14.6cm" svg:y2="10cm">
          <text:p/>
        </draw:line>
        <draw:line draw:style-name="gr335" draw:text-style-name="P1" draw:layer="layout" svg:x1="14.7cm" svg:y1="9.9cm" svg:x2="14.7cm" svg:y2="10cm">
          <text:p/>
        </draw:line>
        <draw:polyline draw:style-name="gr2" draw:text-style-name="P1" draw:layer="layout" svg:width="3.498cm" svg:height="1.87cm" draw:transform="rotate (-2.96688519546516) translate (10.5456652186646cm 9.29181615664962cm)" svg:viewBox="0 0 3499 1871" draw:points="0,1413 17,1315 3169,1871 3499,0">
          <text:p/>
        </draw:polyline>
        <draw:polyline draw:style-name="gr2" draw:text-style-name="P1" draw:layer="layout" svg:width="5.369cm" svg:height="1.771cm" draw:transform="rotate (-2.96688519546516) translate (13.0882597358521cm 8.96658542641817cm)" svg:viewBox="0 0 5370 1772" draw:points="0,1083 35,886 5057,1772 5370,0">
          <text:p/>
        </draw:polyline>
        <draw:polyline draw:style-name="gr330" draw:text-style-name="P1" draw:layer="layout" svg:width="1.92cm" svg:height="0.874cm" draw:transform="rotate (-2.11115026321234) translate (10.8499475424697cm 8.34990165765947cm)" svg:viewBox="0 0 1921 875" draw:points="0,875 1458,0 1664,343 1921,189">
          <text:p/>
        </draw:polyline>
        <draw:polyline draw:style-name="gr331" draw:text-style-name="P1" draw:layer="layout" svg:width="1.922cm" svg:height="0.715cm" draw:transform="rotate (-2.03453030904979) translate (10.5400829087743cm 8.2201105649266cm)" svg:viewBox="0 0 1923 716" draw:points="0,716 1431,0 1565,268 1923,89">
          <text:p/>
        </draw:polyline>
        <draw:polyline draw:style-name="gr330" draw:text-style-name="P1" draw:layer="layout" svg:width="2.897cm" svg:height="1.971cm" draw:transform="rotate (-2.11115026321234) translate (13.4499475424697cm 8.34990165765947cm)" svg:viewBox="0 0 2898 1972" draw:points="0,875 1458,0 2641,1972 2898,1818">
          <text:p/>
        </draw:polyline>
        <draw:polyline draw:style-name="gr331" draw:text-style-name="P1" draw:layer="layout" svg:width="2.772cm" svg:height="1.967cm" draw:transform="rotate (-2.03453030904979) translate (13.1400829087743cm 8.22011056492661cm)" svg:viewBox="0 0 2773 1968" draw:points="0,716 1431,0 2415,1968 2773,1789">
          <text:p/>
        </draw:polyline>
        <draw:polyline draw:style-name="gr327" draw:text-style-name="P1" draw:layer="layout" svg:width="2.109cm" svg:height="0.678cm" draw:transform="rotate (-1.32575209981489) translate (12.7469851597778cm 7.78822257184641cm)" svg:viewBox="0 0 2110 679" draw:points="0,461 873,679 1043,0 2110,267">
          <text:p/>
        </draw:polyline>
        <draw:polyline draw:style-name="gr328" draw:text-style-name="P1" draw:layer="layout" svg:width="2.145cm" svg:height="0.765cm" draw:transform="rotate (-1.27932634171184) translate (12.5586987752629cm 7.7623837723343cm)" svg:viewBox="0 0 2146 766" draw:points="0,479 958,766 1188,0 2146,287">
          <text:p/>
        </draw:polyline>
        <draw:polyline draw:style-name="gr329" draw:text-style-name="P1" draw:layer="layout" svg:width="2.184cm" svg:height="0.848cm" draw:transform="rotate (-1.23412231408519) translate (12.3587984738098cm 7.73942094960616cm)" svg:viewBox="0 0 2185 849" draw:points="0,486 1038,849 1336,0 2185,297">
          <text:p/>
        </draw:polyline>
        <draw:polyline draw:style-name="gr327" draw:text-style-name="P1" draw:layer="layout" svg:width="2.57cm" svg:height="2.521cm" draw:transform="rotate (-1.32575209981489) translate (11.8645562350662cm 7.3587101523241cm)" svg:viewBox="0 0 2571 2522" draw:points="0,2231 1067,2498 1164,2522 1795,0 2571,194">
          <text:p/>
        </draw:polyline>
        <draw:polyline draw:style-name="gr328" draw:text-style-name="P1" draw:layer="layout" svg:width="2.691cm" svg:height="2.585cm" draw:transform="rotate (-1.27932634171184) translate (11.6192321343504cm 7.26419988976405cm)" svg:viewBox="0 0 2692 2586" draw:points="0,2213 1245,2586 2021,0 2692,201">
          <text:p/>
        </draw:polyline>
        <draw:polyline draw:style-name="gr329" draw:text-style-name="P1" draw:layer="layout" svg:width="2.812cm" svg:height="2.642cm" draw:transform="rotate (-1.23412231408519) translate (11.3579087501904cm 7.17973380085883cm)" svg:viewBox="0 0 2813 2643" draw:points="0,2180 1321,2643 2246,0 2813,198">
          <text:p/>
        </draw:polyline>
        <draw:polyline draw:style-name="gr333" draw:text-style-name="P1" draw:layer="layout" svg:width="3.422cm" svg:height="0.93cm" draw:transform="rotate (-0.128281700021583) translate (11.5683327175103cm 7.37024810656704cm)" svg:viewBox="0 0 3423 931" draw:points="0,534 51,931 3423,496 3359,0">
          <text:p/>
        </draw:polyline>
        <draw:polyline draw:style-name="gr332" draw:text-style-name="P1" draw:layer="layout" svg:width="4.382cm" svg:height="1.815cm" draw:transform="rotate (-0.484503400353626) translate (12.2987717147317cm 6.76240404804027cm)" svg:viewBox="0 0 4383 1816" draw:points="0,1286 279,1816 3731,0 4383,1239">
          <text:p/>
        </draw:polyline>
        <draw:polyline draw:style-name="gr332" draw:text-style-name="P1" draw:layer="layout" svg:width="6.063cm" svg:height="2.7cm" draw:transform="rotate (-0.484503400353626) translate (10.0697429204489cm 6.05760231553607cm)" svg:viewBox="0 0 6064 2701" draw:points="0,2082 326,2701 5458,0 6064,1150">
          <text:p/>
        </draw:polyline>
        <draw:polyline draw:style-name="gr2" draw:text-style-name="P1" draw:layer="layout" svg:width="3.79cm" svg:height="1.893cm" draw:transform="rotate (-2.28219252990779) translate (10.9983601097487cm 3.27788037442978cm)" svg:viewBox="0 0 3791 1894" draw:points="0,196 227,0 1859,1894 3791,229">
          <text:p/>
        </draw:polyline>
        <draw:polyline draw:style-name="gr3" draw:text-style-name="P1" draw:layer="layout" svg:width="3.828cm" svg:height="1.893cm" draw:transform="rotate (-2.28219252990779) translate (11.0978134796649cm 3.27050716590637cm)" svg:viewBox="0 0 3829 1894" draw:points="0,261 303,0 1935,1894 3829,261">
          <text:p/>
        </draw:polyline>
        <draw:line draw:style-name="gr336" draw:text-style-name="P1" draw:layer="layout" svg:x1="8.2cm" svg:y1="5.5cm" svg:x2="8.2cm" svg:y2="5.9cm">
          <text:p/>
        </draw:line>
        <draw:line draw:style-name="gr336" draw:text-style-name="P1" draw:layer="layout" svg:x1="8.1cm" svg:y1="5.5cm" svg:x2="8.1cm" svg:y2="5.9cm">
          <text:p/>
        </draw:line>
        <draw:polyline draw:style-name="gr337" draw:text-style-name="P1" draw:layer="layout" svg:width="0.36cm" svg:height="0.165cm" draw:transform="rotate (-0.982794901798007) translate (8.33846175604002cm 5.60769239835031cm)" svg:viewBox="0 0 361 166" draw:points="0,166 111,0 361,166">
          <text:p/>
        </draw:polyline>
        <draw:polyline draw:style-name="gr337" draw:text-style-name="P1" draw:layer="layout" svg:width="0.249cm" svg:height="0.332cm" draw:transform="rotate (-0.982794901798007) translate (8.03846175604002cm 5.60769239835031cm)" svg:viewBox="0 0 250 333" draw:points="111,0 0,166 250,333">
          <text:p/>
        </draw:polyline>
        <draw:g draw:style-name="gr1">
          <draw:line draw:style-name="gr336" draw:text-style-name="P1" draw:layer="layout" svg:x1="16.605cm" svg:y1="9.8cm" svg:x2="17.005cm" svg:y2="9.8cm">
            <text:p/>
          </draw:line>
          <draw:line draw:style-name="gr336" draw:text-style-name="P1" draw:layer="layout" svg:x1="16.605cm" svg:y1="9.7cm" svg:x2="17.005cm" svg:y2="9.7cm">
            <text:p/>
          </draw:line>
          <draw:polyline draw:style-name="gr337" draw:text-style-name="P1" draw:layer="layout" svg:width="0.36cm" svg:height="0.166cm" draw:transform="rotate (2.5555110907701) translate (17.0132238610782cm 10.1382388585064cm)" svg:viewBox="0 0 361 167" draw:points="361,167 250,0 0,166">
            <text:p/>
          </draw:polyline>
          <draw:polyline draw:style-name="gr337" draw:text-style-name="P1" draw:layer="layout" svg:width="0.249cm" svg:height="0.332cm" draw:transform="rotate (2.5555110907701) translate (16.9210646220739cm 9.77705476589184cm)" svg:viewBox="0 0 250 333" draw:points="139,0 250,167 0,333">
            <text:p/>
          </draw:polyline>
        </draw:g>
        <draw:frame draw:style-name="gr33" draw:text-style-name="P10" draw:layer="layout" svg:width="0.2cm" svg:height="0.3cm" svg:x="7.85cm" svg:y="5.4cm">
          <draw:text-box>
            <text:p><text:span text:style-name="T1">C</text:span></text:p>
          </draw:text-box>
        </draw:frame>
        <draw:polyline draw:style-name="gr338" draw:text-style-name="P1" draw:layer="layout" svg:width="10.399cm" svg:height="1.199cm" svg:x="5cm" svg:y="5.3cm" svg:viewBox="0 0 10400 1200" draw:points="10400,1200 10000,1200 10000,0 0,0 0,1100">
          <text:p/>
        </draw:polyline>
        <draw:polyline draw:style-name="gr2" draw:text-style-name="P1" draw:layer="layout" svg:width="10.499cm" svg:height="1.199cm" svg:x="4.9cm" svg:y="5.2cm" svg:viewBox="0 0 10500 1200" draw:points="10500,1200 10200,1200 10200,0 0,0 0,1200">
          <text:p/>
        </draw:polyline>
        <draw:line draw:style-name="gr338" draw:text-style-name="P1" draw:layer="layout" svg:x1="10.2cm" svg:y1="4.1cm" svg:x2="10.2cm" svg:y2="5.3cm">
          <text:p/>
        </draw:line>
        <draw:circle draw:style-name="gr131" draw:text-style-name="P25" draw:layer="layout" svg:width="0.1cm" svg:height="0.1cm" draw:transform="rotate (-3.14159265358979) translate (10.25cm 5.353cm)">
          <text:p/>
        </draw:circle>
        <draw:circle draw:style-name="gr129" draw:text-style-name="P24" draw:layer="layout" svg:width="0.1cm" svg:height="0.1cm" draw:transform="rotate (-3.14159265358979) translate (10.05cm 5.253cm)">
          <text:p/>
        </draw:circle>
        <draw:line draw:style-name="gr2" draw:text-style-name="P1" draw:layer="layout" svg:x1="10cm" svg:y1="3.9cm" svg:x2="10cm" svg:y2="5.2cm">
          <text:p/>
        </draw:line>
        <draw:polyline draw:style-name="gr338" draw:text-style-name="P1" draw:layer="layout" svg:width="2.246cm" svg:height="1.014cm" draw:transform="rotate (-1.00740404425113) translate (15.5674358435429cm 3.61522206069561cm)" svg:viewBox="0 0 2247 1015" draw:points="0,908 169,1015 810,0 2247,908">
          <text:p/>
        </draw:polyline>
        <draw:polyline draw:style-name="gr2" draw:text-style-name="P1" draw:layer="layout" svg:width="2.578cm" svg:height="1.09cm" draw:transform="rotate (-0.919788515801012) translate (15.40455277748cm 3.2870950292014cm)" svg:viewBox="0 0 2579 1091" draw:points="0,1011 322,754 481,875 1148,0 2579,1091">
          <text:p/>
        </draw:polyline>
        <draw:frame draw:style-name="gr33" draw:text-style-name="P10" draw:layer="layout" svg:width="0.2cm" svg:height="0.3cm" svg:x="16.55cm" svg:y="9.4cm">
          <draw:text-box>
            <text:p><text:span text:style-name="T1">C</text:span></text:p>
          </draw:text-box>
        </draw:frame>
        <draw:frame draw:style-name="gr33" draw:text-style-name="P10" draw:layer="layout" svg:width="0.3cm" svg:height="0.3cm" svg:x="6.2cm" svg:y="4.9cm">
          <draw:text-box>
            <text:p><text:span text:style-name="T1">NN</text:span></text:p>
          </draw:text-box>
        </draw:frame>
        <draw:frame draw:style-name="gr33" draw:text-style-name="P10" draw:layer="layout" svg:width="0.3cm" svg:height="0.3cm" svg:x="6.2cm" svg:y="5.3cm">
          <draw:text-box>
            <text:p><text:span text:style-name="T1">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90_20_Degrees" draw:display-name="Black 90 Degrees" draw:style="single" draw:color="#000000" draw:distance="0.102cm" draw:rotation="900"/>
    <draw:hatch draw:name="Hatch15" draw:style="single" draw:color="#000000" draw:distance="0.1cm" draw:rotation="1050"/>
    <draw:hatch draw:name="Red_20_90_20_Degrees_20_Crossed_20_1" draw:display-name="Red 90 Degrees Crossed 1" draw:style="single" draw:color="#000000" draw:distance="0.1cm" draw:rotation="740"/>
    <draw:hatch draw:name="Red_20_90_20_Degrees_20_Crossed_20_2" draw:display-name="Red 90 Degrees Crossed 2" draw:style="single" draw:color="#000000" draw:distance="0.1cm" draw:rotation="750"/>
    <draw:marker draw:name="Arrow" svg:viewBox="0 0 20 30" svg:d="M10 0l-10 30h20z"/>
    <draw:marker draw:name="Small_20_Arrow" draw:display-name="Small Arrow" svg:viewBox="0 0 1321 3493" svg:d="M1321 3493h-1321l702-349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3-27T13:12:57.669326700</dc:date>
    <meta:editing-duration>P1DT14H19M5S</meta:editing-duration>
    <meta:editing-cycles>193</meta:editing-cycles>
    <meta:generator>LibreOffice/25.2.1.2$Windows_X86_64 LibreOffice_project/d3abf4aee5fd705e4a92bba33a32f40bc4e56f49</meta:generator>
    <meta:print-date>2024-10-20T09:56:13.86</meta:print-date>
    <meta:printed-by>Karl Hartinger</meta:printed-by>
    <meta:document-statistic meta:object-count="1039"/>
  </office:meta>
</office:document-meta>
</file>